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1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ibi" svg:font-family="Alibi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.469cm"/>
    </style:style>
    <style:style style:name="co31" style:family="table-column">
      <style:table-column-properties fo:break-before="auto" style:column-width="5.909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6.63cm"/>
    </style:style>
    <style:style style:name="co34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4.939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2.574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0.335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0.111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1.178cm"/>
    </style:style>
    <style:style style:name="co22" style:family="table-column">
      <style:table-column-properties fo:break-before="auto" style:column-width="1.711cm"/>
    </style:style>
    <style:style style:name="co23" style:family="table-column">
      <style:table-column-properties fo:break-before="auto" style:column-width="1.549cm"/>
    </style:style>
    <style:style style:name="co24" style:family="table-column">
      <style:table-column-properties fo:break-before="auto" style:column-width="1.51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2.166cm"/>
    </style:style>
    <style:style style:name="co27" style:family="table-column">
      <style:table-column-properties fo:break-before="auto" style:column-width="2.866cm"/>
    </style:style>
    <style:style style:name="co28" style:family="table-column">
      <style:table-column-properties fo:break-before="auto" style:column-width="1.443cm"/>
    </style:style>
    <style:style style:name="co29" style:family="table-column">
      <style:table-column-properties fo:break-before="auto" style:column-width="5.86cm"/>
    </style:style>
    <style:style style:name="co35" style:family="table-column">
      <style:table-column-properties fo:break-before="auto" style:column-width="3.161cm"/>
    </style:style>
    <style:style style:name="co36" style:family="table-column">
      <style:table-column-properties fo:break-before="auto" style:column-width="3.272cm"/>
    </style:style>
    <style:style style:name="co37" style:family="table-column">
      <style:table-column-properties fo:break-before="page" style:column-width="2.166cm"/>
    </style:style>
    <style:style style:name="co38" style:family="table-column">
      <style:table-column-properties fo:break-before="auto" style:column-width="1.697cm"/>
    </style:style>
    <style:style style:name="co39" style:family="table-column">
      <style:table-column-properties fo:break-before="auto" style:column-width="1.087cm"/>
    </style:style>
    <style:style style:name="ro1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45cm" fo:break-before="auto" style:use-optimal-row-height="false"/>
    </style:style>
    <style:style style:name="ro4" style:family="table-row">
      <style:table-row-properties style:row-height="0.106cm" fo:break-before="auto" style:use-optimal-row-height="false"/>
    </style:style>
    <style:style style:name="ro5" style:family="table-row">
      <style:table-row-properties style:row-height="0.026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FMJDA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5000" number:language="fr" number:country="FR">
      <number:number number:min-integer-digits="1"/>
    </number:number-style>
    <number:boolean-style style:name="N5099" number:language="fr" number:country="FR">
      <number:boolean/>
    </number:boolean-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 style:data-style-name="N113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/>
      <style:text-properties fo:font-size="9pt" style:font-size-asian="9pt" style:font-size-complex="9pt"/>
    </style:style>
    <style:style style:name="ce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>
      <style:table-cell-properties fo:border-bottom="0.088cm solid #000000" fo:background-color="#ffff00" style:cell-protect="protected formula-hidden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fo:border-bottom="0.035cm solid #000000" fo:background-color="#99ccff" style:cell-protect="protected formula-hidden" style:print-content="tru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000000" fo:background-color="#99cc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order-bottom="0.035cm solid #000000" fo:background-color="#e6ff00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e6ff00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none" fo:background-color="#a4d8a5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fo:border-bottom="0.035cm solid #000000" fo:background-color="#a4d8a5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fo:border-bottom="0.035cm solid #000000" fo:background-color="#a4d8a5" style:cell-protect="protected formula-hidden" style:print-content="true" style:diagonal-bl-tr="none" style:diagonal-tl-br="none" fo:border-left="0.088cm solid #000000" fo:border-right="none" fo:border-top="0.035cm solid #000000"/>
      <style:text-properties fo:color="#80808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fo:background-color="#a4d8a5" style:cell-protect="protected formula-hidden" style:print-content="true" style:diagonal-bl-tr="none" style:diagonal-tl-br="none" fo:border-left="0.088cm solid #000000" fo:border-right="none" fo:border-top="0.035cm solid #000000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order-bottom="0.035cm solid #000000" fo:background-color="#ffa3c3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ackground-color="#ffa3c3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-bottom="0.035cm solid #000000" fo:background-color="#00ff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border-bottom="0.035cm solid #000000" fo:background-color="#23ff23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cccc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fo:border-bottom="0.088cm solid #000000" fo:background-color="#ffff99" style:cell-protect="protected formula-hidden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 formula-hidden" style:print-content="true" style:diagonal-bl-tr="none" style:diagonal-tl-br="none"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cell-protect="protected formula-hidden" style:print-content="true"/>
      <style:text-properties fo:font-size="9pt" style:font-size-asian="9pt" style:font-size-complex="9pt"/>
    </style:style>
    <style:style style:name="ce33" style:family="table-cell" style:parent-style-name="Default" style:data-style-name="N113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5099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!=FALSE()" style:apply-style-name="Excel_5f_CondFormat_5f_1_5f_3_5f_1" style:base-cell-address="'EC135 JDE'.B7"/>
    </style:style>
    <style:style style:name="ce36" style:family="table-cell" style:parent-style-name="Default" style:data-style-name="N99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2_5f_1" style:base-cell-address="'EC135 JDE'.B8"/>
    </style:style>
    <style:style style:name="ce37" style:family="table-cell" style:parent-style-name="Default" style:data-style-name="N0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2_5f_1" style:base-cell-address="'EC135 JDE'.B8"/>
    </style:style>
    <style:style style:name="ce38" style:family="table-cell" style:parent-style-name="Default" style:data-style-name="N99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4_5f_1" style:base-cell-address="'EC135 JDE'.B22"/>
    </style:style>
    <style:style style:name="ce39" style:family="table-cell" style:parent-style-name="Default" style:data-style-name="N5099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4_5f_1" style:base-cell-address="'EC135 JDE'.B22"/>
    </style:style>
    <style:style style:name="ce40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4_5f_1" style:base-cell-address="'EC135 JDE'.B22"/>
    </style:style>
    <style:style style:name="ce4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4_5f_1" style:base-cell-address="'EC135 JDE'.B22"/>
    </style:style>
    <style:style style:name="ce4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2_5f_1" style:base-cell-address="'EC135 JDE'.B8"/>
    </style:style>
    <style:style style:name="ce43" style:family="table-cell" style:parent-style-name="Default" style:data-style-name="N5000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!=FALSE()" style:apply-style-name="Excel_5f_CondFormat_5f_1_5f_3_5f_1" style:base-cell-address="'EC135 JDE'.B7"/>
    </style:style>
    <style:style style:name="ce44" style:family="table-cell" style:parent-style-name="Default">
      <style:table-cell-properties style:glyph-orientation-vertical="0" fo:background-color="#ffff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2_5f_1" style:base-cell-address="'EC135 JDE'.B8"/>
    </style:style>
    <style:style style:name="ce45" style:family="table-cell" style:parent-style-name="Default">
      <style:table-cell-properties fo:border-bottom="0.088cm solid #000000" fo:background-color="#ffff99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 style:data-style-name="N116">
      <style:table-cell-properties style:cell-protect="protected formula-hidden" style:print-content="true"/>
      <style:text-properties fo:font-size="9pt" style:font-size-asian="9pt" style:font-size-complex="9pt"/>
    </style:style>
    <style:style style:name="ce4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2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088cm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fo:background-color="#ff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style:text-align-source="fix" style:repeat-content="false" fo:border-left="none" fo:border-right="0.035cm solid #000000" fo:border-top="0.035cm solid #000000"/>
      <style:paragraph-properties fo:text-align="end" fo:margin-lef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0.035cm solid #000000" fo:border-top="0.035cm solid #000000"/>
      <style:text-properties fo:font-size="9pt" style:font-size-asian="9pt" style:font-size-complex="9pt"/>
    </style:style>
    <style:style style:name="ce58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>
      <style:table-cell-properties fo:border-bottom="0.002cm solid #000000" fo:background-color="#b3b3b3" style:cell-protect="formula-hidden" style:print-content="true" style:diagonal-bl-tr="none" style:diagonal-tl-br="none" fo:border-left="0.002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Default" style:data-style-name="N114">
      <style:table-cell-properties fo:border-bottom="0.002cm solid #000000" fo:background-color="#ffffff" style:cell-protect="protected formula-hidden" style:print-content="tru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Default" style:data-style-name="N114">
      <style:table-cell-properties fo:border-bottom="0.002cm solid #000000" style:cell-protect="protected formula-hidden" style:print-content="tru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65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7" style:family="table-cell" style:parent-style-name="Default" style:data-style-name="N1">
      <style:table-cell-properties fo:border-bottom="0.088cm solid #000000" fo:background-color="#c0c0c0" style:cell-protect="protected formula-hidden" style:print-content="true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8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none" fo:border-right="0.035cm solid #000000" fo:border-top="none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fo:border-bottom="0.035cm solid #000000" fo:background-color="#c0c0c0" style:cell-protect="protected formula-hidden" style:print-content="true" style:diagonal-bl-tr="none" style:diagonal-tl-br="none" fo:border-left="none" fo:border-right="0.035cm solid #000000" fo:border-top="0.035cm solid #000000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0.035cm solid #000000"/>
      <style:text-properties fo:font-size="9pt" style:font-size-asian="9pt" style:font-size-complex="9pt"/>
    </style:style>
    <style:style style:name="ce73" style:family="table-cell" style:parent-style-name="Default" style:data-style-name="N1">
      <style:table-cell-properties fo:background-color="#ffffff" style:cell-protect="formula-hidden" style:print-content="true" style:diagonal-bl-tr="none" style:diagonal-tl-br="none" fo:border="0.035cm solid #000000"/>
      <style:text-properties fo:font-size="9pt" style:font-size-asian="9pt" style:font-size-complex="9pt"/>
    </style:style>
    <style:style style:name="ce74" style:family="table-cell" style:parent-style-name="Default" style:data-style-name="N1">
      <style:table-cell-properties fo:border-bottom="none" fo:background-color="#c0c0c0" style:cell-protect="formula-hidden" style:print-content="true" style:diagonal-bl-tr="none" style:diagonal-tl-br="none" fo:border-left="0.035cm solid #000000" fo:border-right="0.035cm solid #000000" fo:border-top="0.035cm solid #000000"/>
      <style:text-properties fo:font-size="9pt" style:font-size-asian="9pt" style:font-size-complex="9pt"/>
    </style:style>
    <style:style style:name="ce75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6" style:family="table-cell" style:parent-style-name="Default">
      <style:table-cell-properties fo:border-bottom="0.002cm solid #000000" fo:background-color="#ffffff" style:cell-protect="protected formula-hidden" style:print-content="tru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fo:border-bottom="0.002cm solid #000000" fo:background-color="#ffffff" style:cell-protect="protected formula-hidden" style:print-content="true" style:diagonal-bl-tr="none" style:diagonal-tl-br="none" fo:border-left="none" fo:border-right="0.088cm solid #000000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-bottom="0.002cm solid #000000" style:cell-protect="protected formula-hidden" style:print-content="true" style:diagonal-bl-tr="none" style:diagonal-tl-br="none" fo:border-left="none" fo:border-right="0.088cm solid #000000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80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0.035cm solid #000000" fo:border-top="none"/>
      <style:text-properties fo:font-size="9pt" style:font-size-asian="9pt" style:font-size-complex="9pt"/>
    </style:style>
    <style:style style:name="ce82" style:family="table-cell" style:parent-style-name="Default" style:data-style-name="N1">
      <style:table-cell-properties fo:border-bottom="none" fo:background-color="#ffffff" style:cell-protect="protected formula-hidden" style:print-content="true" style:diagonal-bl-tr="none" style:diagonal-tl-br="none" fo:border-left="0.035cm solid #000000" fo:border-right="0.035cm solid #000000" fo:border-top="0.035cm solid #000000"/>
      <style:text-properties fo:font-size="9pt" style:font-size-asian="9pt" style:font-size-complex="9pt"/>
    </style:style>
    <style:style style:name="ce8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'EC135 JDE'.E29"/>
    </style:style>
    <style:style style:name="ce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'EC135 JDE'.E29"/>
    </style:style>
    <style:style style:name="ce8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 style:data-style-name="N1">
      <style:table-cell-properties fo:border-bottom="0.088cm solid #000000" fo:background-color="#ffff00" style:cell-protect="protected formula-hidden" style:print-content="true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0.088cm solid #000000" fo:border-top="none"/>
      <style:text-properties fo:font-size="9pt" style:font-size-asian="9pt" style:font-size-complex="9pt"/>
    </style:style>
    <style:style style:name="ce90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'EC135 JDE'.E29"/>
    </style:style>
    <style:style style:name="ce9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'EC135 JDE'.E29"/>
    </style:style>
    <style:style style:name="ce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96" style:family="table-cell" style:parent-style-name="Default" style:data-style-name="N1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/>
    </style:style>
    <style:style style:name="ce10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fo:font-size="9pt" style:font-size-asian="9pt" style:font-size-complex="9pt"/>
    </style:style>
    <style:style style:name="ce1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10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ff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6" style:family="table-cell" style:parent-style-name="Default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10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cell-protect="protected formula-hidden" style:print-content="fals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cell-protect="protected formula-hidden" style:print-content="fals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false"/>
    </style:style>
    <style:style style:name="ce114" style:family="table-cell" style:parent-style-name="Default" style:data-style-name="N1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cell-protect="protected formula-hidden" style:print-content="fals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fo:background-color="#ffffff" style:cell-protect="protected formula-hidden" style:print-content="false"/>
      <style:text-properties fo:font-size="9pt" style:font-size-asian="9pt" style:font-size-complex="9pt"/>
    </style:style>
    <style:style style:name="ce117" style:family="table-cell" style:parent-style-name="Default">
      <style:table-cell-properties style:cell-protect="protected formula-hidden" style:print-content="false"/>
      <style:text-properties fo:font-size="9pt" style:font-size-asian="9pt" style:font-size-complex="9pt"/>
    </style:style>
    <style:style style:name="ce118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119" style:family="table-cell" style:parent-style-name="Default" style:data-style-name="N1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ffffff" style:cell-protect="protected formula-hidden" style:print-content="fals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122" style:family="table-cell" style:parent-style-name="Default" style:data-style-name="N114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fo:color="#ffffff"/>
    </style:style>
    <style:style style:name="ce12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cell-protect="protected formula-hidden" style:print-content="fals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127" style:family="table-cell" style:parent-style-name="Default" style:data-style-name="N100">
      <style:table-cell-properties fo:background-color="#ffffff" style:cell-protect="protected formula-hidden" style:print-content="true" style:diagonal-bl-tr="none" style:diagonal-tl-br="none" fo:border="none"/>
      <style:text-properties fo:font-size="9pt" fo:font-style="italic" style:font-size-asian="9pt" style:font-style-asian="italic" style:font-size-complex="9pt" style:font-style-complex="italic"/>
    </style:style>
    <style:style style:name="ce128" style:family="table-cell" style:parent-style-name="Default" style:data-style-name="N128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129" style:family="table-cell" style:parent-style-name="Default">
      <style:table-cell-properties style:cell-protect="protected formula-hidden" style:print-content="true"/>
      <style:text-properties fo:font-size="9pt" fo:font-style="italic" style:font-size-asian="9pt" style:font-style-asian="italic" style:font-size-complex="9pt" style:font-style-complex="italic"/>
    </style:style>
    <style:style style:name="ce13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31" style:family="table-cell" style:parent-style-name="Default" style:data-style-name="N134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108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08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4" style:family="table-cell" style:parent-style-name="Default" style:data-style-name="N119">
      <style:table-cell-properties fo:background-color="#ffff99" style:cell-protect="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5" style:family="table-cell" style:parent-style-name="Default" style:data-style-name="N120">
      <style:table-cell-properties fo:background-color="#ffff99" style:cell-protect="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6" style:family="table-cell" style:parent-style-name="Default" style:data-style-name="N121">
      <style:table-cell-properties fo:background-color="#ffff99" style:cell-protect="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7" style:family="table-cell" style:parent-style-name="Default" style:data-style-name="N122">
      <style:table-cell-properties fo:background-color="#ffff99" style:cell-protect="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" style:family="table-cell" style:parent-style-name="Default" style:data-style-name="N119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122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108">
      <style:table-cell-properties fo:background-color="#ffff99" style:cell-protect="protected formula-hidden" style:print-content="true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119">
      <style:table-cell-properties fo:background-color="#ffff99" style:cell-protect="protected formula-hidden" style:print-content="true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108">
      <style:table-cell-properties fo:background-color="#ffffff" style:cell-protect="protected formula-hidden" style:print-content="true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ackground-color="#ffffff"/>
    </style:style>
    <style:style style:name="ce144" style:family="table-cell" style:parent-style-name="Default" style:data-style-name="N119">
      <style:table-cell-properties fo:background-color="#ffffff" style:cell-protect="protected formula-hidden" style:print-content="true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146" style:family="table-cell" style:parent-style-name="Default" style:data-style-name="N114">
      <style:table-cell-properties fo:background-color="#ffffff" style:cell-protect="protected formula-hidden" style:print-content="true"/>
      <style:text-properties fo:color="#ffffff" fo:font-size="9pt" style:font-size-asian="9pt" style:font-size-complex="9pt"/>
    </style:style>
    <style:style style:name="ce147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/>
      <style:text-properties fo:color="#ffffff" fo:font-size="9pt" style:font-size-asian="9pt" style:font-size-complex="9pt"/>
    </style:style>
    <style:style style:name="ce148" style:family="table-cell" style:parent-style-name="Default">
      <style:table-cell-properties fo:background-color="#ffffff" style:cell-protect="protected formula-hidden" style:print-content="true"/>
      <style:text-properties fo:color="#000000" fo:font-size="9pt" style:font-size-asian="9pt" style:font-size-complex="9pt"/>
    </style:style>
    <style:style style:name="ce149" style:family="table-cell" style:parent-style-name="Default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150" style:family="table-cell" style:parent-style-name="Default" style:data-style-name="N108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9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129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119">
      <style:table-cell-properties style:cell-protect="protected formula-hidden" style:print-content="tru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fo:font-size="9pt" style:font-size-asian="9pt" style:font-size-complex="9pt"/>
    </style:style>
    <style:style style:name="ce15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fo:font-size="9pt" style:font-size-asian="9pt" style:font-size-complex="9pt"/>
    </style:style>
    <style:style style:name="ce15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/>
      <style:text-properties fo:color="#000000" fo:font-size="9pt" style:font-size-asian="9pt" style:font-size-complex="9pt"/>
    </style:style>
    <style:style style:name="ce160" style:family="table-cell" style:parent-style-name="Default">
      <style:table-cell-properties fo:background-color="#ffffff" style:cell-protect="protected formula-hidden" style:print-content="true"/>
      <style:text-properties fo:color="#ffffff" fo:font-size="9pt" style:font-size-asian="9pt" style:font-size-complex="9pt"/>
    </style:style>
    <style:style style:name="ce161" style:family="table-cell" style:parent-style-name="Default" style:data-style-name="N114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62" style:family="table-cell" style:parent-style-name="Default" style:data-style-name="N114">
      <style:table-cell-properties style:cell-protect="protected formula-hidden" style:print-content="true"/>
      <style:text-properties fo:color="#000000" fo:font-size="9pt" style:font-size-asian="9pt" style:font-size-complex="9pt"/>
    </style:style>
    <style:style style:name="ce163" style:family="table-cell" style:parent-style-name="Default" style:data-style-name="N126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64" style:family="table-cell" style:parent-style-name="Default" style:data-style-name="N3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65" style:family="table-cell" style:parent-style-name="Default" style:data-style-name="N128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66" style:family="table-cell" style:parent-style-name="Default" style:data-style-name="N1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67" style:family="table-cell" style:parent-style-name="Default">
      <style:table-cell-properties style:cell-protect="protected formula-hidden" style:print-content="true"/>
      <style:text-properties fo:color="#ffffff" fo:font-size="9pt" fo:font-style="italic" style:font-size-asian="9pt" style:font-style-asian="italic" style:font-size-complex="9pt" style:font-style-complex="italic"/>
    </style:style>
    <style:style style:name="ce168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libi" fo:font-size="16pt" fo:font-style="normal" fo:text-shadow="none" style:text-underline-style="none" fo:font-weight="normal" style:font-size-asian="16pt" style:font-style-asian="normal" style:font-weight-asian="normal" style:font-name-complex="Alibi" style:font-size-complex="16pt" style:font-style-complex="normal" style:font-weight-complex="normal"/>
    </style:style>
    <style:style style:name="ce169" style:family="table-cell" style:parent-style-name="Default">
      <style:table-cell-properties fo:border-bottom="0.088cm solid #000000" fo:background-color="#e6e6e6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70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none"/>
    </style:style>
    <style:style style:name="ce172" style:family="table-cell" style:parent-style-name="Default">
      <style:table-cell-properties fo:border-bottom="0.088cm solid #000000" style:cell-protect="protected" style:print-content="true" style:diagonal-bl-tr="none" style:diagonal-tl-br="none" fo:border-left="0.088cm solid #000000" fo:border-right="none" fo:border-top="none"/>
    </style:style>
    <style:style style:name="ce173" style:family="table-cell" style:parent-style-name="Default">
      <style:table-cell-properties fo:background-color="#e6e6e6" style:cell-protect="protected" style:print-content="true" style:diagonal-bl-tr="none" style:diagonal-tl-br="none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 style:data-style-name="N131">
      <style:table-cell-properties fo:border-bottom="none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 style:data-style-name="N130">
      <style:table-cell-properties fo:border-bottom="0.088cm solid #000000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order-left="0.088cm solid #000000" fo:border-right="none" fo:border-top="0.088cm solid #000000"/>
    </style:style>
    <style:style style:name="ce187" style:family="table-cell" style:parent-style-name="Default">
      <style:table-cell-properties fo:border-bottom="none" fo:border-left="0.088cm solid #000000" fo:border-right="none" fo:border-top="none"/>
    </style:style>
    <style:style style:name="ce188" style:family="table-cell" style:parent-style-name="Default">
      <style:table-cell-properties fo:border-bottom="0.088cm solid #000000" style:cell-protect="protected" style:print-content="true" fo:border-left="0.088cm solid #000000" fo:border-right="none" fo:border-top="none"/>
    </style:style>
    <style:style style:name="ce189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0" style:family="table-cell" style:parent-style-name="Default" style:data-style-name="N132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91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cell-protect="protected" style:print-content="true" style:diagonal-bl-tr="none" style:diagonal-tl-br="none" fo:border="none"/>
    </style:style>
    <style:style style:name="ce194" style:family="table-cell" style:parent-style-name="Default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119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6" style:family="table-cell" style:parent-style-name="Default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Masse_20_pas_20_Ok" style:data-style-name="N108">
      <style:table-cell-properties fo:border-bottom="0.088cm solid #000000" fo:background-color="#e6e6e6" style:text-align-source="fix" style:repeat-content="false" fo:border-left="none" fo:border-right="0.018cm solid #000000" fo:border-top="none"/>
      <style:paragraph-properties fo:text-align="center" fo:margin-left="0cm"/>
      <style:map style:condition="cell-content()&gt;=[$Carton.$C$8]" style:apply-style-name="Masse_20_Ok" style:base-cell-address="Carton.B13"/>
      <style:map style:condition="cell-content()&lt;[$Carton.$C$8]" style:apply-style-name="Masse_20_pas_20_Ok" style:base-cell-address="Carton.B13"/>
    </style:style>
    <style:style style:name="ce1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B15"/>
      <style:map style:condition="cell-content()&lt;[$Carton.$C$8]" style:apply-style-name="Masse_20_pas_20_Ok" style:base-cell-address="Carton.B15"/>
    </style:style>
    <style:style style:name="ce2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Masse_20_Ok">
      <style:map style:condition="cell-content()&gt;=[$Carton.$C$8]" style:apply-style-name="Masse_20_Ok" style:base-cell-address="Carton.B17"/>
      <style:map style:condition="cell-content()&lt;[$Carton.$C$8]" style:apply-style-name="Masse_20_pas_20_Ok" style:base-cell-address="Carton.B17"/>
    </style:style>
    <style:style style:name="ce202" style:family="table-cell" style:parent-style-name="Default" style:data-style-name="N134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3" style:family="table-cell" style:parent-style-name="Default" style:data-style-name="N134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4" style:family="table-cell" style:parent-style-name="Default">
      <style:table-cell-properties fo:border-bottom="none" fo:border-left="none" fo:border-right="none" fo:border-top="0.088cm solid #000000"/>
    </style:style>
    <style:style style:name="ce205" style:family="table-cell" style:parent-style-name="Default">
      <style:table-cell-properties fo:border-bottom="0.088cm solid #000000" style:cell-protect="protected" style:print-content="true" fo:border-left="none" fo:border-right="none" fo:border-top="none"/>
    </style:style>
    <style:style style:name="ce206" style:family="table-cell" style:parent-style-name="Default">
      <style:table-cell-properties fo:border-bottom="0.088cm solid #000000" fo:background-color="#e6e6e6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/>
      <style:paragraph-properties fo:text-align="end" fo:margin-left="0cm"/>
    </style:style>
    <style:style style:name="ce209" style:family="table-cell" style:parent-style-name="Default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08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1" style:family="table-cell" style:parent-style-name="Default" style:data-style-name="N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2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3" style:family="table-cell" style:parent-style-name="Default" style:data-style-name="N118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4" style:family="table-cell" style:parent-style-name="Default" style:data-style-name="N108">
      <style:table-cell-properties fo:border-bottom="0.088cm solid #000000" fo:background-color="#e6e6e6" style:cell-protect="protected" style:print-content="true" style:diagonal-bl-tr="none" style:diagonal-tl-br="none" style:text-align-source="fix" style:repeat-content="false" fo:border-left="0.018cm solid #000000" fo:border-right="none" fo:border-top="none"/>
      <style:paragraph-properties fo:text-align="start" fo:margin-left="0cm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C13"/>
      <style:map style:condition="cell-content()&lt;[$Carton.$C$8]" style:apply-style-name="Masse_20_pas_20_Ok" style:base-cell-address="Carton.C13"/>
    </style:style>
    <style:style style:name="ce215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9" style:family="table-cell" style:parent-style-name="Default" style:data-style-name="N119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0" style:family="table-cell" style:parent-style-name="Default" style:data-style-name="N129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1" style:family="table-cell" style:parent-style-name="Default" style:data-style-name="N133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 style:data-style-name="N119">
      <style:table-cell-properties fo:border-bottom="none" style:cell-protect="none" style:print-content="true" style:diagonal-bl-tr="none" style:diagonal-tl-br="none" fo:border-left="none" fo:border-right="none" fo:border-top="0.088cm solid #000000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7" style:family="table-cell" style:parent-style-name="Default" style:data-style-name="N120">
      <style:table-cell-properties style:cell-protect="none" style:print-content="true" style:diagonal-bl-tr="none" style:diagonal-tl-br="none" fo:border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8" style:family="table-cell" style:parent-style-name="Default" style:data-style-name="N123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 style:data-style-name="N125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1" style:family="table-cell" style:parent-style-name="Default" style:data-style-name="N122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 style:data-style-name="N119">
      <style:table-cell-properties fo:border-bottom="0.088cm solid #000000" style:cell-protect="none" style:print-content="true" style:diagonal-bl-tr="none" style:diagonal-tl-br="none" fo:border-left="0.088cm solid #000000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D15"/>
      <style:map style:condition="cell-content()&lt;[$Carton.$C$8]" style:apply-style-name="Masse_20_pas_20_Ok" style:base-cell-address="Carton.D15"/>
    </style:style>
    <style:style style:name="ce236" style:family="table-cell" style:parent-style-name="Default" style:data-style-name="N108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D17"/>
      <style:map style:condition="cell-content()&lt;[$Carton.$C$8]" style:apply-style-name="Masse_20_pas_20_Ok" style:base-cell-address="Carton.D17"/>
    </style:style>
    <style:style style:name="ce237" style:family="table-cell" style:parent-style-name="Default" style:data-style-name="N119">
      <style:text-properties fo:color="#0000ff"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 style:data-style-name="N118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9" style:family="table-cell" style:parent-style-name="Default" style:data-style-name="N118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4" style:family="table-cell" style:parent-style-name="Default">
      <style:table-cell-properties fo:border-bottom="none" fo:border-left="none" fo:border-right="0.088cm solid #000000" fo:border-top="none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22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0.088cm solid #000000" fo:border-top="none"/>
      <style:paragraph-properties fo:text-align="start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 style:data-style-name="N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7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8" style:family="table-cell" style:parent-style-name="Default">
      <style:table-cell-properties fo:border-bottom="0.088cm solid #000000" style:cell-protect="protected" style:print-content="true" style:diagonal-bl-tr="none" style:diagonal-tl-br="none" fo:border-left="none" fo:border-right="0.088cm solid #000000" fo:border-top="none"/>
    </style:style>
    <style:style style:name="ce249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0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1" style:family="table-cell" style:parent-style-name="Default">
      <style:table-cell-properties fo:border-bottom="none" fo:border-left="none" fo:border-right="0.088cm solid #000000" fo:border-top="none"/>
    </style:style>
    <style:style style:name="ce252" style:family="table-cell" style:parent-style-name="Default" style:data-style-name="N119">
      <style:table-cell-properties style:glyph-orientation-vertical="0" fo:border-bottom="none" fo:background-color="#e6e6e6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53" style:family="table-cell" style:parent-style-name="Default" style:data-style-name="N119">
      <style:table-cell-properties style:glyph-orientation-vertical="0" fo:border-bottom="0.088cm solid #000000" fo:background-color="#e6e6e6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54" style:family="table-cell" style:parent-style-name="Default" style:data-style-name="N129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0.088cm solid #000000" fo:border-top="none"/>
      <style:paragraph-properties fo:text-align="start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order-bottom="0.088cm solid #000000" style:cell-protect="protected" style:print-content="true" fo:border-left="none" fo:border-right="0.088cm solid #000000" fo:border-top="none"/>
    </style:style>
    <style:style style:name="ce256" style:family="table-cell" style:parent-style-name="Default">
      <style:table-cell-properties style:cell-protect="protected" style:print-content="true"/>
    </style:style>
    <style:style style:name="ce2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0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1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2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1" style:family="table-cell" style:parent-style-name="Default">
      <style:table-cell-properties fo:border-bottom="0.035cm solid #000000" fo:background-color="#c0c0c0" style:cell-protect="protected formula-hidden" style:print-content="true" style:diagonal-bl-tr="none" style:diagonal-tl-br="none" fo:border-left="0.088cm solid #000000" fo:border-right="0.035cm solid #000000" fo:border-top="0.088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2" style:family="table-cell" style:parent-style-name="Default">
      <style:table-cell-properties fo:border-bottom="0.035cm solid #000000" fo:background-color="#e6e6ff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3" style:family="table-cell" style:parent-style-name="Default">
      <style:table-cell-properties fo:border-bottom="0.035cm solid #000000" fo:background-color="#c0c0c0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4" style:family="table-cell" style:parent-style-name="Default">
      <style:table-cell-properties fo:border-bottom="0.035cm solid #000000" fo:background-color="#c0c0c0" style:cell-protect="protected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5" style:family="table-cell" style:parent-style-name="Default">
      <style:table-cell-properties fo:border-bottom="0.035cm solid #000000" fo:background-color="#c0c0c0" style:cell-protect="protected" style:print-content="true" style:diagonal-bl-tr="none" style:diagonal-tl-br="none" fo:border-left="0.088cm solid #000000" fo:border-right="0.035cm solid #000000" fo:border-top="0.035cm solid #000000" style:vertical-align="middl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6" style:family="table-cell" style:parent-style-name="Default">
      <style:table-cell-properties fo:border-bottom="0.088cm solid #000000" fo:background-color="#e6e6ff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7" style:family="table-cell" style:parent-style-name="Default" style:data-style-name="N117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0.088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17">
      <style:table-cell-properties fo:background-color="#e6e6ff" style:cell-protect="protected formula-hidden" style:print-content="true" style:diagonal-bl-tr="none" style:diagonal-tl-br="none" fo:border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 style:data-style-name="N117">
      <style:table-cell-properties fo:background-color="#c0c0c0" style:cell-protect="protected formula-hidden" style:print-content="true" style:diagonal-bl-tr="none" style:diagonal-tl-br="none" fo:border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17">
      <style:table-cell-properties fo:background-color="#c0c0c0" style:cell-protect="protected formula-hidden" style:print-content="true" style:diagonal-bl-tr="none" style:diagonal-tl-br="none" fo:border="0.035cm solid #000000" style:vertical-align="middl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 style:data-style-name="N117">
      <style:table-cell-properties fo:border-bottom="0.088cm solid #000000" fo:background-color="#e6e6ff" style:cell-protect="protected formula-hidden" style:print-content="true" style:diagonal-bl-tr="none" style:diagonal-tl-br="none" fo:border-left="0.035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35cm solid #000000" fo:background-color="#e6e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88cm solid #000000" fo:background-color="#e6e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svg:stroke-width="0.06cm" svg:stroke-color="#ff3333" draw:textarea-horizontal-align="center" draw:textarea-vertical-align="middle" fo:padding-top="0.03cm" fo:padding-bottom="0.03cm" fo:padding-left="0.03cm" fo:padding-right="0.03cm"/>
    </style:style>
    <style:style style:name="gr3" style:family="graphic">
      <style:graphic-properties draw:stroke="dash" draw:stroke-dash="Ultrafine_20_2_20_Dots_20_3_20_Dashes" svg:stroke-width="0.06cm" svg:stroke-color="#00ff00" draw:marker-start-width="0.29cm" draw:marker-end-width="0.29cm" draw:textarea-horizontal-align="center" draw:textarea-vertical-align="middle" fo:padding-top="0.03cm" fo:padding-bottom="0.03cm" fo:padding-left="0.03cm" fo:padding-right="0.03cm"/>
    </style:style>
    <style:style style:name="gr4" style:family="graphic">
      <style:graphic-properties draw:stroke="dash" draw:stroke-dash="Ultrafine_20_Dashed" svg:stroke-width="0.06cm" svg:stroke-color="#0000ff" draw:marker-start-width="0.35cm" draw:marker-end-width="0.35cm" draw:textarea-horizontal-align="center" draw:textarea-vertical-align="middle" fo:padding-top="0.03cm" fo:padding-bottom="0.03cm" fo:padding-left="0.03cm" fo:padding-right="0.03cm"/>
    </style:style>
    <style:style style:name="gr5" style:family="graphic">
      <style:graphic-properties svg:stroke-width="0.06cm" svg:stroke-color="#0000ff" draw:textarea-horizontal-align="center" draw:textarea-vertical-align="middle" fo:padding-top="0.03cm" fo:padding-bottom="0.03cm" fo:padding-left="0.03cm" fo:padding-right="0.03cm"/>
    </style:style>
    <style:style style:name="gr6" style:family="graphic">
      <style:graphic-properties draw:stroke="dash" draw:stroke-dash="Ultrafine_20_Dashed" svg:stroke-width="0.06cm" svg:stroke-color="#0000ff" draw:textarea-horizontal-align="center" draw:textarea-vertical-align="middle" fo:padding-top="0.03cm" fo:padding-bottom="0.03cm" fo:padding-left="0.03cm" fo:padding-right="0.03cm"/>
    </style:style>
    <style:style style:name="gr7" style:family="graphic">
      <style:graphic-properties draw:textarea-vertical-align="middle"/>
    </style:style>
    <style:style style:name="gr8" style:family="graphic">
      <style:graphic-properties draw:stroke="none" svg:stroke-color="#000000" draw:fill="none" draw:fill-color="#ffffff" fo:min-height="0.363cm"/>
    </style:style>
    <style:style style:name="gr9" style:family="graphic">
      <style:graphic-properties draw:stroke="none" svg:stroke-color="#000000" draw:fill="none" draw:fill-color="#ffffff" fo:min-height="0.255cm"/>
    </style:style>
    <style:style style:name="gr10" style:family="graphic">
      <style:graphic-properties fo:border="none #000000"/>
    </style:style>
    <style:style style:name="gr11" style:family="graphic">
      <style:graphic-properties draw:stroke="solid" svg:stroke-width="0.026cm" svg:stroke-color="#000000" draw:marker-start="Extrémité_20_de_20_ligne_20_1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fr" style:country-asian="FR" style:font-style-asian="normal" style:font-weight-asian="normal" style:font-family-complex="'Times New Roman'" style:font-family-generic-complex="roman" style:font-size-complex="8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EC135 JDE" table:style-name="ta2" table:print-ranges="'EC135 JDE'.A4:'EC135 JDE'.F41">
        <office:forms form:automatic-focus="false" form:apply-design-mode="false">
          <form:form form:name="WW-Standard" form:apply-filter="true" form:control-implementation="ooo:com.sun.star.form.component.Form" office:target-frame="" xlink:href="">
            <form:value-range form:name="ScrollBar" form:control-implementation="ooo:com.sun.star.form.component.ScrollBar" form:id="control1" form:printable="false" form:value="390" form:linked-cell="'EC135 JDE'.D45" form:delay-for-repeat="PT0.50S" form:min-value="3" form:max-value="479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checkbox form:name="CheckBox" form:control-implementation="ooo:com.sun.star.form.component.CheckBox" form:id="control2" form:linked-cell="'EC135 JDE'.B1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" form:linked-cell="'EC135 JDE'.B29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" form:linked-cell="'EC135 JDE'.B3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" form:linked-cell="'EC135 JDE'.B31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6" form:linked-cell="'EC135 JDE'.B7" form:state="checked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7" form:linked-cell="'EC135 JDE'.B3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8" form:linked-cell="'EC135 JDE'.B3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9" form:linked-cell="'EC135 JDE'.B3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button form:name="PushButton" form:control-implementation="ooo:com.sun.star.form.component.CommandButton" form:id="control10" form:label="Carton de décollage" form:printable="false" form:button-type="url" office:target-frame="" xlink:href="#Carton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Box" form:control-implementation="ooo:com.sun.star.form.component.CheckBox" form:id="control11" form:linked-cell="'EC135 JDE'.B3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value-range form:name="Barre de défilement" form:control-implementation="ooo:com.sun.star.form.component.ScrollBar" form:id="control12" form:printable="false" form:value="0" form:linked-cell="'EC135 JDE'.D43" form:delay-for-repeat="PT0.50S" form:min-value="0" form:max-value="174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checkbox form:name="CheckBox" form:control-implementation="ooo:com.sun.star.form.component.CheckBox" form:id="control13" form:linked-cell="'EC135 JDE'.B1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value-range form:name="Barre de défilement1" form:control-implementation="ooo:com.sun.star.form.component.ScrollBar" form:id="control14" form:printable="false" form:value="0" form:linked-cell="'EC135 JDE'.D44" form:delay-for-repeat="PT0.50S" form:min-value="0" form:max-value="92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checkbox form:name="CheckBox" form:control-implementation="ooo:com.sun.star.form.component.CheckBox" form:id="control15" form:linked-cell="'EC135 JDE'.B3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6" form:linked-cell="'EC135 JDE'.B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7" form:linked-cell="'EC135 JDE'.B1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8" form:linked-cell="'EC135 JDE'.B1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9" form:linked-cell="'EC135 JDE'.B1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0" form:linked-cell="'EC135 JDE'.B17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1" form:linked-cell="'EC135 JDE'.B2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2" form:linked-cell="'EC135 JDE'.B2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3" form:linked-cell="'EC135 JDE'.B2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4" form:linked-cell="'EC135 JDE'.B28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5" form:linked-cell="'EC135 JDE'.B4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6" form:linked-cell="'EC135 JDE'.B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8" table:number-columns-repeated="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159"/>
        <table:table-column table:style-name="co20" table:number-columns-repeated="10" table:default-cell-style-name="ce159"/>
        <table:table-column table:style-name="co25" table:number-columns-repeated="2" table:default-cell-style-name="ce159"/>
        <table:table-column table:style-name="co20" table:default-cell-style-name="ce159"/>
        <table:table-column table:style-name="co26" table:number-columns-repeated="5" table:default-cell-style-name="ce159"/>
        <table:table-column table:style-name="co26" table:number-columns-repeated="217" table:default-cell-style-name="ce32"/>
        <table:table-row table:style-name="ro3">
          <table:table-cell table:style-name="ce4" table:number-columns-repeated="3"/>
          <table:table-cell table:style-name="ce64" table:number-columns-repeated="16"/>
          <table:table-cell table:style-name="ce6"/>
          <table:table-cell table:style-name="ce148" table:number-columns-repeated="2"/>
          <table:table-cell table:number-columns-repeated="234"/>
        </table:table-row>
        <table:table-row table:style-name="ro2">
          <table:table-cell table:style-name="ce5" table:formula="of:=TODAY()" office:value-type="date" office:date-value="2011-12-26">
            <text:p>lundi, 26 décembre 2011</text:p>
          </table:table-cell>
          <table:table-cell table:style-name="ce33"/>
          <table:table-cell table:style-name="ce49"/>
          <table:table-cell table:style-name="ce65" office:value-type="string">
            <text:p>Immatriculation</text:p>
          </table:table-cell>
          <table:table-cell table:style-name="ce80"/>
          <table:table-cell table:style-name="ce87" office:value-type="string">
            <text:p>FMJDE</text:p>
          </table:table-cell>
          <table:table-cell table:style-name="ce95"/>
          <table:table-cell table:style-name="ce97" office:value-type="string" table:number-columns-spanned="2" table:number-rows-spanned="1">
            <text:p>N° de série:</text:p>
          </table:table-cell>
          <table:covered-table-cell table:style-name="ce97"/>
          <table:table-cell table:style-name="ce87" office:value-type="float" office:value="747">
            <text:p>747</text:p>
          </table:table-cell>
          <table:table-cell table:style-name="ce106" table:number-columns-repeated="3"/>
          <table:table-cell table:style-name="ce97" office:value-type="string" table:number-columns-spanned="2" table:number-rows-spanned="1">
            <text:p>Mission:</text:p>
          </table:table-cell>
          <table:covered-table-cell table:style-name="ce97"/>
          <table:table-cell table:style-name="ce118" table:number-columns-spanned="2" table:number-rows-spanned="1"/>
          <table:covered-table-cell table:style-name="ce121"/>
          <table:table-cell table:style-name="ce99"/>
          <table:table-cell table:style-name="ce126"/>
          <table:table-cell table:style-name="ce126" office:value-type="string">
            <text:p>Météo</text:p>
          </table:table-cell>
          <table:table-cell table:style-name="ce6"/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6" table:number-columns-repeated="17"/>
          <table:table-cell table:style-name="ce99"/>
          <table:table-cell table:style-name="ce6" office:value-type="string">
            <text:p>ZP :</text:p>
          </table:table-cell>
          <table:table-cell table:style-name="ce134" office:value-type="float" office:value="1000">
            <text:p>1000 ft</text:p>
          </table:table-cell>
          <table:table-cell table:style-name="ce6"/>
          <table:table-cell table:style-name="ce148" table:number-columns-repeated="2"/>
          <table:table-cell table:number-columns-repeated="6"/>
          <table:table-cell table:style-name="ce79" table:formula="of:=IF([.D46]&lt;2100;5.63;0)" office:value-type="float" office:value="0">
            <text:p>0</text:p>
          </table:table-cell>
          <table:table-cell table:style-name="ce79" table:formula="of:=IF((AND([.D46]&gt;2101;[.D46]&lt;2500));5.64;0)" office:value-type="float" office:value="5.64">
            <text:p>5,64</text:p>
          </table:table-cell>
          <table:table-cell table:style-name="ce163" table:formula="of:=IF([.D46]&gt;=2500;5.65;0)" office:value-type="float" office:value="0">
            <text:p>00,00</text:p>
          </table:table-cell>
          <table:table-cell table:style-name="ce165" table:formula="of:=[.AF3]+[.AE3]+[.AD3]" office:value-type="float" office:value="5.64">
            <text:p>05,64</text:p>
          </table:table-cell>
          <table:table-cell table:style-name="ce79" table:number-columns-repeated="4"/>
          <table:table-cell table:number-columns-repeated="219"/>
        </table:table-row>
        <table:table-row table:style-name="ro2">
          <table:table-cell table:style-name="ce7" table:number-columns-repeated="2"/>
          <table:table-cell table:style-name="ce50"/>
          <table:table-cell table:style-name="ce66" office:value-type="string">
            <text:p>Mass </text:p>
          </table:table-cell>
          <table:table-cell table:style-name="ce66" office:value-type="string">
            <text:p>Arm </text:p>
          </table:table-cell>
          <table:table-cell table:style-name="ce66" office:value-type="string">
            <text:p>Moment</text:p>
          </table:table-cell>
          <table:table-cell table:style-name="ce6">
            <draw:frame table:end-cell-address="'EC135 JDE'.R40" table:end-x="0.007cm" table:end-y="0.168cm" draw:z-index="0" draw:style-name="gr1" svg:width="10.468cm" svg:height="16.425cm" svg:x="0.181cm" svg:y="0.002cm">
              <draw:object draw:notify-on-update-of-ranges="'EC135 JDE'.H10:'EC135 JDE'.R10 'EC135 JDE'.H17:'EC135 JDE'.R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 table:number-columns-repeated="10"/>
          <table:table-cell table:style-name="ce99"/>
          <table:table-cell table:style-name="ce6" office:value-type="string">
            <text:p>OAT :</text:p>
          </table:table-cell>
          <table:table-cell table:style-name="ce135" office:value-type="float" office:value="10">
            <text:p>10 °C</text:p>
          </table:table-cell>
          <table:table-cell table:style-name="ce6"/>
          <table:table-cell table:style-name="ce148" table:number-columns-repeated="2"/>
          <table:table-cell table:number-columns-repeated="6"/>
          <table:table-cell table:style-name="ce79" table:formula="of:=IF([.D46]&lt;2100;5.69;0)" office:value-type="float" office:value="0">
            <text:p>0</text:p>
          </table:table-cell>
          <table:table-cell table:style-name="ce79" table:formula="of:=IF((AND([.D46]&gt;2101;[.D46]&lt;2500));5.7;0)" office:value-type="float" office:value="5.7">
            <text:p>5,7</text:p>
          </table:table-cell>
          <table:table-cell table:style-name="ce163" table:formula="of:=IF([.D46]&gt;=2500;5.71;0)" office:value-type="float" office:value="0">
            <text:p>00,00</text:p>
          </table:table-cell>
          <table:table-cell table:style-name="ce165" table:formula="of:=[.AF4]+[.AE4]+[.AD4]" office:value-type="float" office:value="5.7">
            <text:p>05,70</text:p>
          </table:table-cell>
          <table:table-cell table:style-name="ce79" table:number-columns-repeated="4"/>
          <table:table-cell table:number-columns-repeated="219"/>
        </table:table-row>
        <table:table-row table:style-name="ro2">
          <table:table-cell table:style-name="ce8" office:value-type="string">
            <text:p>Masse à vide </text:p>
          </table:table-cell>
          <table:table-cell table:style-name="ce8"/>
          <table:table-cell table:style-name="ce51"/>
          <table:table-cell table:style-name="ce67" office:value-type="float" office:value="1850">
            <text:p>1850</text:p>
          </table:table-cell>
          <table:table-cell table:style-name="ce67" office:value-type="float" office:value="4558.3">
            <text:p>4558</text:p>
          </table:table-cell>
          <table:table-cell table:style-name="ce88" table:formula="of:=[.D5]*[.E5]" office:value-type="float" office:value="8432855">
            <text:p>8432855</text:p>
          </table:table-cell>
          <table:table-cell table:style-name="ce6" table:number-columns-repeated="2"/>
          <table:table-cell table:style-name="ce6">
            <draw:g table:end-cell-address="'EC135 JDE'.P41" table:end-x="1.795cm" table:end-y="0.36cm" draw:z-index="12">
              <draw:g>
                <draw:line draw:style-name="gr2" draw:text-style-name="P1" svg:x1="1.658cm" svg:y1="0.268cm" svg:x2="4.428cm" svg:y2="0.268cm">
                  <text:p/>
                </draw:line>
                <draw:line draw:style-name="gr2" draw:text-style-name="P1" svg:x1="0.865cm" svg:y1="9.663cm" svg:x2="8.036cm" svg:y2="11.767cm">
                  <text:p/>
                </draw:line>
                <draw:line draw:style-name="gr2" draw:text-style-name="P1" svg:x1="4.427cm" svg:y1="0.263cm" svg:x2="8.024cm" svg:y2="11.723cm">
                  <text:p/>
                </draw:line>
                <draw:line draw:style-name="gr2" draw:text-style-name="P1" svg:x1="1.671cm" svg:y1="0.167cm" svg:x2="0.878cm" svg:y2="9.636cm">
                  <text:p/>
                </draw:line>
                <draw:line draw:style-name="gr3" draw:text-style-name="P1" svg:x1="6.962cm" svg:y1="12.58cm" svg:x2="8.024cm" svg:y2="11.768cm">
                  <text:p/>
                </draw:line>
                <draw:line draw:style-name="gr3" draw:text-style-name="P1" svg:x1="0.865cm" svg:y1="9.636cm" svg:x2="6.937cm" svg:y2="12.58cm">
                  <text:p/>
                </draw:line>
              </draw:g>
              <draw:g>
                <draw:g>
                  <draw:line draw:style-name="gr4" draw:text-style-name="P1" svg:x1="3.139cm" svg:y1="2.291cm" svg:x2="5.06cm" svg:y2="2.297cm">
                    <text:p/>
                  </draw:line>
                  <draw:line draw:style-name="gr5" draw:text-style-name="P1" svg:x1="2.899cm" svg:y1="2.081cm" svg:x2="4.998cm" svg:y2="2.09cm">
                    <text:p/>
                  </draw:line>
                  <draw:line draw:style-name="gr6" draw:text-style-name="P1" svg:x1="2.621cm" svg:y1="1.685cm" svg:x2="4.838cm" svg:y2="1.677cm">
                    <text:p/>
                  </draw:line>
                  <draw:line draw:style-name="gr5" draw:text-style-name="P1" svg:x1="2.343cm" svg:y1="1.312cm" svg:x2="4.746cm" svg:y2="1.351cm">
                    <text:p/>
                  </draw:line>
                  <draw:line draw:style-name="gr6" draw:text-style-name="P1" svg:x1="2.078cm" svg:y1="1.008cm" svg:x2="4.65cm" svg:y2="1.013cm">
                    <text:p/>
                  </draw:line>
                  <draw:line draw:style-name="gr5" draw:text-style-name="P1" svg:x1="1.863cm" svg:y1="0.587cm" svg:x2="4.519cm" svg:y2="0.598cm">
                    <text:p/>
                  </draw:line>
                </draw:g>
                <draw:g>
                  <draw:line draw:style-name="gr5" draw:text-style-name="P1" svg:x1="0.941cm" svg:y1="15.986cm" svg:x2="1.876cm" svg:y2="0.634cm">
                    <text:p/>
                  </draw:line>
                  <draw:line draw:style-name="gr6" draw:text-style-name="P1" svg:x1="1.307cm" svg:y1="16.547cm" svg:x2="2.104cm" svg:y2="0.986cm">
                    <text:p/>
                  </draw:line>
                  <draw:line draw:style-name="gr5" draw:text-style-name="P1" svg:x1="1.762cm" svg:y1="16.014cm" svg:x2="2.357cm" svg:y2="1.314cm">
                    <text:p/>
                  </draw:line>
                  <draw:line draw:style-name="gr6" draw:text-style-name="P1" svg:x1="2.179cm" svg:y1="16.618cm" svg:x2="2.647cm" svg:y2="1.616cm">
                    <text:p/>
                  </draw:line>
                  <draw:line draw:style-name="gr5" draw:text-style-name="P1" svg:x1="2.596cm" svg:y1="15.966cm" svg:x2="2.914cm" svg:y2="2.109cm">
                    <text:p/>
                  </draw:line>
                  <draw:line draw:style-name="gr6" draw:text-style-name="P1" svg:x1="2.912cm" svg:y1="16.571cm" svg:x2="3.14cm" svg:y2="2.341cm">
                    <text:p/>
                  </draw:line>
                </draw:g>
              </draw:g>
            </draw:g>
          </table:table-cell>
          <table:table-cell table:style-name="ce6" table:number-columns-repeated="8"/>
          <table:table-cell table:style-name="ce99"/>
          <table:table-cell table:style-name="ce6" office:value-type="string">
            <text:p>VW :</text:p>
          </table:table-cell>
          <table:table-cell table:style-name="ce136" office:value-type="float" office:value="280">
            <text:p>280 °</text:p>
          </table:table-cell>
          <table:table-cell table:style-name="ce6"/>
          <table:table-cell table:style-name="ce148" table:number-columns-repeated="2"/>
          <table:table-cell table:number-columns-repeated="6"/>
          <table:table-cell table:style-name="ce79" table:formula="of:=IF([.D46]&lt;2300;40;0)" office:value-type="float" office:value="0">
            <text:p>0</text:p>
          </table:table-cell>
          <table:table-cell table:style-name="ce79" table:formula="of:=IF((AND([.D46]&gt;2301;[.D46]&lt;2720));30;0)" office:value-type="float" office:value="30">
            <text:p>30</text:p>
          </table:table-cell>
          <table:table-cell table:style-name="ce164" table:formula="of:=IF([.D46]&gt;=2720;25;0)" office:value-type="float" office:value="0">
            <text:p>0</text:p>
          </table:table-cell>
          <table:table-cell table:style-name="ce79" table:formula="of:=[.AF5]+[.AE5]+[.AD5]" office:value-type="float" office:value="30">
            <text:p>30</text:p>
          </table:table-cell>
          <table:table-cell table:style-name="ce167" office:value-type="string">
            <text:p>Pertes de pieds pour Treuil</text:p>
          </table:table-cell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9" office:value-type="string">
            <text:p>Pilote</text:p>
          </table:table-cell>
          <table:table-cell table:style-name="ce34" office:value-type="float" office:value="1">
            <text:p>1</text:p>
            <draw:control table:end-cell-address="'EC135 JDE'.B8" table:end-x="0.861cm" table:end-y="0.101cm" draw:z-index="6" draw:name="CheckBox" draw:style-name="gr7" draw:text-style-name="P2" svg:width="0.749cm" svg:height="0.692cm" svg:x="0.112cm" svg:y="0.313cm" draw:control="control6"/>
          </table:table-cell>
          <table:table-cell table:style-name="ce52" office:value-type="float" office:value="90">
            <text:p>90,00</text:p>
          </table:table-cell>
          <table:table-cell table:style-name="ce68" office:value-type="float" office:value="90">
            <text:p>90</text:p>
          </table:table-cell>
          <table:table-cell table:style-name="ce81" office:value-type="float" office:value="2428">
            <text:p>2428</text:p>
          </table:table-cell>
          <table:table-cell table:style-name="ce89" table:formula="of:=[.D6]*[.E6]" office:value-type="float" office:value="218520">
            <text:p>218520</text:p>
          </table:table-cell>
          <table:table-cell table:style-name="ce6" table:number-columns-repeated="11"/>
          <table:table-cell table:style-name="ce99"/>
          <table:table-cell table:style-name="ce6" office:value-type="string">
            <text:p>TvW :</text:p>
          </table:table-cell>
          <table:table-cell table:style-name="ce137" office:value-type="float" office:value="10">
            <text:p>10 Kts</text:p>
          </table:table-cell>
          <table:table-cell table:style-name="ce6"/>
          <table:table-cell table:style-name="ce148" table:number-columns-repeated="2"/>
          <table:table-cell table:number-columns-repeated="6"/>
          <table:table-cell table:style-name="ce79" table:formula="of:=IF([.D46]&lt;2100;5.82;0)" office:value-type="float" office:value="0">
            <text:p>0</text:p>
          </table:table-cell>
          <table:table-cell table:style-name="ce79" table:formula="of:=IF((AND([.D46]&gt;2101;[.D46]&lt;2500));5.83;0)" office:value-type="float" office:value="5.83">
            <text:p>5,83</text:p>
          </table:table-cell>
          <table:table-cell table:style-name="ce163" table:formula="of:=IF([.D46]&gt;=2500;5.84;0)" office:value-type="float" office:value="0">
            <text:p>00,00</text:p>
          </table:table-cell>
          <table:table-cell table:style-name="ce165" table:formula="of:=[.AF6]+[.AE6]+[.AD6]" office:value-type="float" office:value="5.83">
            <text:p>05,83</text:p>
          </table:table-cell>
          <table:table-cell table:style-name="ce79" table:number-columns-repeated="4"/>
          <table:table-cell table:number-columns-repeated="219"/>
        </table:table-row>
        <table:table-row table:style-name="ro2">
          <table:table-cell table:style-name="ce10" office:value-type="string">
            <text:p>Copilote</text:p>
          </table:table-cell>
          <table:table-cell table:style-name="ce35" office:value-type="boolean" office:boolean-value="true">
            <text:p>VRAI</text:p>
            <draw:control table:end-cell-address="'EC135 JDE'.B9" table:end-x="1.128cm" table:end-y="0.096cm" draw:z-index="23" draw:name="CheckBox" draw:style-name="gr7" draw:text-style-name="P2" svg:width="1.017cm" svg:height="0.633cm" svg:x="0.111cm" svg:y="0.366cm" draw:control="control16"/>
          </table:table-cell>
          <table:table-cell table:style-name="ce52" office:value-type="float" office:value="90">
            <text:p>90,00</text:p>
          </table:table-cell>
          <table:table-cell table:style-name="ce69" table:formula="of:=IF([.B7];[.C7];0)" office:value-type="float" office:value="90">
            <text:p>90</text:p>
          </table:table-cell>
          <table:table-cell table:style-name="ce72" office:value-type="float" office:value="2428">
            <text:p>2428</text:p>
          </table:table-cell>
          <table:table-cell table:style-name="ce89" table:formula="of:=[.D7]*[.E7]" office:value-type="float" office:value="218520">
            <text:p>218520</text:p>
          </table:table-cell>
          <table:table-cell table:style-name="ce6"/>
          <table:table-cell table:style-name="ce97" table:number-columns-repeated="9"/>
          <table:table-cell table:style-name="ce6"/>
          <table:table-cell table:style-name="ce99"/>
          <table:table-cell table:style-name="ce127" office:value-type="string">
            <text:p>05,23</text:p>
          </table:table-cell>
          <table:table-cell table:style-name="ce138" office:value-type="float" office:value="43">
            <text:p>43 ft</text:p>
          </table:table-cell>
          <table:table-cell table:style-name="ce6" office:value-type="string">
            <text:p>Pt Haut</text:p>
          </table:table-cell>
          <table:table-cell table:style-name="ce148" table:number-columns-repeated="2"/>
          <table:table-cell table:number-columns-repeated="6"/>
          <table:table-cell table:style-name="ce79" table:number-columns-repeated="2"/>
          <table:table-cell table:style-name="ce163"/>
          <table:table-cell table:style-name="ce165"/>
          <table:table-cell table:style-name="ce79" table:number-columns-repeated="4"/>
          <table:table-cell table:number-columns-repeated="219"/>
        </table:table-row>
        <table:table-row table:style-name="ro2">
          <table:table-cell table:style-name="ce11" office:value-type="string">
            <text:p>Pax dos au vol + siège gche</text:p>
          </table:table-cell>
          <table:table-cell table:style-name="ce36" office:value-type="boolean" office:boolean-value="false">
            <text:p>FAUX</text:p>
            <draw:control table:end-cell-address="'EC135 JDE'.B10" table:end-x="1.073cm" table:end-y="0.018cm" draw:z-index="33" draw:name="CheckBox" draw:style-name="gr7" draw:text-style-name="P2" svg:width="0.961cm" svg:height="0.484cm" svg:x="0.112cm" svg:y="0.437cm" draw:control="control26"/>
          </table:table-cell>
          <table:table-cell table:style-name="ce53" table:formula="of:=11.09+90" office:value-type="float" office:value="101.09">
            <text:p>101,09</text:p>
          </table:table-cell>
          <table:table-cell table:style-name="ce69" table:formula="of:=IF([.B8];[.C8];0)" office:value-type="float" office:value="0">
            <text:p>0</text:p>
          </table:table-cell>
          <table:table-cell table:style-name="ce72" office:value-type="float" office:value="3180">
            <text:p>3180</text:p>
          </table:table-cell>
          <table:table-cell table:style-name="ce89" table:formula="of:=[.D8]*[.E8]" office:value-type="float" office:value="0">
            <text:p>0</text:p>
          </table:table-cell>
          <table:table-cell table:style-name="ce6"/>
          <table:table-cell table:style-name="ce97" table:number-columns-repeated="8"/>
          <table:table-cell table:style-name="ce97" office:value-type="string">
            <text:p>Centrage</text:p>
          </table:table-cell>
          <table:table-cell table:style-name="ce6"/>
          <table:table-cell table:style-name="ce99"/>
          <table:table-cell table:style-name="Default"/>
          <table:table-cell table:style-name="ce139" office:value-type="float" office:value="0">
            <text:p>0 Kts</text:p>
          </table:table-cell>
          <table:table-cell table:style-name="ce6" office:value-type="string">
            <text:p>Ventre</text:p>
          </table:table-cell>
          <table:table-cell table:style-name="ce148" table:number-columns-repeated="2"/>
          <table:table-cell table:number-columns-repeated="6"/>
          <table:table-cell table:style-name="ce161" table:formula="of:=IF([.D46]&lt;2300;70;0)" office:value-type="float" office:value="0">
            <text:p/>
          </table:table-cell>
          <table:table-cell table:style-name="ce161" table:formula="of:=IF((AND([.D46]&gt;2301;[.D46]&lt;2720));50;0)" office:value-type="float" office:value="50">
            <text:p>50</text:p>
          </table:table-cell>
          <table:table-cell table:style-name="ce161" table:formula="of:=IF([.D46]&gt;=2721;40;0)" office:value-type="float" office:value="0">
            <text:p/>
          </table:table-cell>
          <table:table-cell table:style-name="ce161" table:formula="of:=[.AF8]+[.AE8]+[.AD8]" office:value-type="float" office:value="50">
            <text:p>50</text:p>
          </table:table-cell>
          <table:table-cell table:style-name="ce167" office:value-type="string">
            <text:p>pertes de pieds si miroir extérieur/HP</text:p>
          </table:table-cell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1" office:value-type="string">
            <text:p>Siège dos au vol vide gche</text:p>
          </table:table-cell>
          <table:table-cell table:style-name="ce36" office:value-type="boolean" office:boolean-value="false">
            <text:p>FAUX</text:p>
          </table:table-cell>
          <table:table-cell table:style-name="ce53" office:value-type="float" office:value="11.09">
            <text:p>11,09</text:p>
          </table:table-cell>
          <table:table-cell table:style-name="ce69" table:formula="of:=IF([.B9];[.C9];0)" office:value-type="float" office:value="0">
            <text:p>0</text:p>
          </table:table-cell>
          <table:table-cell table:style-name="ce72" office:value-type="float" office:value="3180">
            <text:p>3180</text:p>
          </table:table-cell>
          <table:table-cell table:style-name="ce89" table:formula="of:=[.D9]*[.E9]" office:value-type="float" office:value="0">
            <text:p>0</text:p>
          </table:table-cell>
          <table:table-cell table:style-name="ce6"/>
          <table:table-cell table:style-name="ce97" table:number-columns-repeated="9"/>
          <table:table-cell table:style-name="ce6"/>
          <table:table-cell table:style-name="ce99"/>
          <table:table-cell table:style-name="ce127" office:value-type="string">
            <text:p>05,60</text:p>
          </table:table-cell>
          <table:table-cell table:style-name="ce140" office:value-type="float" office:value="2580">
            <text:p>2580 Kg</text:p>
          </table:table-cell>
          <table:table-cell table:style-name="ce6" office:value-type="string">
            <text:p>2 min</text:p>
          </table:table-cell>
          <table:table-cell table:style-name="ce148" table:number-columns-repeated="2"/>
          <table:table-cell table:number-columns-repeated="6"/>
          <table:table-cell table:style-name="ce161" table:number-columns-repeated="4"/>
          <table:table-cell table:style-name="ce167"/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1" office:value-type="string">
            <text:p>Pax arrière + siège</text:p>
          </table:table-cell>
          <table:table-cell table:style-name="ce37" office:value-type="float" office:value="0">
            <text:p>0</text:p>
          </table:table-cell>
          <table:table-cell table:style-name="ce53" table:formula="of:=11.09+90" office:value-type="float" office:value="101.09">
            <text:p>101,09</text:p>
          </table:table-cell>
          <table:table-cell table:style-name="ce69" table:formula="of:=[.B10]*[.C10]" office:value-type="float" office:value="0">
            <text:p>0</text:p>
          </table:table-cell>
          <table:table-cell table:style-name="ce72" office:value-type="float" office:value="4250">
            <text:p>4250</text:p>
          </table:table-cell>
          <table:table-cell table:style-name="ce89" table:formula="of:=[.D10]*[.E10]" office:value-type="float" office:value="0">
            <text:p>0</text:p>
          </table:table-cell>
          <table:table-cell table:style-name="ce6"/>
          <table:table-cell table:style-name="ce98" table:formula="of:=[.I42]" office:value-type="float" office:value="4227.3">
            <text:p>4227,3</text:p>
          </table:table-cell>
          <table:table-cell table:style-name="ce98" table:formula="of:=[.I43]" office:value-type="float" office:value="4369">
            <text:p>4369</text:p>
          </table:table-cell>
          <table:table-cell table:style-name="ce98" table:formula="of:=[.I44]" office:value-type="float" office:value="4555">
            <text:p>4555</text:p>
          </table:table-cell>
          <table:table-cell table:style-name="ce98" table:formula="of:=[.I45]" office:value-type="float" office:value="4187">
            <text:p>4187</text:p>
          </table:table-cell>
          <table:table-cell table:style-name="ce98" table:formula="of:=[.I42]" office:value-type="float" office:value="4227.3">
            <text:p>4227,3</text:p>
          </table:table-cell>
          <table:table-cell table:style-name="ce98"/>
          <table:table-cell table:style-name="ce114" table:number-columns-repeated="2"/>
          <table:table-cell table:style-name="ce114" table:formula="of:=[.E46]" office:value-type="float" office:value="0">
            <text:p>#N/D</text:p>
          </table:table-cell>
          <table:table-cell table:style-name="ce122" table:formula="of:=[.D54]" office:value-type="float" office:value="0">
            <text:p>#N/D</text:p>
          </table:table-cell>
          <table:table-cell table:style-name="ce123" table:formula="of:=[.AC51]" office:value-type="float" office:value="0">
            <text:p>0</text:p>
          </table:table-cell>
          <table:table-cell table:style-name="ce127" office:value-type="string">
            <text:p>05,61</text:p>
          </table:table-cell>
          <table:table-cell table:style-name="ce140" office:value-type="float" office:value="2630">
            <text:p>2630 Kg</text:p>
          </table:table-cell>
          <table:table-cell table:style-name="ce6" office:value-type="string">
            <text:p>30 sec</text:p>
          </table:table-cell>
          <table:table-cell table:style-name="ce148" table:number-columns-repeated="2"/>
          <table:table-cell table:number-columns-repeated="6"/>
          <table:table-cell table:style-name="ce161" table:formula="of:=IF([.D46]&lt;2300;30;0)" office:value-type="float" office:value="0">
            <text:p/>
          </table:table-cell>
          <table:table-cell table:style-name="ce161" table:formula="of:=IF((AND([.D46]&gt;2301;[.D46]&lt;2720));25;0)" office:value-type="float" office:value="25">
            <text:p>25</text:p>
          </table:table-cell>
          <table:table-cell table:style-name="ce161" table:formula="of:=IF([.D46]&gt;=2721;20;0)" office:value-type="float" office:value="0">
            <text:p/>
          </table:table-cell>
          <table:table-cell table:style-name="ce161" table:formula="of:=[.AF10]+[.AE10]+[.AD10]" office:value-type="float" office:value="25">
            <text:p>25</text:p>
          </table:table-cell>
          <table:table-cell table:style-name="ce167" office:value-type="string">
            <text:p>pertes de pieds si patin neige</text:p>
          </table:table-cell>
          <table:table-cell table:style-name="ce167" table:number-columns-repeated="2"/>
          <table:table-cell table:style-name="ce79"/>
          <table:table-cell table:number-columns-repeated="219"/>
        </table:table-row>
        <table:table-row table:style-name="ro2">
          <table:table-cell table:style-name="ce11" office:value-type="string">
            <text:p>Siège arrière vide</text:p>
          </table:table-cell>
          <table:table-cell table:style-name="ce37" office:value-type="float" office:value="0">
            <text:p>0</text:p>
            <draw:control table:end-cell-address="'EC135 JDE'.B13" table:end-x="0.781cm" table:end-y="0.103cm" draw:z-index="24" draw:name="CheckBox" draw:style-name="gr7" draw:text-style-name="P2" svg:width="0.67cm" svg:height="0.701cm" svg:x="0.111cm" svg:y="0.306cm" draw:control="control17"/>
          </table:table-cell>
          <table:table-cell table:style-name="ce53" office:value-type="float" office:value="11.09">
            <text:p>11,09</text:p>
          </table:table-cell>
          <table:table-cell table:style-name="ce69" table:formula="of:=[.B11]*[.C11]" office:value-type="float" office:value="0">
            <text:p>0</text:p>
          </table:table-cell>
          <table:table-cell table:style-name="ce72" office:value-type="float" office:value="4250">
            <text:p>4250</text:p>
          </table:table-cell>
          <table:table-cell table:style-name="ce89" table:formula="of:=[.D11]*[.E11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7" office:value-type="string">
            <text:p>10,06</text:p>
          </table:table-cell>
          <table:table-cell table:style-name="ce141" office:value-type="float" office:value="50">
            <text:p>50 ft</text:p>
          </table:table-cell>
          <table:table-cell table:style-name="ce6" office:value-type="string">
            <text:p>pertes H</text:p>
          </table:table-cell>
          <table:table-cell table:style-name="ce148" table:number-columns-repeated="2"/>
          <table:table-cell table:number-columns-repeated="6"/>
          <table:table-cell table:style-name="ce161" table:formula="of:=IF([.D46]&lt;2300;60;0)" office:value-type="float" office:value="0">
            <text:p/>
          </table:table-cell>
          <table:table-cell table:style-name="ce161" table:formula="of:=IF((AND([.D46]&gt;2301;[.D46]&lt;2720));45;0)" office:value-type="float" office:value="45">
            <text:p>45</text:p>
          </table:table-cell>
          <table:table-cell table:style-name="ce161" table:formula="of:=IF([.D46]&gt;=2721;40;0)" office:value-type="float" office:value="0">
            <text:p/>
          </table:table-cell>
          <table:table-cell table:style-name="ce161" table:formula="of:=[.AF11]+[.AE11]+[.AD11]" office:value-type="float" office:value="45">
            <text:p>45</text:p>
          </table:table-cell>
          <table:table-cell table:style-name="ce167" office:value-type="string">
            <text:p>pertes pieds pour SX 16</text:p>
          </table:table-cell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1" office:value-type="string">
            <text:p>Pax FLIR + siège <text:s text:c="7"/></text:p>
          </table:table-cell>
          <table:table-cell table:style-name="ce36" office:value-type="boolean" office:boolean-value="false">
            <text:p>FAUX</text:p>
            <draw:control table:end-cell-address="'EC135 JDE'.B14" table:end-x="0.781cm" table:end-y="0.106cm" draw:z-index="25" draw:name="CheckBox" draw:style-name="gr7" draw:text-style-name="P2" svg:width="0.67cm" svg:height="0.701cm" svg:x="0.111cm" svg:y="0.308cm" draw:control="control18"/>
          </table:table-cell>
          <table:table-cell table:style-name="ce53" table:formula="of:=11.09+90" office:value-type="float" office:value="101.09">
            <text:p>101,09</text:p>
          </table:table-cell>
          <table:table-cell table:style-name="ce69" table:formula="of:=IF([.B12];[.C12];0)" office:value-type="float" office:value="0">
            <text:p>0</text:p>
          </table:table-cell>
          <table:table-cell table:style-name="ce72" office:value-type="float" office:value="3985">
            <text:p>3985</text:p>
          </table:table-cell>
          <table:table-cell table:style-name="ce89" table:formula="of:=[.D12]*[.E12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8" table:formula="of:=IF([.D46]&lt;2835;5.49;5.51)" office:value-type="float" office:value="5.49">
            <text:p>05,49</text:p>
          </table:table-cell>
          <table:table-cell table:style-name="ce140" office:value-type="float" office:value="2835">
            <text:p>2835 Kg</text:p>
          </table:table-cell>
          <table:table-cell table:style-name="ce32" office:value-type="string">
            <text:p>PMD AOE</text:p>
          </table:table-cell>
          <table:table-cell table:style-name="ce148" table:number-columns-repeated="2"/>
          <table:table-cell table:number-columns-repeated="6"/>
          <table:table-cell table:style-name="ce161" table:formula="of:=IF([.D46]&lt;2300;30;0)" office:value-type="float" office:value="0">
            <text:p/>
          </table:table-cell>
          <table:table-cell table:style-name="ce161" table:formula="of:=IF((AND([.D46]&gt;2301;[.D46]&lt;2720));25;0)" office:value-type="float" office:value="25">
            <text:p>25</text:p>
          </table:table-cell>
          <table:table-cell table:style-name="ce161" table:formula="of:=IF([.D46]&gt;=2721;20;0)" office:value-type="float" office:value="0">
            <text:p/>
          </table:table-cell>
          <table:table-cell table:style-name="ce161" table:formula="of:=[.AF12]+[.AE12]+[.AD12]" office:value-type="float" office:value="25">
            <text:p>25</text:p>
          </table:table-cell>
          <table:table-cell table:style-name="ce167" office:value-type="string">
            <text:p>pertes en pieds pour flottabilité</text:p>
          </table:table-cell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2" office:value-type="string">
            <text:p>Siège FLIR vide</text:p>
          </table:table-cell>
          <table:table-cell table:style-name="ce38" office:value-type="boolean" office:boolean-value="false">
            <text:p>FAUX</text:p>
          </table:table-cell>
          <table:table-cell table:style-name="ce53" office:value-type="float" office:value="11.09">
            <text:p>11,09</text:p>
          </table:table-cell>
          <table:table-cell table:style-name="ce69" table:formula="of:=IF([.B13];[.C13];0)" office:value-type="float" office:value="0">
            <text:p>0</text:p>
          </table:table-cell>
          <table:table-cell table:style-name="ce82" office:value-type="float" office:value="3985">
            <text:p>3985</text:p>
          </table:table-cell>
          <table:table-cell table:style-name="ce89" table:formula="of:=[.D13]*[.E13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8" table:formula="of:=IF([.D46]&lt;2835;5.53;5.55)" office:value-type="float" office:value="5.53">
            <text:p>05,53</text:p>
          </table:table-cell>
          <table:table-cell table:style-name="ce140" office:value-type="float" office:value="2815">
            <text:p>2815 Kg</text:p>
          </table:table-cell>
          <table:table-cell table:style-name="ce149" office:value-type="string">
            <text:p>PMC AOE</text:p>
          </table:table-cell>
          <table:table-cell table:style-name="ce148" table:number-columns-repeated="2"/>
          <table:table-cell table:number-columns-repeated="6"/>
          <table:table-cell table:style-name="ce161" table:formula="of:=IF([.D46]&lt;2300;30;0)" office:value-type="float" office:value="0">
            <text:p/>
          </table:table-cell>
          <table:table-cell table:style-name="ce161" table:formula="of:=IF((AND([.D46]&gt;2301;[.D46]&lt;2720));25;0)" office:value-type="float" office:value="25">
            <text:p>25</text:p>
          </table:table-cell>
          <table:table-cell table:style-name="ce161" table:formula="of:=IF([.D46]&gt;=2721;20;0)" office:value-type="float" office:value="0">
            <text:p/>
          </table:table-cell>
          <table:table-cell table:style-name="ce161" table:formula="of:=[.AF13]+[.AE13]+[.AD13]" office:value-type="float" office:value="25">
            <text:p>25</text:p>
          </table:table-cell>
          <table:table-cell table:style-name="ce167" office:value-type="string">
            <text:p>pertes en pieds pour FLIR</text:p>
          </table:table-cell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2" office:value-type="string">
            <text:p>Pax dos au vol + banquette </text:p>
          </table:table-cell>
          <table:table-cell table:style-name="ce37" office:value-type="float" office:value="0">
            <text:p>0</text:p>
            <draw:control table:end-cell-address="'EC135 JDE'.B16" table:end-x="0.781cm" table:end-y="0.107cm" draw:z-index="26" draw:name="CheckBox" draw:style-name="gr7" draw:text-style-name="P2" svg:width="0.67cm" svg:height="0.701cm" svg:x="0.111cm" svg:y="0.31cm" draw:control="control19"/>
          </table:table-cell>
          <table:table-cell table:style-name="ce53" office:value-type="float" office:value="37.35">
            <text:p>37,35</text:p>
          </table:table-cell>
          <table:table-cell table:style-name="ce69" table:formula="of:=IF([.B14];[.C14]+([.B14]*90);0)" office:value-type="float" office:value="0">
            <text:p>0</text:p>
          </table:table-cell>
          <table:table-cell table:style-name="ce72" office:value-type="float" office:value="3250">
            <text:p>3250</text:p>
          </table:table-cell>
          <table:table-cell table:style-name="ce89" table:formula="of:=[.D14]*[.E14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9" office:value-type="string">
            <text:p>09,1,1,109</text:p>
          </table:table-cell>
          <table:table-cell/>
          <table:table-cell table:style-name="ce150" office:value-type="float" office:value="2865">
            <text:p>2865 Kg</text:p>
          </table:table-cell>
          <table:table-cell table:style-name="ce148" table:number-columns-repeated="2"/>
          <table:table-cell table:number-columns-repeated="6"/>
          <table:table-cell table:style-name="ce161" table:number-columns-repeated="4"/>
          <table:table-cell table:style-name="ce167"/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2" office:value-type="string">
            <text:p>Banquette 3 pax dos au vol vide</text:p>
          </table:table-cell>
          <table:table-cell table:style-name="ce38" office:value-type="boolean" office:boolean-value="false">
            <text:p>FAUX</text:p>
          </table:table-cell>
          <table:table-cell table:style-name="ce53" office:value-type="float" office:value="37.35">
            <text:p>37,35</text:p>
          </table:table-cell>
          <table:table-cell table:style-name="ce69" table:formula="of:=IF([.B15];[.C15];0)" office:value-type="float" office:value="0">
            <text:p>0</text:p>
          </table:table-cell>
          <table:table-cell table:style-name="ce82" office:value-type="float" office:value="3250">
            <text:p>3250</text:p>
          </table:table-cell>
          <table:table-cell table:style-name="ce89" table:formula="of:=[.D15]*[.E15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9" office:value-type="string">
            <text:p>09,1,1,45</text:p>
          </table:table-cell>
          <table:table-cell/>
          <table:table-cell table:style-name="ce150" office:value-type="float" office:value="2910">
            <text:p>2910 Kg</text:p>
          </table:table-cell>
          <table:table-cell table:style-name="ce148" table:number-columns-repeated="2"/>
          <table:table-cell table:number-columns-repeated="6"/>
          <table:table-cell table:style-name="ce161" table:number-columns-repeated="4"/>
          <table:table-cell table:style-name="ce167"/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2" office:value-type="string">
            <text:p>Pax banquette arrière</text:p>
          </table:table-cell>
          <table:table-cell table:style-name="ce37" office:value-type="float" office:value="1">
            <text:p>1</text:p>
            <draw:control table:end-cell-address="'EC135 JDE'.B18" table:end-x="0.781cm" table:end-y="0.106cm" draw:z-index="27" draw:name="CheckBox" draw:style-name="gr7" draw:text-style-name="P2" svg:width="0.67cm" svg:height="0.702cm" svg:x="0.111cm" svg:y="0.307cm" draw:control="control20"/>
          </table:table-cell>
          <table:table-cell table:style-name="ce53" office:value-type="float" office:value="0">
            <text:p>0,00</text:p>
          </table:table-cell>
          <table:table-cell table:style-name="ce69" table:formula="of:=IF([.B16];[.C16]+([.B16]*90);0)" office:value-type="float" office:value="90">
            <text:p>90</text:p>
          </table:table-cell>
          <table:table-cell table:style-name="ce72" office:value-type="float" office:value="4400">
            <text:p>4400</text:p>
          </table:table-cell>
          <table:table-cell table:style-name="ce89" table:formula="of:=[.D16]*[.E16]" office:value-type="float" office:value="396000">
            <text:p>39600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8" table:formula="of:=[.AG4]" office:value-type="float" office:value="5.7">
            <text:p>05,70</text:p>
          </table:table-cell>
          <table:table-cell/>
          <table:table-cell table:style-name="ce151" office:value-type="float" office:value="1380">
            <text:p>1380 ft</text:p>
          </table:table-cell>
          <table:table-cell table:style-name="ce148" table:number-columns-repeated="2"/>
          <table:table-cell table:number-columns-repeated="6"/>
          <table:table-cell table:style-name="ce161" table:number-columns-repeated="4"/>
          <table:table-cell table:style-name="ce167"/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12" office:value-type="string">
            <text:p>Banquette 3 pax arrière</text:p>
          </table:table-cell>
          <table:table-cell table:style-name="ce39" office:value-type="boolean" office:boolean-value="true">
            <text:p>VRAI</text:p>
            <draw:control table:end-cell-address="'EC135 JDE'.B19" table:end-x="0.781cm" table:end-y="0.104cm" draw:z-index="20" draw:name="CheckBox" draw:style-name="gr7" draw:text-style-name="P2" svg:width="0.67cm" svg:height="0.701cm" svg:x="0.111cm" svg:y="0.306cm" draw:control="control13"/>
          </table:table-cell>
          <table:table-cell table:style-name="ce53" office:value-type="float" office:value="33.23">
            <text:p>33,23</text:p>
          </table:table-cell>
          <table:table-cell table:style-name="ce69" table:formula="of:=IF([.B17];[.C17];0)" office:value-type="float" office:value="33.23">
            <text:p>33</text:p>
          </table:table-cell>
          <table:table-cell table:style-name="ce82" office:value-type="float" office:value="4400">
            <text:p>4400</text:p>
          </table:table-cell>
          <table:table-cell table:style-name="ce89" table:formula="of:=[.D17]*[.E17]" office:value-type="float" office:value="146212">
            <text:p>146212</text:p>
          </table:table-cell>
          <table:table-cell table:style-name="ce6"/>
          <table:table-cell table:style-name="ce98" table:formula="of:=[.J42]" office:value-type="float" office:value="2910">
            <text:p>2910</text:p>
          </table:table-cell>
          <table:table-cell table:style-name="ce98" table:formula="of:=[.J43]" office:value-type="float" office:value="2910">
            <text:p>2910</text:p>
          </table:table-cell>
          <table:table-cell table:style-name="ce98" table:formula="of:=[.J44]" office:value-type="float" office:value="1600">
            <text:p>1600</text:p>
          </table:table-cell>
          <table:table-cell table:style-name="ce98" table:formula="of:=[.J45]" office:value-type="float" office:value="2000">
            <text:p>2000</text:p>
          </table:table-cell>
          <table:table-cell table:style-name="ce98" table:formula="of:=[.J42]" office:value-type="float" office:value="2910">
            <text:p>2910</text:p>
          </table:table-cell>
          <table:table-cell table:style-name="ce98"/>
          <table:table-cell table:style-name="ce114" table:number-columns-repeated="2"/>
          <table:table-cell table:style-name="ce114" table:formula="of:=[.D46]" office:value-type="float" office:value="2411.82">
            <text:p>2412</text:p>
          </table:table-cell>
          <table:table-cell table:style-name="ce122" table:formula="of:=[.C54]" office:value-type="float" office:value="2408.82">
            <text:p>2409</text:p>
          </table:table-cell>
          <table:table-cell table:style-name="ce123" table:formula="of:=[.AB51]" office:value-type="float" office:value="0">
            <text:p>0</text:p>
          </table:table-cell>
          <table:table-cell table:style-name="ce128" table:formula="of:=[.AG3]" office:value-type="float" office:value="5.64">
            <text:p>05,64</text:p>
          </table:table-cell>
          <table:table-cell/>
          <table:table-cell table:style-name="ce151" office:value-type="float" office:value="1950">
            <text:p>1950 ft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3" office:value-type="string">
            <text:p>Système treuil sorti</text:p>
          </table:table-cell>
          <table:table-cell table:style-name="ce38" office:value-type="boolean" office:boolean-value="false">
            <text:p>FAUX</text:p>
            <draw:control table:end-cell-address="'EC135 JDE'.B20" table:end-x="0.772cm" table:end-y="0.09cm" draw:z-index="2" draw:name="CheckBox" draw:style-name="gr7" draw:text-style-name="P2" svg:width="0.67cm" svg:height="0.702cm" svg:x="0.102cm" svg:y="0.291cm" draw:control="control2"/>
          </table:table-cell>
          <table:table-cell table:style-name="ce53" office:value-type="float" office:value="60.01">
            <text:p>60,01</text:p>
          </table:table-cell>
          <table:table-cell table:style-name="ce69" table:formula="of:=IF([.B18];[.C18];0)" office:value-type="float" office:value="0">
            <text:p>0</text:p>
          </table:table-cell>
          <table:table-cell table:style-name="ce82" office:value-type="float" office:value="3760">
            <text:p>3760</text:p>
          </table:table-cell>
          <table:table-cell table:style-name="ce89" table:formula="of:=[.D18]*[.E18]" office:value-type="float" office:value="0">
            <text:p>0</text:p>
          </table:table-cell>
          <table:table-cell table:style-name="ce6"/>
          <table:table-cell table:style-name="ce98" table:number-columns-repeated="6"/>
          <table:table-cell table:style-name="ce114" table:number-columns-repeated="3"/>
          <table:table-cell table:style-name="ce122"/>
          <table:table-cell table:style-name="ce123"/>
          <table:table-cell table:style-name="ce128" table:formula="of:=[.AG6]" office:value-type="float" office:value="5.83">
            <text:p>05,83</text:p>
          </table:table-cell>
          <table:table-cell/>
          <table:table-cell table:style-name="ce151" office:value-type="float" office:value="660">
            <text:p>660 ft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4" office:value-type="string">
            <text:p>Système treuil rentré</text:p>
          </table:table-cell>
          <table:table-cell table:style-name="ce35" office:value-type="boolean" office:boolean-value="false">
            <text:p>FAUX</text:p>
          </table:table-cell>
          <table:table-cell table:style-name="ce53" office:value-type="float" office:value="60.01">
            <text:p>60,01</text:p>
          </table:table-cell>
          <table:table-cell table:style-name="ce69" table:formula="of:=IF([.B19];[.C19];0)" office:value-type="float" office:value="0">
            <text:p>0</text:p>
          </table:table-cell>
          <table:table-cell table:style-name="ce72" office:value-type="float" office:value="3657">
            <text:p>3657</text:p>
          </table:table-cell>
          <table:table-cell table:style-name="ce89" table:formula="of:=[.D19]*[.E19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8" table:formula="of:=ag#ref !" office:value-type="string" office:string-value="Err :509">
            <text:p>Err :509</text:p>
          </table:table-cell>
          <table:table-cell/>
          <table:table-cell table:style-name="ce151" office:value-type="float" office:value="360">
            <text:p>360 ft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4" office:value-type="string">
            <text:p>Adaptateur treuil externe gche</text:p>
          </table:table-cell>
          <table:table-cell table:style-name="ce40" table:formula="of:=IF(([.B18]=1)OR([.B19]);1;0)" office:value-type="float" office:value="0">
            <text:p>0</text:p>
          </table:table-cell>
          <table:table-cell table:style-name="ce53" office:value-type="float" office:value="0.43">
            <text:p>0,43</text:p>
          </table:table-cell>
          <table:table-cell table:style-name="ce69" table:formula="of:=[.B20]*[.C20]" office:value-type="float" office:value="0">
            <text:p>0</text:p>
          </table:table-cell>
          <table:table-cell table:style-name="ce82" office:value-type="float" office:value="4565">
            <text:p>4565</text:p>
          </table:table-cell>
          <table:table-cell table:style-name="ce89" table:formula="of:=[.D20]*[.E20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9" office:value-type="string">
            <text:p>09,1,1,40</text:p>
          </table:table-cell>
          <table:table-cell/>
          <table:table-cell table:style-name="ce151" office:value-type="float" office:value="7200">
            <text:p>7200 ft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5" office:value-type="string">
            <text:p>Adaptateur treuil externe droit</text:p>
          </table:table-cell>
          <table:table-cell table:style-name="ce41" office:value-type="float" office:value="0">
            <text:p>0</text:p>
          </table:table-cell>
          <table:table-cell table:style-name="ce53" office:value-type="float" office:value="0.43">
            <text:p>0,43</text:p>
          </table:table-cell>
          <table:table-cell table:style-name="ce69" table:formula="of:=[.B21]*[.C21]" office:value-type="float" office:value="0">
            <text:p>0</text:p>
          </table:table-cell>
          <table:table-cell table:style-name="ce82" office:value-type="float" office:value="3965">
            <text:p>3965</text:p>
          </table:table-cell>
          <table:table-cell table:style-name="ce89" table:formula="of:=[.D21]*[.E21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9" office:value-type="string">
            <text:p>09,1,1,57</text:p>
          </table:table-cell>
          <table:table-cell table:style-name="ce6"/>
          <table:table-cell table:style-name="ce152" office:value-type="float" office:value="250">
            <text:p>250 m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6" office:value-type="string">
            <text:p>Installation cisaille</text:p>
          </table:table-cell>
          <table:table-cell table:style-name="ce40" table:formula="of:=IF(([.B18]=1)OR([.B19]);1;0)" office:value-type="float" office:value="0">
            <text:p>0</text:p>
          </table:table-cell>
          <table:table-cell table:style-name="ce53" office:value-type="float" office:value="1.52">
            <text:p>1,52</text:p>
          </table:table-cell>
          <table:table-cell table:style-name="ce69" table:formula="of:=[.B22]*[.C22]" office:value-type="float" office:value="0">
            <text:p>0</text:p>
          </table:table-cell>
          <table:table-cell table:style-name="ce82" office:value-type="float" office:value="2911">
            <text:p>2911</text:p>
          </table:table-cell>
          <table:table-cell table:style-name="ce89" table:formula="of:=[.D22]*[.E22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9" office:value-type="string">
            <text:p>09,1,1,78</text:p>
          </table:table-cell>
          <table:table-cell table:style-name="ce6"/>
          <table:table-cell table:style-name="ce152" office:value-type="float" office:value="210">
            <text:p>210 m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6" office:value-type="string">
            <text:p>Accessoires treuil externe</text:p>
          </table:table-cell>
          <table:table-cell table:style-name="ce40" table:formula="of:=IF(([.B18]=1)OR([.B19]);1;0)" office:value-type="float" office:value="0">
            <text:p>0</text:p>
            <draw:control table:end-cell-address="'EC135 JDE'.B25" table:end-x="0.781cm" table:end-y="0.107cm" draw:z-index="29" draw:name="CheckBox" draw:style-name="gr7" draw:text-style-name="P2" svg:width="0.67cm" svg:height="0.701cm" svg:x="0.111cm" svg:y="0.309cm" draw:control="control22"/>
          </table:table-cell>
          <table:table-cell table:style-name="ce53" office:value-type="float" office:value="0.43">
            <text:p>0,43</text:p>
          </table:table-cell>
          <table:table-cell table:style-name="ce69" table:formula="of:=[.B23]*[.C23]" office:value-type="float" office:value="0">
            <text:p>0</text:p>
          </table:table-cell>
          <table:table-cell table:style-name="ce82" office:value-type="float" office:value="3678">
            <text:p>3678</text:p>
          </table:table-cell>
          <table:table-cell table:style-name="ce89" table:formula="of:=[.D23]*[.E23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9" office:value-type="string">
            <text:p>09,1,1,63</text:p>
          </table:table-cell>
          <table:table-cell table:style-name="ce6"/>
          <table:table-cell table:style-name="ce152" office:value-type="float" office:value="200">
            <text:p>200 m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7" office:value-type="string">
            <text:p>Pax ligne de vie dos au vol</text:p>
          </table:table-cell>
          <table:table-cell table:style-name="ce38" office:value-type="boolean" office:boolean-value="false">
            <text:p>FAUX</text:p>
            <draw:control table:end-cell-address="'EC135 JDE'.B26" table:end-x="0.781cm" table:end-y="0.103cm" draw:z-index="28" draw:name="CheckBox" draw:style-name="gr7" draw:text-style-name="P2" svg:width="0.67cm" svg:height="0.701cm" svg:x="0.111cm" svg:y="0.305cm" draw:control="control21"/>
          </table:table-cell>
          <table:table-cell table:style-name="ce53" office:value-type="float" office:value="90">
            <text:p>90,00</text:p>
          </table:table-cell>
          <table:table-cell table:style-name="ce69" table:formula="of:=IF([.B24];[.C24];0)" office:value-type="float" office:value="0">
            <text:p>0</text:p>
          </table:table-cell>
          <table:table-cell table:style-name="ce72" office:value-type="float" office:value="3180">
            <text:p>3180</text:p>
          </table:table-cell>
          <table:table-cell table:style-name="ce89" table:formula="of:=[.D24]*[.E24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30" office:value-type="string">
            <text:p>CP</text:p>
          </table:table-cell>
          <table:table-cell table:style-name="ce6"/>
          <table:table-cell table:style-name="ce153" office:value-type="float" office:value="1">
            <text:p>1</text:p>
          </table:table-cell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7" office:value-type="string">
            <text:p>Pax ligne de vie arrière</text:p>
          </table:table-cell>
          <table:table-cell table:style-name="ce38" office:value-type="boolean" office:boolean-value="false">
            <text:p>FAUX</text:p>
            <draw:control table:end-cell-address="'EC135 JDE'.B27" table:end-x="0.781cm" table:end-y="0.108cm" draw:z-index="30" draw:name="CheckBox" draw:style-name="gr7" draw:text-style-name="P2" svg:width="0.67cm" svg:height="0.702cm" svg:x="0.111cm" svg:y="0.309cm" draw:control="control23"/>
          </table:table-cell>
          <table:table-cell table:style-name="ce53" office:value-type="float" office:value="90">
            <text:p>90,00</text:p>
          </table:table-cell>
          <table:table-cell table:style-name="ce69" table:formula="of:=IF([.B25];[.C25];0)" office:value-type="float" office:value="0">
            <text:p>0</text:p>
          </table:table-cell>
          <table:table-cell table:style-name="ce72" office:value-type="float" office:value="4250">
            <text:p>4250</text:p>
          </table:table-cell>
          <table:table-cell table:style-name="ce89" table:formula="of:=[.D25]*[.E25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7"/>
          <table:table-cell table:style-name="ce142"/>
          <table:table-cell table:style-name="ce6"/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8" office:value-type="string">
            <text:p>Pax ligne de vie FLIR</text:p>
          </table:table-cell>
          <table:table-cell table:style-name="ce35" office:value-type="boolean" office:boolean-value="false">
            <text:p>FAUX</text:p>
          </table:table-cell>
          <table:table-cell table:style-name="ce53" office:value-type="float" office:value="90">
            <text:p>90,00</text:p>
          </table:table-cell>
          <table:table-cell table:style-name="ce69" table:formula="of:=IF([.B26];[.C26];0)" office:value-type="float" office:value="0">
            <text:p>0</text:p>
          </table:table-cell>
          <table:table-cell table:style-name="ce82" office:value-type="float" office:value="3985">
            <text:p>3985</text:p>
          </table:table-cell>
          <table:table-cell table:style-name="ce89" table:formula="of:=[.D26]*[.E26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7"/>
          <table:table-cell table:style-name="ce142"/>
          <table:table-cell table:style-name="ce6"/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10" office:value-type="string">
            <text:p>Coupe câble patin (0 si SX 16)</text:p>
          </table:table-cell>
          <table:table-cell table:style-name="ce42" office:value-type="float" office:value="0">
            <text:p>0</text:p>
            <draw:control table:end-cell-address="'EC135 JDE'.B29" table:end-x="0.623cm" table:end-y="0.128cm" draw:z-index="31" draw:name="CheckBox" draw:style-name="gr7" draw:text-style-name="P2" svg:width="0.512cm" svg:height="0.667cm" svg:x="0.111cm" svg:y="0.365cm" draw:control="control24"/>
          </table:table-cell>
          <table:table-cell table:style-name="ce53" office:value-type="float" office:value="3.04">
            <text:p>3,04</text:p>
          </table:table-cell>
          <table:table-cell table:style-name="ce69" table:formula="of:=[.B27]*[.C27]" office:value-type="float" office:value="0">
            <text:p>0</text:p>
          </table:table-cell>
          <table:table-cell table:style-name="ce72" office:value-type="float" office:value="1989">
            <text:p>1989</text:p>
          </table:table-cell>
          <table:table-cell table:style-name="ce89" table:formula="of:=[.D27]*[.E27]" office:value-type="float" office:value="0">
            <text:p>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Default"/>
          <table:table-cell table:style-name="ce143"/>
          <table:table-cell table:style-name="Default"/>
          <table:table-cell table:style-name="ce148" table:number-columns-repeated="2"/>
          <table:table-cell table:number-columns-repeated="6"/>
          <table:table-cell table:style-name="ce79" table:formula="of:=[.D30]" office:value-type="float" office:value="0">
            <text:p>0</text:p>
          </table:table-cell>
          <table:table-cell table:style-name="ce79" table:formula="of:=[.D29]" office:value-type="float" office:value="39.72">
            <text:p>39,72</text:p>
          </table:table-cell>
          <table:table-cell table:style-name="ce79" table:formula="of:=[.D31]" office:value-type="float" office:value="104.5">
            <text:p>104,5</text:p>
          </table:table-cell>
          <table:table-cell table:style-name="ce166" table:formula="of:=[.D19]" office:value-type="float" office:value="0">
            <text:p>0</text:p>
          </table:table-cell>
          <table:table-cell table:style-name="ce79" office:value-type="string">
            <text:p>HP</text:p>
          </table:table-cell>
          <table:table-cell table:style-name="ce79" table:formula="of:='d'#ref !" office:value-type="string" office:string-value="Err :520">
            <text:p>Err :520</text:p>
          </table:table-cell>
          <table:table-cell table:style-name="ce79" table:number-columns-repeated="2"/>
          <table:table-cell table:number-columns-repeated="219"/>
        </table:table-row>
        <table:table-row table:style-name="ro2">
          <table:table-cell table:style-name="ce19" office:value-type="string">
            <text:p>Télécommande SX 16</text:p>
          </table:table-cell>
          <table:table-cell table:style-name="ce35" office:value-type="boolean" office:boolean-value="true">
            <text:p>VRAI</text:p>
            <draw:control table:end-cell-address="'EC135 JDE'.B30" table:end-x="0.624cm" table:end-y="0.142cm" draw:z-index="3" draw:name="CheckBox" draw:style-name="gr7" draw:text-style-name="P2" svg:width="0.512cm" svg:height="0.668cm" svg:x="0.112cm" svg:y="0.377cm" draw:control="control3"/>
          </table:table-cell>
          <table:table-cell table:style-name="ce53" office:value-type="float" office:value="0.37">
            <text:p>0,37</text:p>
          </table:table-cell>
          <table:table-cell table:style-name="ce69" table:formula="of:=IF([.B28];[.C28];0)" office:value-type="float" office:value="0.37">
            <text:p>0</text:p>
          </table:table-cell>
          <table:table-cell table:style-name="ce72" office:value-type="float" office:value="3000">
            <text:p>3000</text:p>
          </table:table-cell>
          <table:table-cell table:style-name="ce89" table:formula="of:=[.D28]*[.E28]" office:value-type="float" office:value="1110">
            <text:p>1110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ce127"/>
          <table:table-cell table:style-name="ce144"/>
          <table:table-cell table:style-name="ce6"/>
          <table:table-cell table:style-name="ce148" table:number-columns-repeated="2"/>
          <table:table-cell table:number-columns-repeated="6"/>
          <table:table-cell table:style-name="ce79" table:number-columns-repeated="3"/>
          <table:table-cell table:style-name="ce166"/>
          <table:table-cell table:style-name="ce79" table:number-columns-repeated="4"/>
          <table:table-cell table:number-columns-repeated="219"/>
        </table:table-row>
        <table:table-row table:style-name="ro2">
          <table:table-cell table:style-name="ce19" office:value-type="string">
            <text:p>SX 16 + asservissement</text:p>
          </table:table-cell>
          <table:table-cell table:style-name="ce35" office:value-type="boolean" office:boolean-value="true">
            <text:p>VRAI</text:p>
            <draw:control table:end-cell-address="'EC135 JDE'.B31" table:end-x="1.078cm" table:end-y="0.112cm" draw:z-index="4" draw:name="CheckBox" draw:style-name="gr7" draw:text-style-name="P2" svg:width="0.976cm" svg:height="0.644cm" svg:x="0.102cm" svg:y="0.371cm" draw:control="control4"/>
          </table:table-cell>
          <table:table-cell table:style-name="ce53" office:value-type="float" office:value="39.72">
            <text:p>39,72</text:p>
          </table:table-cell>
          <table:table-cell table:style-name="ce69" table:formula="of:=IF([.B29];[.C29];0)" office:value-type="float" office:value="39.72">
            <text:p>40</text:p>
          </table:table-cell>
          <table:table-cell table:style-name="ce72" office:value-type="float" office:value="2002.99">
            <text:p>2003</text:p>
          </table:table-cell>
          <table:table-cell table:style-name="ce89" table:formula="of:=[.D29]*[.E29]" office:value-type="float" office:value="79558.7628">
            <text:p>79559</text:p>
          </table:table-cell>
          <table:table-cell table:style-name="ce6" table:number-columns-repeated="4"/>
          <table:table-cell table:style-name="ce64" table:number-columns-repeated="3"/>
          <table:table-cell table:style-name="ce6" table:number-columns-repeated="4"/>
          <table:table-cell table:style-name="ce99"/>
          <table:table-cell table:style-name="Default" table:number-columns-repeated="3"/>
          <table:table-cell table:style-name="ce148" table:number-columns-repeated="2"/>
          <table:table-cell table:number-columns-repeated="6"/>
          <table:table-cell table:style-name="ce79" table:formula="of:=IF([.AD27]&gt;0;25;0)" office:value-type="float" office:value="0">
            <text:p>0</text:p>
          </table:table-cell>
          <table:table-cell table:style-name="ce79" table:formula="of:=IF([.AE27]&gt;0;45;0)" office:value-type="float" office:value="45">
            <text:p>45</text:p>
          </table:table-cell>
          <table:table-cell table:style-name="ce79" table:formula="of:=IF([.AF27]&gt;0;25;0)" office:value-type="float" office:value="25">
            <text:p>25</text:p>
          </table:table-cell>
          <table:table-cell table:style-name="ce79" table:formula="of:=IF([.AG27]&gt;0;30;0)" office:value-type="float" office:value="0">
            <text:p>0</text:p>
          </table:table-cell>
          <table:table-cell table:style-name="ce79" office:value-type="float" office:value="50">
            <text:p>50</text:p>
          </table:table-cell>
          <table:table-cell table:style-name="ce79" table:formula="of:=IF([.AI27]&gt;0;50;0)" office:value-type="float" office:value="0">
            <text:p>Err :520</text:p>
          </table:table-cell>
          <table:table-cell table:style-name="ce79" table:formula="of:=[.AI29]+[.AH29]+[.AG29]+[.AF29]+[.AE29]+[.AD29]" office:value-type="float" office:value="0">
            <text:p>Err :520</text:p>
          </table:table-cell>
          <table:table-cell table:style-name="ce79"/>
          <table:table-cell table:number-columns-repeated="219"/>
        </table:table-row>
        <table:table-row table:style-name="ro2">
          <table:table-cell table:style-name="ce20" office:value-type="string">
            <text:p>Flottabilité de secours</text:p>
          </table:table-cell>
          <table:table-cell table:style-name="ce35" office:value-type="boolean" office:boolean-value="false">
            <text:p>FAUX</text:p>
            <draw:control table:end-cell-address="'EC135 JDE'.B32" table:end-x="1.077cm" table:end-y="0.086cm" draw:z-index="5" draw:name="CheckBox" draw:style-name="gr7" draw:text-style-name="P2" svg:width="0.947cm" svg:height="0.594cm" svg:x="0.13cm" svg:y="0.396cm" draw:control="control5"/>
          </table:table-cell>
          <table:table-cell table:style-name="ce53" office:value-type="float" office:value="49.5">
            <text:p>49,50</text:p>
          </table:table-cell>
          <table:table-cell table:style-name="ce69" table:formula="of:=IF([.B30];[.C30];0)" office:value-type="float" office:value="0">
            <text:p>0</text:p>
          </table:table-cell>
          <table:table-cell table:style-name="ce72" office:value-type="float" office:value="4358">
            <text:p>4358</text:p>
          </table:table-cell>
          <table:table-cell table:style-name="ce89" table:formula="of:=[.D30]*[.E30]" office:value-type="float" office:value="0">
            <text:p>0</text:p>
          </table:table-cell>
          <table:table-cell table:style-name="ce6" table:number-columns-repeated="11"/>
          <table:table-cell table:style-name="ce99"/>
          <table:table-cell table:style-name="Default" table:number-columns-repeated="3"/>
          <table:table-cell table:style-name="ce148" table:number-columns-repeated="2"/>
          <table:table-cell table:number-columns-repeated="6"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21" office:value-type="string">
            <text:p>Wescam MX 15i + pupitre</text:p>
          </table:table-cell>
          <table:table-cell table:style-name="ce35" office:value-type="boolean" office:boolean-value="true">
            <text:p>VRAI</text:p>
            <draw:control table:end-cell-address="'EC135 JDE'.B33" table:end-x="1.115cm" table:end-y="0.138cm" draw:z-index="7" draw:name="CheckBox" draw:style-name="gr7" draw:text-style-name="P2" svg:width="1.003cm" svg:height="0.633cm" svg:x="0.112cm" svg:y="0.408cm" draw:control="control7"/>
          </table:table-cell>
          <table:table-cell table:style-name="ce53" office:value-type="float" office:value="104.5">
            <text:p>104,50</text:p>
          </table:table-cell>
          <table:table-cell table:style-name="ce69" table:formula="of:=IF([.B31];[.C31];0)" office:value-type="float" office:value="104.5">
            <text:p>105</text:p>
          </table:table-cell>
          <table:table-cell table:style-name="ce72" office:value-type="float" office:value="2461.2199124">
            <text:p>2461</text:p>
          </table:table-cell>
          <table:table-cell table:style-name="ce89" office:value-type="float" office:value="265426">
            <text:p>265426</text:p>
          </table:table-cell>
          <table:table-cell table:style-name="ce6" table:number-columns-repeated="11"/>
          <table:table-cell table:style-name="ce99"/>
          <table:table-cell table:style-name="Default" table:number-columns-repeated="3"/>
          <table:table-cell table:style-name="ce160" table:formula="of:=[.U14]-[.AJ29]" office:value-type="float" office:value="0">
            <text:p>Err :520</text:p>
          </table:table-cell>
          <table:table-cell table:style-name="ce160"/>
          <table:table-cell table:style-name="ce79"/>
          <table:table-cell table:style-name="ce123" table:number-columns-repeated="4"/>
          <table:table-cell table:style-name="ce99"/>
          <table:table-cell table:style-name="ce123" table:number-columns-repeated="5"/>
          <table:table-cell table:style-name="ce79" table:number-columns-repeated="3"/>
          <table:table-cell table:number-columns-repeated="219"/>
        </table:table-row>
        <table:table-row table:style-name="ro2">
          <table:table-cell table:style-name="ce20" office:value-type="string">
            <text:p>Filtre anti-sable</text:p>
          </table:table-cell>
          <table:table-cell table:style-name="ce35" office:value-type="boolean" office:boolean-value="false">
            <text:p>FAUX</text:p>
            <draw:control table:end-cell-address="'EC135 JDE'.B34" table:end-x="1.112cm" table:end-y="0.117cm" draw:z-index="22" draw:name="CheckBox" draw:style-name="gr7" draw:text-style-name="P2" svg:width="1.003cm" svg:height="0.632cm" svg:x="0.109cm" svg:y="0.388cm" draw:control="control15"/>
          </table:table-cell>
          <table:table-cell table:style-name="ce53" office:value-type="float" office:value="26.09">
            <text:p>26,09</text:p>
          </table:table-cell>
          <table:table-cell table:style-name="ce69" table:formula="of:=IF([.B32];[.C32];0)" office:value-type="float" office:value="0">
            <text:p>0</text:p>
          </table:table-cell>
          <table:table-cell table:style-name="ce72" office:value-type="float" office:value="3545">
            <text:p>3545</text:p>
          </table:table-cell>
          <table:table-cell table:style-name="ce89" table:formula="of:=[.D32]*[.E32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Default" table:number-columns-repeated="3"/>
          <table:table-cell table:style-name="ce123" table:formula="of:=[.U16]-[.AG8]" office:value-type="float" office:value="1330">
            <text:p>1330</text:p>
          </table:table-cell>
          <table:table-cell table:style-name="ce160" table:formula="of:=IF([.D19]&gt;0;[.V32]-[.AG5];[.V32])" office:value-type="float" office:value="1330">
            <text:p>1330</text:p>
          </table:table-cell>
          <table:table-cell table:style-name="ce160" table:formula="of:=IF('d'#ref !&gt;0;[.W32]-[.AG8];[.W32])" office:value-type="string" office:string-value="Err :510">
            <text:p>Err :510</text:p>
          </table:table-cell>
          <table:table-cell table:style-name="ce160" table:formula="of:=IF([.D34]&gt;0;[.X32]-[.AG10];[.X32])" office:value-type="float" office:value="0">
            <text:p>Err :510</text:p>
          </table:table-cell>
          <table:table-cell table:style-name="ce160" table:formula="of:=IF([.D29]&gt;0;[.Y32]-[.AG11];[.Y32])" office:value-type="float" office:value="0">
            <text:p>Err :510</text:p>
          </table:table-cell>
          <table:table-cell table:style-name="ce160" table:formula="of:=IF([.D30]&gt;0;[.Z32]-[.AG12];[.Z32])" office:value-type="float" office:value="0">
            <text:p>Err :510</text:p>
          </table:table-cell>
          <table:table-cell table:style-name="ce160" table:formula="of:=IF([.D31]&gt;0;[.AA32]-[.AG13];[.AA32])" office:value-type="float" office:value="0">
            <text:p>Err :510</text:p>
          </table:table-cell>
          <table:table-cell/>
          <table:table-cell table:style-name="ce79" table:number-columns-repeated="8"/>
          <table:table-cell table:number-columns-repeated="219"/>
        </table:table-row>
        <table:table-row table:style-name="ro2">
          <table:table-cell table:style-name="ce20" office:value-type="string">
            <text:p>Réservoir auxiliaire</text:p>
          </table:table-cell>
          <table:table-cell table:style-name="ce35" office:value-type="boolean" office:boolean-value="false">
            <text:p>FAUX</text:p>
            <draw:control table:end-cell-address="'EC135 JDE'.B35" table:end-x="1.061cm" table:end-y="0.119cm" draw:z-index="8" draw:name="CheckBox" draw:style-name="gr7" draw:text-style-name="P2" svg:width="0.949cm" svg:height="0.632cm" svg:x="0.112cm" svg:y="0.39cm" draw:control="control8"/>
          </table:table-cell>
          <table:table-cell table:style-name="ce53" office:value-type="float" office:value="36.11">
            <text:p>36,11</text:p>
          </table:table-cell>
          <table:table-cell table:style-name="ce69" table:formula="of:=IF([.B33];[.C33];0)" office:value-type="float" office:value="0">
            <text:p>0</text:p>
          </table:table-cell>
          <table:table-cell table:style-name="ce72" office:value-type="float" office:value="5100">
            <text:p>5100</text:p>
          </table:table-cell>
          <table:table-cell table:style-name="ce89" table:formula="of:=[.D33]*[.E33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Default" table:number-columns-repeated="3"/>
          <table:table-cell table:style-name="ce123" table:formula="of:=[.U17]-[.AG8]" office:value-type="float" office:value="1900">
            <text:p>1900</text:p>
          </table:table-cell>
          <table:table-cell table:style-name="ce160" table:formula="of:=IF([.D19]&gt;0;[.V33]-[.AG5];[.V33])" office:value-type="float" office:value="1900">
            <text:p>1900</text:p>
          </table:table-cell>
          <table:table-cell table:style-name="ce160" table:formula="of:=IF('d'#ref !&gt;0;[.W33]-[.AG8];[.W33])" office:value-type="string" office:string-value="Err :510">
            <text:p>Err :510</text:p>
          </table:table-cell>
          <table:table-cell table:style-name="ce160" table:formula="of:=IF([.D34]&gt;0;[.X33]-[.AG10];[.X33])" office:value-type="float" office:value="0">
            <text:p>Err :510</text:p>
          </table:table-cell>
          <table:table-cell table:style-name="ce160" table:formula="of:=IF([.D29]&gt;0;[.Y33]-[.AG11];[.Y33])" office:value-type="float" office:value="0">
            <text:p>Err :510</text:p>
          </table:table-cell>
          <table:table-cell table:style-name="ce160" table:formula="of:=IF([.D30]&gt;0;[.Z33]-[.AG12];[.Z33])" office:value-type="float" office:value="0">
            <text:p>Err :510</text:p>
          </table:table-cell>
          <table:table-cell table:style-name="ce160" table:formula="of:=IF([.D31]&gt;0;[.AA33]-[.AG13];[.AA33])" office:value-type="float" office:value="0">
            <text:p>Err :510</text:p>
          </table:table-cell>
          <table:table-cell table:number-columns-repeated="228"/>
        </table:table-row>
        <table:table-row table:style-name="ro2">
          <table:table-cell table:style-name="ce20" office:value-type="string">
            <text:p>Patin neige</text:p>
          </table:table-cell>
          <table:table-cell table:style-name="ce35" office:value-type="boolean" office:boolean-value="false">
            <text:p>FAUX</text:p>
            <draw:control table:end-cell-address="'EC135 JDE'.B36" table:end-x="1.004cm" table:end-y="0.096cm" draw:z-index="9" draw:name="CheckBox" draw:style-name="gr7" draw:text-style-name="P2" svg:width="0.892cm" svg:height="0.57cm" svg:x="0.112cm" svg:y="0.429cm" draw:control="control9"/>
          </table:table-cell>
          <table:table-cell table:style-name="ce53" office:value-type="float" office:value="16.91">
            <text:p>16,91</text:p>
          </table:table-cell>
          <table:table-cell table:style-name="ce69" table:formula="of:=IF([.B34];[.C34];0)" office:value-type="float" office:value="0">
            <text:p>0</text:p>
          </table:table-cell>
          <table:table-cell table:style-name="ce72" office:value-type="float" office:value="4471">
            <text:p>4471</text:p>
          </table:table-cell>
          <table:table-cell table:style-name="ce89" table:formula="of:=[.D34]*[.E34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Default" table:number-columns-repeated="3"/>
          <table:table-cell table:style-name="ce123" table:formula="of:=[.U18]-[.AG8]" office:value-type="float" office:value="610">
            <text:p>610</text:p>
          </table:table-cell>
          <table:table-cell table:style-name="ce160" table:formula="of:=IF([.D19]&gt;0;[.V34]-[.AG5];[.V34])" office:value-type="float" office:value="610">
            <text:p>610</text:p>
          </table:table-cell>
          <table:table-cell table:style-name="ce160" table:formula="of:=IF('d'#ref !&gt;0;[.V34]-[.AG8];[.V34])" office:value-type="string" office:string-value="Err :510">
            <text:p>Err :510</text:p>
          </table:table-cell>
          <table:table-cell table:style-name="ce160" table:formula="of:=IF([.D34]&gt;0;[.X34]-[.AG10];[.X34])" office:value-type="float" office:value="0">
            <text:p>Err :510</text:p>
          </table:table-cell>
          <table:table-cell table:style-name="ce160" table:formula="of:=IF([.D29]&gt;0;[.Y34]-[.AG11];[.Y34])" office:value-type="float" office:value="0">
            <text:p>Err :510</text:p>
          </table:table-cell>
          <table:table-cell table:style-name="ce160" table:formula="of:=IF([.D30]&gt;0;[.Z34]-[.AG12];[.Z34])" office:value-type="float" office:value="0">
            <text:p>Err :510</text:p>
          </table:table-cell>
          <table:table-cell table:style-name="ce160" table:formula="of:=IF([.D31]&gt;0;[.AA34]-[.AG13];[.AA34])" office:value-type="float" office:value="0">
            <text:p>Err :510</text:p>
          </table:table-cell>
          <table:table-cell table:number-columns-repeated="228"/>
        </table:table-row>
        <table:table-row table:style-name="ro2">
          <table:table-cell table:style-name="ce20" office:value-type="string">
            <text:p>Dispositif <text:s/>hélicordage</text:p>
          </table:table-cell>
          <table:table-cell table:style-name="ce35" office:value-type="boolean" office:boolean-value="false">
            <text:p>FAUX</text:p>
            <draw:control table:end-cell-address="'EC135 JDE'.B37" table:end-x="0.638cm" table:end-y="0.272cm" draw:z-index="11" draw:name="CheckBox" draw:style-name="gr7" draw:text-style-name="P2" svg:width="0.54cm" svg:height="0.836cm" svg:x="0.098cm" svg:y="0.34cm" draw:control="control11"/>
          </table:table-cell>
          <table:table-cell table:style-name="ce53" office:value-type="float" office:value="13.08">
            <text:p>13,08</text:p>
          </table:table-cell>
          <table:table-cell table:style-name="ce69" table:formula="of:=IF([.B35];[.C35];0)" office:value-type="float" office:value="0">
            <text:p>0</text:p>
          </table:table-cell>
          <table:table-cell table:style-name="ce72" office:value-type="float" office:value="3700">
            <text:p>3700</text:p>
          </table:table-cell>
          <table:table-cell table:style-name="ce89" table:formula="of:=[.D35]*[.E35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Default" table:number-columns-repeated="3"/>
          <table:table-cell table:style-name="ce123" table:formula="of:=[.U19]-[.AG8]" office:value-type="float" office:value="310">
            <text:p>310</text:p>
          </table:table-cell>
          <table:table-cell table:style-name="ce160" table:formula="of:=IF([.D19]&gt;0;[.V35]-[.AG5];[.V35])" office:value-type="float" office:value="310">
            <text:p>310</text:p>
          </table:table-cell>
          <table:table-cell table:style-name="ce160" table:formula="of:=IF('d'#ref !&gt;0;[.V35]-[.AG8];[.V35])" office:value-type="string" office:string-value="Err :510">
            <text:p>Err :510</text:p>
          </table:table-cell>
          <table:table-cell table:style-name="ce160" table:formula="of:=IF([.D34]&gt;0;[.X35]-[.AG10];[.X35])" office:value-type="float" office:value="0">
            <text:p>Err :510</text:p>
          </table:table-cell>
          <table:table-cell table:style-name="ce160" table:formula="of:=IF([.D29]&gt;0;[.Y35]-[.AG11];[.Y35])" office:value-type="float" office:value="0">
            <text:p>Err :510</text:p>
          </table:table-cell>
          <table:table-cell table:style-name="ce160" table:formula="of:=IF([.D30]&gt;0;[.Z35]-[.AG12];[.Z35])" office:value-type="float" office:value="0">
            <text:p>Err :510</text:p>
          </table:table-cell>
          <table:table-cell table:style-name="ce160" table:formula="of:=IF([.D31]&gt;0;[.AA35]-[.AG13];[.AA35])" office:value-type="float" office:value="0">
            <text:p>Err :510</text:p>
          </table:table-cell>
          <table:table-cell table:number-columns-repeated="228"/>
        </table:table-row>
        <table:table-row table:style-name="ro2">
          <table:table-cell table:style-name="ce22" office:value-type="string">
            <text:p>Dispositif Sling</text:p>
          </table:table-cell>
          <table:table-cell table:style-name="ce35" office:value-type="boolean" office:boolean-value="false">
            <text:p>FAUX</text:p>
          </table:table-cell>
          <table:table-cell table:style-name="ce53" office:value-type="float" office:value="21.46">
            <text:p>21,46</text:p>
          </table:table-cell>
          <table:table-cell table:style-name="ce69" table:formula="of:=IF([.B36];[.C36];0)" office:value-type="float" office:value="0">
            <text:p>0</text:p>
          </table:table-cell>
          <table:table-cell table:style-name="ce72" office:value-type="float" office:value="3700">
            <text:p>3700</text:p>
          </table:table-cell>
          <table:table-cell table:style-name="ce89" table:formula="of:=[.D36]*[.E36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ce128"/>
          <table:table-cell/>
          <table:table-cell table:style-name="ce154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2" office:value-type="string">
            <text:p>Système pesée crochet double</text:p>
          </table:table-cell>
          <table:table-cell table:style-name="ce43" table:formula="of:=IF([.B36];1;0)" office:value-type="float" office:value="0">
            <text:p>0</text:p>
          </table:table-cell>
          <table:table-cell table:style-name="ce53" office:value-type="float" office:value="1.4">
            <text:p>1,40</text:p>
          </table:table-cell>
          <table:table-cell table:style-name="ce69" table:formula="of:=IF([.B37];[.C37];0)" office:value-type="float" office:value="0">
            <text:p>0</text:p>
          </table:table-cell>
          <table:table-cell table:style-name="ce72" office:value-type="float" office:value="2675">
            <text:p>2675</text:p>
          </table:table-cell>
          <table:table-cell table:style-name="ce89" table:formula="of:=[.D37]*[.E37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ce128"/>
          <table:table-cell/>
          <table:table-cell table:style-name="ce154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2" office:value-type="string">
            <text:p>Miroir extérieur</text:p>
          </table:table-cell>
          <table:table-cell table:style-name="ce43" table:formula="of:=IF([.B36];1;0)" office:value-type="float" office:value="0">
            <text:p>0</text:p>
          </table:table-cell>
          <table:table-cell table:style-name="ce53" office:value-type="float" office:value="3.86">
            <text:p>3,86</text:p>
          </table:table-cell>
          <table:table-cell table:style-name="ce69" table:formula="of:=IF([.B38];[.C38];0)" office:value-type="float" office:value="0">
            <text:p>0</text:p>
          </table:table-cell>
          <table:table-cell table:style-name="ce72" office:value-type="float" office:value="1100">
            <text:p>1100</text:p>
          </table:table-cell>
          <table:table-cell table:style-name="ce89" table:formula="of:=[.D38]*[.E38]" office:value-type="float" office:value="0">
            <text:p>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ce128"/>
          <table:table-cell/>
          <table:table-cell table:style-name="ce154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0" office:value-type="string">
            <text:p>Bagages en soutes</text:p>
          </table:table-cell>
          <table:table-cell table:style-name="ce44" office:value-type="float" office:value="20">
            <text:p>20</text:p>
            <draw:control table:end-cell-address="'EC135 JDE'.B41" table:end-x="1.004cm" table:end-y="0.306cm" draw:z-index="32" draw:name="CheckBox" draw:style-name="gr7" draw:text-style-name="P2" svg:width="0.892cm" svg:height="1.007cm" svg:x="0.112cm" svg:y="0.202cm" draw:control="control25"/>
          </table:table-cell>
          <table:table-cell table:style-name="ce53" table:formula="of:=[.B39]" office:value-type="float" office:value="20">
            <text:p>20,00</text:p>
          </table:table-cell>
          <table:table-cell table:style-name="ce69" table:formula="of:=[.B39]" office:value-type="float" office:value="20">
            <text:p>20</text:p>
          </table:table-cell>
          <table:table-cell table:style-name="ce72" office:value-type="float" office:value="5000">
            <text:p>5000</text:p>
          </table:table-cell>
          <table:table-cell table:style-name="ce89" table:formula="of:=[.D39]*[.E39]" office:value-type="float" office:value="100000">
            <text:p>100000</text:p>
          </table:table-cell>
          <table:table-cell table:style-name="ce6" table:number-columns-repeated="2"/>
          <table:table-cell table:style-name="ce7" table:number-columns-repeated="9"/>
          <table:table-cell table:style-name="ce99"/>
          <table:table-cell table:style-name="Default" table:number-columns-repeated="2"/>
          <table:table-cell table:style-name="ce155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0" office:value-type="string">
            <text:p>Filet de sécurité</text:p>
          </table:table-cell>
          <table:table-cell table:style-name="ce36" office:value-type="boolean" office:boolean-value="false">
            <text:p>FAUX</text:p>
          </table:table-cell>
          <table:table-cell table:style-name="ce53" office:value-type="float" office:value="1.17">
            <text:p>1,17</text:p>
          </table:table-cell>
          <table:table-cell table:style-name="ce69" table:formula="of:=IF([.B40];[.C40];0)" office:value-type="float" office:value="0">
            <text:p>0</text:p>
          </table:table-cell>
          <table:table-cell table:style-name="ce72" office:value-type="float" office:value="1964">
            <text:p>1964</text:p>
          </table:table-cell>
          <table:table-cell table:style-name="ce89" table:formula="of:=[.D40]*[.E40]" office:value-type="float" office:value="0">
            <text:p>0</text:p>
          </table:table-cell>
          <table:table-cell table:style-name="ce6" table:number-columns-repeated="2"/>
          <table:table-cell table:style-name="ce7">
            <draw:frame table:end-cell-address="'EC135 JDE'.I41" table:end-x="1.074cm" table:end-y="0.154cm" draw:z-index="13" draw:style-name="gr8" draw:text-style-name="P3" svg:width="0.501cm" svg:height="0.363cm" svg:x="0.573cm" svg:y="0.242cm">
              <draw:text-box>
                <text:p><text:span text:style-name="T1">40</text:span></text:p>
              </draw:text-box>
            </draw:frame>
            <draw:frame table:end-cell-address="'EC135 JDE'.J41" table:end-x="0.209cm" table:end-y="0.319cm" draw:z-index="14" draw:style-name="gr8" draw:text-style-name="P3" svg:width="0.501cm" svg:height="0.363cm" svg:x="0.907cm" svg:y="0.407cm">
              <draw:text-box>
                <text:p><text:span text:style-name="T1">80</text:span></text:p>
              </draw:text-box>
            </draw:frame>
          </table:table-cell>
          <table:table-cell table:style-name="ce7">
            <draw:frame table:end-cell-address="'EC135 JDE'.J41" table:end-x="0.636cm" table:end-y="0.144cm" draw:z-index="15" draw:style-name="gr8" draw:text-style-name="P3" svg:width="0.501cm" svg:height="0.363cm" svg:x="0.135cm" svg:y="0.232cm">
              <draw:text-box>
                <text:p><text:span text:style-name="T1">120</text:span></text:p>
              </draw:text-box>
            </draw:frame>
            <draw:frame table:end-cell-address="'EC135 JDE'.J41" table:end-x="1.011cm" table:end-y="0.319cm" draw:z-index="16" draw:style-name="gr8" draw:text-style-name="P3" svg:width="0.501cm" svg:height="0.363cm" svg:x="0.51cm" svg:y="0.407cm">
              <draw:text-box>
                <text:p><text:span text:style-name="T1">160</text:span></text:p>
              </draw:text-box>
            </draw:frame>
            <draw:frame table:end-cell-address="'EC135 JDE'.K42" table:end-x="0.269cm" table:end-y="0.041cm" draw:z-index="17" draw:style-name="gr9" draw:text-style-name="P3" svg:width="0.501cm" svg:height="0.705cm" svg:x="0.938cm" svg:y="0.239cm">
              <draw:text-box>
                <text:p><text:span text:style-name="T1">200</text:span></text:p>
                <text:p><text:span text:style-name="T1"/></text:p>
              </draw:text-box>
            </draw:frame>
          </table:table-cell>
          <table:table-cell table:style-name="ce7">
            <draw:frame table:end-cell-address="'EC135 JDE'.L41" table:end-x="0.297cm" table:end-y="0.319cm" draw:z-index="18" draw:style-name="gr8" draw:text-style-name="P3" svg:width="0.501cm" svg:height="0.363cm" svg:x="0.13cm" svg:y="0.407cm">
              <draw:text-box>
                <text:p><text:span text:style-name="T1">230</text:span></text:p>
              </draw:text-box>
            </draw:frame>
          </table:table-cell>
          <table:table-cell table:style-name="ce7" table:number-columns-repeated="6"/>
          <table:table-cell table:style-name="ce99"/>
          <table:table-cell table:style-name="Default" table:number-columns-repeated="2"/>
          <table:table-cell table:style-name="ce155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3" office:value-type="string">
            <text:p>Masse sans kéro</text:p>
          </table:table-cell>
          <table:table-cell table:style-name="ce45"/>
          <table:table-cell table:style-name="ce54"/>
          <table:table-cell table:style-name="ce70" table:formula="of:=SUM([.D5:.D40])" office:value-type="float" office:value="2317.82">
            <text:p>2318</text:p>
          </table:table-cell>
          <table:table-cell table:style-name="ce70" table:formula="of:=[.F41]/[.D41]" office:value-type="float" office:value="4253.22145930228">
            <text:p>4253</text:p>
          </table:table-cell>
          <table:table-cell table:style-name="ce90" table:formula="of:=SUM([.F5:.F40])" office:value-type="float" office:value="9858201.7628">
            <text:p>9858202</text:p>
          </table:table-cell>
          <table:table-cell table:style-name="ce6"/>
          <table:table-cell table:style-name="ce99" table:number-columns-repeated="3"/>
          <table:table-cell table:style-name="ce103" table:number-columns-repeated="5"/>
          <table:table-cell table:style-name="ce119" table:number-columns-repeated="2"/>
          <table:table-cell table:style-name="ce99"/>
          <table:table-cell table:style-name="Default" table:number-columns-repeated="2"/>
          <table:table-cell table:style-name="ce155"/>
          <table:table-cell table:style-name="ce148" table:number-columns-repeated="2"/>
          <table:table-cell table:number-columns-repeated="233"/>
        </table:table-row>
        <table:table-row table:style-name="ro2">
          <table:table-cell table:style-name="ce24" table:number-columns-repeated="3"/>
          <table:table-cell table:style-name="ce71" table:number-columns-repeated="3"/>
          <table:table-cell table:style-name="ce6"/>
          <table:table-cell table:style-name="ce98" office:value-type="string">
            <text:p>A</text:p>
          </table:table-cell>
          <table:table-cell table:style-name="ce100" office:value-type="float" office:value="4227.3">
            <text:p>4227,3</text:p>
          </table:table-cell>
          <table:table-cell table:style-name="ce100" office:value-type="float" office:value="2910">
            <text:p>2910</text:p>
          </table:table-cell>
          <table:table-cell table:style-name="ce6"/>
          <table:table-cell table:style-name="ce109" table:number-columns-spanned="7" table:number-rows-spanned="1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style-name="ce6" table:number-columns-repeated="2"/>
          <table:table-cell table:style-name="ce148" table:number-columns-repeated="2"/>
          <table:table-cell table:number-columns-repeated="234"/>
        </table:table-row>
        <table:table-row table:style-name="ro2">
          <table:table-cell table:style-name="ce25" office:value-type="string">
            <text:p>Réservoir auxiliaire</text:p>
            <draw:control table:end-cell-address="'EC135 JDE'.B43" table:end-x="1.503cm" table:end-y="0.402cm" draw:z-index="19" draw:name="ScrollBar" draw:style-name="gr10" draw:text-style-name="P4" svg:width="3.079cm" svg:height="0.396cm" svg:x="3.344cm" svg:y="0.006cm" draw:control="control12"/>
          </table:table-cell>
          <table:table-cell table:style-name="ce46"/>
          <table:table-cell table:style-name="ce55" office:value-type="string">
            <text:p>Max 174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5100">
            <text:p>5100</text:p>
          </table:table-cell>
          <table:table-cell table:style-name="ce72" table:formula="of:=[.D43]*[.E43]" office:value-type="float" office:value="0">
            <text:p>0</text:p>
          </table:table-cell>
          <table:table-cell table:style-name="ce6"/>
          <table:table-cell table:style-name="ce98" office:value-type="string">
            <text:p>B</text:p>
          </table:table-cell>
          <table:table-cell table:style-name="ce101" office:value-type="float" office:value="4369">
            <text:p>4369</text:p>
          </table:table-cell>
          <table:table-cell table:style-name="ce101" office:value-type="float" office:value="2910">
            <text:p>2910</text:p>
          </table:table-cell>
          <table:table-cell table:style-name="ce6"/>
          <table:table-cell table:style-name="ce109" table:number-columns-repeated="6"/>
          <table:table-cell table:style-name="ce124" office:value-type="string">
            <text:p>ATTENTION CES COURBES S'ENTENDENT SANS P2</text:p>
          </table:table-cell>
          <table:table-cell table:style-name="ce6" table:number-columns-repeated="2"/>
          <table:table-cell table:style-name="ce148" table:number-columns-repeated="2"/>
          <table:table-cell table:number-columns-repeated="234"/>
        </table:table-row>
        <table:table-row table:style-name="ro2">
          <table:table-cell table:style-name="ce25" office:value-type="string">
            <text:p>Nourrices</text:p>
            <draw:control table:end-cell-address="'EC135 JDE'.C44" table:end-x="0.296cm" table:end-y="0.396cm" draw:z-index="21" draw:name="ScrollBar" draw:style-name="gr10" draw:text-style-name="P4" svg:width="3.74cm" svg:height="0.396cm" svg:x="3.147cm" svg:y="0cm" draw:control="control14"/>
          </table:table-cell>
          <table:table-cell table:style-name="ce46"/>
          <table:table-cell table:style-name="ce56" office:value-type="float" office:value="92">
            <text:p>92</text:p>
          </table:table-cell>
          <table:table-cell table:style-name="ce73" office:value-type="float" office:value="91">
            <text:p>91</text:p>
          </table:table-cell>
          <table:table-cell table:style-name="ce72" table:formula="of:=VLOOKUP([.D44]; ['BdL Reservoirs'.E1:'BdL Reservoirs'.F13];2;1)" office:value-type="float" office:value="5025">
            <text:p>5025</text:p>
          </table:table-cell>
          <table:table-cell table:style-name="ce72" table:formula="of:=[.D44]*[.E44]" office:value-type="float" office:value="457275">
            <text:p>457275</text:p>
          </table:table-cell>
          <table:table-cell table:style-name="ce6"/>
          <table:table-cell table:style-name="ce98" office:value-type="string">
            <text:p>C</text:p>
          </table:table-cell>
          <table:table-cell table:style-name="ce100" office:value-type="float" office:value="4555">
            <text:p>4555</text:p>
          </table:table-cell>
          <table:table-cell table:style-name="ce100" office:value-type="float" office:value="1600">
            <text:p>1600</text:p>
          </table:table-cell>
          <table:table-cell table:style-name="ce107"/>
          <table:table-cell table:style-name="ce110" table:formula="of:=IF([.J46]-[.D46]&gt;0;&quot;Fiche de masse et centrage réalisée par:&quot;;&quot;&quot;)" office:value-type="string" office:string-value="Fiche de masse et centrage réalisée par:" table:number-columns-spanned="7" table:number-rows-spanned="1">
            <text:p>Fiche de masse et centrage réalisée par: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95">
            <draw:control table:end-cell-address="'EC135 JDE'.U46" table:end-x="1.454cm" table:end-y="0.287cm" draw:z-index="10" draw:text-style-name="P5" svg:width="4.484cm" svg:height="0.879cm" svg:x="0.218cm" svg:y="0.311cm" draw:control="control10"/>
          </table:table-cell>
          <table:table-cell table:style-name="ce145"/>
          <table:table-cell table:style-name="ce156"/>
          <table:table-cell table:style-name="ce148"/>
          <table:table-cell table:number-columns-repeated="234"/>
        </table:table-row>
        <table:table-row table:style-name="ro2">
          <table:table-cell table:style-name="ce26" office:value-type="string">
            <text:p>Principal</text:p>
            <draw:control table:end-cell-address="'EC135 JDE'.C46" table:end-x="1.2cm" table:end-y="0.026cm" draw:z-index="1" draw:name="ScrollBar" draw:style-name="gr10" draw:text-style-name="P4" svg:width="5.588cm" svg:height="0.436cm" svg:x="2.203cm" svg:y="0.041cm" draw:control="control1"/>
          </table:table-cell>
          <table:table-cell table:style-name="ce47"/>
          <table:table-cell table:style-name="ce57"/>
          <table:table-cell table:style-name="ce74" office:value-type="float" office:value="3">
            <office:annotation draw:style-name="gr11" draw:text-style-name="P6" svg:width="3.794cm" svg:height="0.494cm" svg:x="9.419cm" svg:y="17.707cm" draw:caption-point-x="0.046cm" draw:caption-point-y="1.968cm">
              <dc:creator>VLT</dc:creator>
              <dc:date>2009-07-02T00:00:00</dc:date>
              <text:p text:style-name="P6"><text:span text:style-name="T2">Max. 478 kg</text:span></text:p>
            </office:annotation>
            <text:p>3</text:p>
          </table:table-cell>
          <table:table-cell table:style-name="ce82" table:formula="of:=VLOOKUP([.D45];['BdL Reservoirs'.A1:'BdL Reservoirs'.B61];2;1)" office:value-type="float" office:value="0">
            <text:p>#N/D</text:p>
          </table:table-cell>
          <table:table-cell table:style-name="ce82" table:formula="of:=[.D45]*[.E45]" office:value-type="float" office:value="0">
            <text:p>#N/D</text:p>
          </table:table-cell>
          <table:table-cell table:style-name="ce6"/>
          <table:table-cell table:style-name="ce98" office:value-type="string">
            <text:p>D</text:p>
          </table:table-cell>
          <table:table-cell table:style-name="ce102" office:value-type="float" office:value="4187">
            <text:p>4187</text:p>
          </table:table-cell>
          <table:table-cell table:style-name="ce102" office:value-type="float" office:value="2000">
            <text:p>2000</text:p>
          </table:table-cell>
          <table:table-cell table:style-name="ce103"/>
          <table:table-cell table:style-name="ce49" office:value-type="string" table:number-columns-spanned="5" table:number-rows-spanned="1">
            <text:p>MDC PERDU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109" table:number-columns-repeated="2"/>
          <table:table-cell table:style-name="ce95" table:number-columns-repeated="2"/>
          <table:table-cell table:style-name="ce157"/>
          <table:table-cell table:style-name="ce148"/>
          <table:table-cell table:number-columns-repeated="234"/>
        </table:table-row>
        <table:table-row table:style-name="ro2">
          <table:table-cell table:style-name="ce23" office:value-type="string">
            <text:p>MASSE TOTALE</text:p>
          </table:table-cell>
          <table:table-cell table:style-name="ce45"/>
          <table:table-cell table:style-name="ce58" office:value-type="string">
            <text:p>CG</text:p>
          </table:table-cell>
          <table:table-cell table:style-name="ce75" table:formula="of:=SUM([.D5:.D40])+SUM([.D43:.D45])" office:value-type="float" office:value="2411.82">
            <text:p>2412</text:p>
          </table:table-cell>
          <table:table-cell table:style-name="ce70" table:formula="of:=[.F46]/[.D46]" office:value-type="float" office:value="0">
            <text:p>#N/D</text:p>
          </table:table-cell>
          <table:table-cell table:style-name="ce90" table:formula="of:=SUM([.F5:.F40])+SUM([.F43:.F45])" office:value-type="float" office:value="0">
            <text:p>#N/D</text:p>
          </table:table-cell>
          <table:table-cell table:style-name="ce27"/>
          <table:table-cell table:style-name="ce97" office:value-type="string" table:number-columns-spanned="2" table:number-rows-spanned="1">
            <text:p>Masse max</text:p>
          </table:table-cell>
          <table:covered-table-cell table:style-name="ce97"/>
          <table:table-cell table:style-name="ce105" office:value-type="float" office:value="2910">
            <text:p>2910</text:p>
          </table:table-cell>
          <table:table-cell table:style-name="ce108"/>
          <table:table-cell table:style-name="ce108" table:formula="of:=IF([.J46]-[.D46]&gt;0;&quot;(signature)...................................................................&quot;;&quot;&quot;)" office:value-type="string" office:string-value="(signature)...................................................................">
            <text:p>(signature)...................................................................</text:p>
          </table:table-cell>
          <table:table-cell table:style-name="ce108"/>
          <table:table-cell table:style-name="ce7" table:number-columns-repeated="6"/>
          <table:table-cell table:style-name="ce49"/>
          <table:table-cell table:style-name="ce158"/>
          <table:table-cell table:style-name="ce148"/>
          <table:table-cell table:number-columns-repeated="234"/>
        </table:table-row>
        <table:table-row table:style-name="ro2">
          <table:table-cell table:style-name="ce27" table:number-columns-repeated="6"/>
          <table:table-cell table:style-name="ce96"/>
          <table:table-cell table:style-name="ce27"/>
          <table:table-cell table:style-name="ce103" table:number-columns-repeated="3"/>
          <table:table-cell table:style-name="ce111" table:number-columns-repeated="3"/>
          <table:table-cell table:style-name="ce115"/>
          <table:table-cell table:style-name="ce120" table:number-columns-repeated="2"/>
          <table:table-cell table:style-name="ce125"/>
          <table:table-cell table:style-name="ce6" table:number-columns-repeated="2"/>
          <table:table-cell table:style-name="ce148" table:number-columns-repeated="2"/>
          <table:table-cell table:number-columns-repeated="234"/>
        </table:table-row>
        <table:table-row table:style-name="ro2">
          <table:table-cell table:style-name="ce28" office:value-type="string" table:number-columns-spanned="2" table:number-rows-spanned="1">
            <text:p>RESERVE MINIMALE EN TEMPS</text:p>
          </table:table-cell>
          <table:covered-table-cell table:style-name="ce28"/>
          <table:table-cell table:style-name="ce59" office:value-type="float" office:value="20">
            <text:p>20</text:p>
          </table:table-cell>
          <table:table-cell table:style-name="ce76" office:value-type="string">
            <text:p>MINUTES</text:p>
          </table:table-cell>
          <table:table-cell table:style-name="ce83" table:formula="of:=IF([.C51]&lt;0;&quot;CENTRAGE HORS NORME&quot;;(IF([.D46]&gt;2910;&quot;LIMITATION POIDS DEPASSEE&quot;;&quot;CENTRAGE OK&quot;)))" office:value-type="float" office:value="0" table:number-columns-spanned="5" table:number-rows-spanned="2">
            <text:p>#N/D</text:p>
          </table:table-cell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103" table:number-columns-repeated="2"/>
          <table:table-cell table:style-name="ce112" office:value-type="string">
            <text:p>Temps de vol (en min) estimé avant Treuil/Sling</text:p>
          </table:table-cell>
          <table:table-cell table:style-name="ce111" table:number-columns-repeated="3"/>
          <table:table-cell table:style-name="ce120" table:number-columns-repeated="2"/>
          <table:table-cell table:style-name="ce125"/>
          <table:table-cell table:style-name="ce131" office:value-type="float" office:value="0">
            <text:p>0 min</text:p>
          </table:table-cell>
          <table:table-cell table:style-name="ce146" table:formula="of:=[.S48]*3.5" office:value-type="float" office:value="0">
            <text:p/>
          </table:table-cell>
          <table:table-cell table:style-name="ce146" table:formula="of:=[.T48]*[.E45]" office:value-type="float" office:value="0">
            <text:p>#N/D</text:p>
          </table:table-cell>
          <table:table-cell table:style-name="ce160"/>
          <table:table-cell table:style-name="ce79" table:number-columns-repeated="3"/>
          <table:table-cell/>
          <table:table-cell table:style-name="ce79" table:number-columns-repeated="3"/>
          <table:table-cell table:number-columns-repeated="227"/>
        </table:table-row>
        <table:table-row table:style-name="ro2">
          <table:table-cell table:style-name="ce29" office:value-type="string" table:number-columns-spanned="2" table:number-rows-spanned="1">
            <text:p>AUTONOMIE avant réserve</text:p>
          </table:table-cell>
          <table:covered-table-cell table:style-name="ce29"/>
          <table:table-cell table:style-name="ce60" table:formula="of:=(([.D45]+[.D44]+[.D43])-([.C48]*3.5))/3.5" office:value-type="float" office:value="6.85714285714286">
            <text:p>7</text:p>
          </table:table-cell>
          <table:table-cell table:style-name="ce77" office:value-type="string">
            <text:p>MINUTES</text:p>
          </table:table-cell>
          <table:covered-table-cell table:style-name="ce84"/>
          <table:covered-table-cell table:style-name="ce92"/>
          <table:covered-table-cell table:style-name="ce92"/>
          <table:covered-table-cell table:style-name="ce92"/>
          <table:covered-table-cell table:style-name="ce92"/>
          <table:table-cell table:style-name="ce6" table:number-columns-repeated="2"/>
          <table:table-cell table:style-name="ce113" table:number-columns-repeated="3"/>
          <table:table-cell table:style-name="ce116" office:value-type="string">
            <text:p>Masse charge treuil :</text:p>
          </table:table-cell>
          <table:table-cell table:style-name="ce116" table:number-columns-repeated="3"/>
          <table:table-cell table:style-name="ce132" office:value-type="float" office:value="0">
            <text:p>0 Kg</text:p>
          </table:table-cell>
          <table:table-cell table:style-name="ce147" office:value-type="float" office:value="3668.0692">
            <text:p>3668</text:p>
          </table:table-cell>
          <table:table-cell table:style-name="ce147" table:formula="of:=[.S49]*[.T49]" office:value-type="float" office:value="0">
            <text:p>0</text:p>
          </table:table-cell>
          <table:table-cell table:style-name="ce160"/>
          <table:table-cell table:style-name="ce161" table:formula="of:=([.D46]-[.T48])+[.S49]" office:value-type="float" office:value="2411.82">
            <text:p>2412</text:p>
          </table:table-cell>
          <table:table-cell table:style-name="ce161" table:formula="of:=([.F46]-[.U48])+[.U49]" office:value-type="float" office:value="0">
            <text:p>#N/D</text:p>
          </table:table-cell>
          <table:table-cell table:style-name="ce161" table:formula="of:=[.X49]/[.W49]" office:value-type="float" office:value="0">
            <text:p>#N/D</text:p>
          </table:table-cell>
          <table:table-cell/>
          <table:table-cell table:style-name="ce79"/>
          <table:table-cell table:style-name="ce161" table:formula="of:=IF([.S49]&gt;0;[.W49];0)" office:value-type="float" office:value="0">
            <text:p/>
          </table:table-cell>
          <table:table-cell table:style-name="ce161" table:formula="of:=IF([.S49]&gt;0;[.Y49];0)" office:value-type="float" office:value="0">
            <text:p/>
          </table:table-cell>
          <table:table-cell table:style-name="ce162"/>
          <table:table-cell table:number-columns-repeated="226"/>
        </table:table-row>
        <table:table-row table:style-name="ro2">
          <table:table-cell table:style-name="ce30" office:value-type="string" table:number-columns-spanned="2" table:number-rows-spanned="1">
            <text:p>PLEIN EN LITRES</text:p>
          </table:table-cell>
          <table:covered-table-cell table:style-name="ce30"/>
          <table:table-cell table:style-name="ce61" table:formula="of:=([.D45]+[.D44]+[.D43])*10/8" office:value-type="float" office:value="117.5">
            <text:p>118</text:p>
          </table:table-cell>
          <table:table-cell table:style-name="ce78" office:value-type="string">
            <text:p>LITRES</text:p>
          </table:table-cell>
          <table:table-cell table:style-name="ce85"/>
          <table:table-cell table:style-name="ce93" table:formula="of:=IF([.J46]-[.D46]&lt;0;&quot;retirer en kg&quot;;&quot;&quot;)" table:number-columns-spanned="3" table:number-rows-spanned="1">
            <text:p/>
          </table:table-cell>
          <table:covered-table-cell table:style-name="ce93"/>
          <table:covered-table-cell table:style-name="ce93"/>
          <table:table-cell table:style-name="ce104" table:formula="of:=IF(AND([.D46]&gt;2834;[.D46]&lt;2910);&quot;HI NR&quot;;&quot;&quot;)" table:number-columns-spanned="1" table:number-rows-spanned="2">
            <text:p/>
          </table:table-cell>
          <table:table-cell table:number-columns-repeated="2"/>
          <table:table-cell table:style-name="ce113" table:number-columns-repeated="3"/>
          <table:table-cell table:style-name="ce117" office:value-type="string">
            <text:p>Masse Charge Sling :</text:p>
          </table:table-cell>
          <table:table-cell table:style-name="ce117" table:number-columns-repeated="3"/>
          <table:table-cell table:style-name="ce133" office:value-type="float" office:value="0">
            <text:p>0 Kg</text:p>
          </table:table-cell>
          <table:table-cell table:style-name="ce79" office:value-type="float" office:value="4050">
            <text:p>4050</text:p>
          </table:table-cell>
          <table:table-cell table:style-name="ce147" table:formula="of:=[.S50]*[.T50]" office:value-type="float" office:value="0">
            <text:p>0</text:p>
          </table:table-cell>
          <table:table-cell table:style-name="ce79"/>
          <table:table-cell table:style-name="ce161" table:formula="of:=([.D46]-[.T48])+[.S50]" office:value-type="float" office:value="2411.82">
            <text:p>2412</text:p>
          </table:table-cell>
          <table:table-cell table:style-name="ce161" table:formula="of:=([.F46]-[.U49])+[.U50]" office:value-type="float" office:value="0">
            <text:p>#N/D</text:p>
          </table:table-cell>
          <table:table-cell table:style-name="ce161" table:formula="of:=[.X50]/[.W50]" office:value-type="float" office:value="0">
            <text:p>#N/D</text:p>
          </table:table-cell>
          <table:table-cell/>
          <table:table-cell table:style-name="ce79"/>
          <table:table-cell table:style-name="ce161" table:formula="of:=IF([.S50]&gt;0;[.W50];0)" office:value-type="float" office:value="0">
            <text:p/>
          </table:table-cell>
          <table:table-cell table:style-name="ce161" table:formula="of:=IF([.S50]&gt;0;[.Y50];0)" office:value-type="float" office:value="0">
            <text:p/>
          </table:table-cell>
          <table:table-cell table:style-name="ce162"/>
          <table:table-cell table:number-columns-repeated="226"/>
        </table:table-row>
        <table:table-row table:style-name="ro2">
          <table:table-cell table:style-name="ce31" office:value-type="string" table:number-columns-spanned="2" table:number-rows-spanned="1">
            <text:p>DIFFERENCE CENTRAGE</text:p>
          </table:table-cell>
          <table:covered-table-cell table:style-name="ce31"/>
          <table:table-cell table:style-name="ce62" table:formula="of:=[.E46]-(([.D46]+93321)/22.76)" office:value-type="float" office:value="0" table:number-columns-spanned="2" table:number-rows-spanned="1">
            <text:p>#N/D</text:p>
          </table:table-cell>
          <table:covered-table-cell table:style-name="ce62"/>
          <table:table-cell table:style-name="ce86"/>
          <table:table-cell table:style-name="ce94" table:formula="of:=IF([.J46]-[.D46]&lt;0;[.D46]-[.J46];&quot;&quot;)" table:number-columns-spanned="3" table:number-rows-spanned="1">
            <text:p/>
          </table:table-cell>
          <table:covered-table-cell table:style-name="ce94"/>
          <table:covered-table-cell table:style-name="ce94"/>
          <table:covered-table-cell table:style-name="ce104"/>
          <table:table-cell table:number-columns-repeated="10"/>
          <table:table-cell table:style-name="ce79" table:number-columns-repeated="6"/>
          <table:table-cell/>
          <table:table-cell table:style-name="ce79"/>
          <table:table-cell table:style-name="ce161" table:formula="of:=[.AB50]+[.AB49]" office:value-type="float" office:value="0">
            <text:p/>
          </table:table-cell>
          <table:table-cell table:style-name="ce161" table:formula="of:=[.AC50]+[.AC49]" office:value-type="float" office:value="0">
            <text:p/>
          </table:table-cell>
          <table:table-cell table:number-columns-repeated="227"/>
        </table:table-row>
        <table:table-row table:style-name="ro2">
          <table:table-cell table:number-columns-repeated="26"/>
          <table:table-cell table:style-name="ce79" table:number-columns-repeated="3"/>
          <table:table-cell table:number-columns-repeated="227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8"/>
          <table:table-cell table:style-name="ce63" table:formula="of:=[.D41]+[.D44]" office:value-type="float" office:value="2408.82">
            <text:p>2409</text:p>
          </table:table-cell>
          <table:table-cell table:style-name="ce79" table:formula="of:=[.F54]/[.C54]" office:value-type="float" office:value="0" table:number-columns-spanned="2" table:number-rows-spanned="1">
            <text:p>#N/D</text:p>
          </table:table-cell>
          <table:covered-table-cell table:style-name="ce79"/>
          <table:table-cell table:style-name="ce79" table:formula="of:=[.F46]-[.F45]" office:value-type="float" office:value="0">
            <text:p>#N/D</text:p>
          </table:table-cell>
          <table:table-cell table:style-name="ce79"/>
          <table:table-cell table:number-columns-repeated="249"/>
        </table:table-row>
        <table:table-row table:style-name="ro2" table:number-rows-repeated="65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ton" table:style-name="ta4" table:print-ranges="Carton.A3:Carton.I38">
        <table:table-column table:style-name="co27" table:default-cell-style-name="ce187"/>
        <table:table-column table:style-name="co27" table:number-columns-repeated="3" table:default-cell-style-name="Default"/>
        <table:table-column table:style-name="co27" table:default-cell-style-name="ce250"/>
        <table:table-column table:style-name="co28" table:default-cell-style-name="ce193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ce272"/>
        <table:table-column table:style-name="co38" table:default-cell-style-name="ce278"/>
        <table:table-column table:style-name="co39" table:default-cell-style-name="ce286"/>
        <table:table-column table:style-name="co26" table:number-columns-repeated="243" table:default-cell-style-name="Default"/>
        <table:table-row table:style-name="ro4">
          <table:table-cell table:style-name="ce168" table:number-columns-spanned="5" table:number-rows-spanned="2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256" table:number-columns-repeated="4"/>
          <table:table-cell/>
          <table:table-cell table:style-name="Default" table:number-columns-repeated="3"/>
          <table:table-cell table:number-columns-repeated="243"/>
        </table:table-row>
        <table:table-row table:style-name="ro5"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256" table:number-columns-repeated="4"/>
          <table:table-cell/>
          <table:table-cell table:style-name="Default" table:number-columns-repeated="3"/>
          <table:table-cell table:number-columns-repeated="243"/>
        </table:table-row>
        <table:table-row table:style-name="ro6">
          <table:table-cell table:style-name="ce169" office:value-type="string">
            <text:p>EC 135 N°</text:p>
          </table:table-cell>
          <table:table-cell table:style-name="ce189" table:formula="of:=['EC135 JDE'.F2]" office:value-type="string" office:string-value="FMJDE">
            <text:p>FMJDE</text:p>
          </table:table-cell>
          <table:table-cell table:style-name="ce206"/>
          <table:table-cell table:style-name="ce189" office:value-type="string">
            <text:p>N°</text:p>
          </table:table-cell>
          <table:table-cell table:style-name="ce243" table:formula="of:=['EC135 JDE'.J2]" office:value-type="float" office:value="747">
            <text:p>747</text:p>
          </table:table-cell>
          <table:table-cell table:style-name="ce257"/>
          <table:table-cell table:number-columns-repeated="4"/>
          <table:table-cell table:style-name="ce271" office:value-type="string">
            <text:p>Flottabilité</text:p>
          </table:table-cell>
          <table:table-cell table:style-name="ce277" office:value-type="float" office:value="49.5">
            <text:p>49,50 kg</text:p>
          </table:table-cell>
          <table:table-cell table:style-name="ce282" office:value-type="float" office:value="4358">
            <text:p>4358</text:p>
          </table:table-cell>
          <table:table-cell table:number-columns-repeated="243"/>
        </table:table-row>
        <table:table-row table:style-name="ro2">
          <table:table-cell table:style-name="ce170" office:value-type="string">
            <text:p>Equipage</text:p>
          </table:table-cell>
          <table:table-cell table:style-name="ce190" table:formula="of:=['EC135 JDE'.B6]+'ec135 jde'.b#ref !#ref !#ref !#ref !#ref !#ref !#ref !#ref !#ref !#ref !#ref !#ref !#ref !#ref !#ref !#ref !#ref !#ref !#ref !#ref !#ref !+[#REF !.B8]+[#REF !.B10]+[#REF !.B17]" office:value-type="float" office:value="0" table:number-columns-spanned="1" table:number-rows-spanned="3">
            <text:p>#NOM ?</text:p>
          </table:table-cell>
          <table:table-cell table:style-name="ce207" office:value-type="string">
            <text:p>Zp</text:p>
          </table:table-cell>
          <table:table-cell table:style-name="ce226" table:formula="of:=['EC135 JDE'.T3]" office:value-type="float" office:value="1000">
            <text:p>1000 ft</text:p>
          </table:table-cell>
          <table:table-cell table:style-name="ce244"/>
          <table:table-cell table:number-columns-repeated="5"/>
          <table:table-cell office:value-type="string">
            <text:p>Cannot équipage</text:p>
          </table:table-cell>
          <table:table-cell office:value-type="float" office:value="20">
            <text:p>20,00 kg</text:p>
          </table:table-cell>
          <table:table-cell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71"/>
          <table:covered-table-cell table:style-name="ce191"/>
          <table:table-cell table:style-name="ce208" office:value-type="string">
            <text:p>OAT</text:p>
          </table:table-cell>
          <table:table-cell table:style-name="ce227" table:formula="of:=['EC135 JDE'.T4]" office:value-type="float" office:value="10">
            <text:p>10 °C</text:p>
          </table:table-cell>
          <table:table-cell table:style-name="ce244"/>
          <table:table-cell table:number-columns-repeated="5"/>
          <table:table-cell office:value-type="string">
            <text:p>Rack pour cannots</text:p>
          </table:table-cell>
          <table:table-cell office:value-type="float" office:value="3.61">
            <text:p>3,61 kg</text:p>
          </table:table-cell>
          <table:table-cell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72"/>
          <table:covered-table-cell table:style-name="ce191"/>
          <table:table-cell table:style-name="ce209" office:value-type="string">
            <text:p>Vw</text:p>
          </table:table-cell>
          <table:table-cell table:style-name="ce228" table:formula="of:=['EC135 JDE'.T5]" office:value-type="float" office:value="280">
            <text:p>280 ° / </text:p>
          </table:table-cell>
          <table:table-cell table:style-name="ce245" table:formula="of:=['EC135 JDE'.T6]" office:value-type="float" office:value="10">
            <text:p>10 Kts</text:p>
          </table:table-cell>
          <table:table-cell table:number-columns-repeated="5"/>
          <table:table-cell table:style-name="ce273" office:value-type="string">
            <text:p>Chaîne SAR</text:p>
          </table:table-cell>
          <table:table-cell table:style-name="ce279" office:value-type="float" office:value="23">
            <text:p>23,00 kg</text:p>
          </table:table-cell>
          <table:table-cell table:style-name="ce287"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73" office:value-type="string">
            <text:p>TRO</text:p>
          </table:table-cell>
          <table:table-cell table:style-name="ce192"/>
          <table:table-cell table:style-name="ce192" office:value-type="string">
            <text:p>Masse</text:p>
          </table:table-cell>
          <table:table-cell table:style-name="ce229" office:value-type="string" table:number-columns-spanned="2" table:number-rows-spanned="1">
            <text:p>Centrage long</text:p>
          </table:table-cell>
          <table:covered-table-cell table:style-name="ce229"/>
          <table:table-cell table:style-name="ce258"/>
          <table:table-cell table:number-columns-repeated="4"/>
          <table:table-cell office:value-type="string">
            <text:p>Treuil (partie externe)</text:p>
          </table:table-cell>
          <table:table-cell office:value-type="float" office:value="55.48">
            <text:p>55,48 kg</text:p>
          </table:table-cell>
          <table:table-cell office:value-type="float" office:value="3678">
            <text:p>3678</text:p>
          </table:table-cell>
          <table:table-cell table:number-columns-repeated="243"/>
        </table:table-row>
        <table:table-row table:style-name="ro6">
          <table:table-cell table:style-name="ce174" table:formula="of:=[$'EC135 JDE'.$D$45]+90" office:value-type="float" office:value="93">
            <text:p>93 <text:s/>Kg</text:p>
          </table:table-cell>
          <table:table-cell table:style-name="ce193"/>
          <table:table-cell table:style-name="ce210" table:formula="of:=[$'EC135 JDE'.$D$46]" office:value-type="float" office:value="2411.82" table:number-columns-spanned="1" table:number-rows-spanned="2">
            <text:p>2412 Kg</text:p>
          </table:table-cell>
          <table:table-cell table:style-name="ce230" table:formula="of:=[$'EC135 JDE'.$E$46]" office:value-type="float" office:value="0" table:number-columns-spanned="2" table:number-rows-spanned="2">
            <text:p>#N/D</text:p>
          </table:table-cell>
          <table:covered-table-cell table:style-name="ce246"/>
          <table:table-cell table:style-name="ce259"/>
          <table:table-cell table:number-columns-repeated="4"/>
          <table:table-cell office:value-type="string">
            <text:p>Treuil Accessoires</text:p>
          </table:table-cell>
          <table:table-cell office:value-type="float" office:value="5.37">
            <text:p>5,37 kg</text:p>
          </table:table-cell>
          <table:table-cell office:value-type="float" office:value="3678">
            <text:p>3678</text:p>
          </table:table-cell>
          <table:table-cell table:number-columns-repeated="243"/>
        </table:table-row>
        <table:table-row table:style-name="ro6">
          <table:table-cell table:style-name="ce175" table:formula="of:=[.A8]*100/80" office:value-type="float" office:value="116.25">
            <text:p>116 L</text:p>
          </table:table-cell>
          <table:table-cell table:style-name="ce194"/>
          <table:covered-table-cell table:style-name="ce211"/>
          <table:covered-table-cell table:style-name="ce211"/>
          <table:covered-table-cell table:style-name="ce246"/>
          <table:table-cell table:style-name="ce259"/>
          <table:table-cell table:number-columns-repeated="4"/>
          <table:table-cell table:style-name="ce273" office:value-type="string">
            <text:p>SX 16 </text:p>
          </table:table-cell>
          <table:table-cell table:style-name="ce279" office:value-type="float" office:value="29.44">
            <text:p>29,44 kg</text:p>
          </table:table-cell>
          <table:table-cell table:style-name="ce287" office:value-type="float" office:value="2003">
            <text:p>2003</text:p>
          </table:table-cell>
          <table:table-cell table:number-columns-repeated="243"/>
        </table:table-row>
        <table:table-row table:style-name="ro2">
          <table:table-cell table:style-name="ce176" office:value-type="string" table:number-columns-spanned="1" table:number-rows-spanned="2">
            <text:p>Domaine H/V</text:p>
          </table:table-cell>
          <table:table-cell table:style-name="ce192" office:value-type="string">
            <text:p>Point haut</text:p>
          </table:table-cell>
          <table:table-cell table:style-name="ce212" office:value-type="string">
            <text:p>05.23</text:p>
          </table:table-cell>
          <table:table-cell table:style-name="ce192" office:value-type="string">
            <text:p>Ventre</text:p>
          </table:table-cell>
          <table:table-cell table:style-name="ce247" office:value-type="string">
            <text:p>05.23</text:p>
          </table:table-cell>
          <table:table-cell table:style-name="ce260"/>
          <table:table-cell table:number-columns-repeated="4"/>
          <table:table-cell table:style-name="ce273" office:value-type="string">
            <text:p>SX 16 Poignée de contrôle</text:p>
          </table:table-cell>
          <table:table-cell table:style-name="ce279" office:value-type="float" office:value="0.25">
            <text:p>0,25 kg</text:p>
          </table:table-cell>
          <table:table-cell table:style-name="ce287" office:value-type="float" office:value="3000">
            <text:p>3000</text:p>
          </table:table-cell>
          <table:table-cell table:number-columns-repeated="243"/>
        </table:table-row>
        <table:table-row table:style-name="ro2">
          <table:covered-table-cell table:style-name="ce177"/>
          <table:table-cell table:style-name="ce195" table:formula="of:=['EC135 JDE'.T7]" office:value-type="float" office:value="43">
            <text:p>43 ft</text:p>
          </table:table-cell>
          <table:table-cell table:style-name="ce194"/>
          <table:table-cell table:style-name="ce231" table:formula="of:=['EC135 JDE'.T8]" office:value-type="float" office:value="0">
            <text:p>0 Kts</text:p>
          </table:table-cell>
          <table:table-cell table:style-name="ce248"/>
          <table:table-cell table:number-columns-repeated="5"/>
          <table:table-cell office:value-type="string">
            <text:p>FLIR Retr. Flir-Carrier BNC-GS</text:p>
          </table:table-cell>
          <table:table-cell office:value-type="float" office:value="0.04">
            <text:p>0,04 kg</text:p>
          </table:table-cell>
          <table:table-cell office:value-type="float" office:value="2082">
            <text:p>2082</text:p>
          </table:table-cell>
          <table:table-cell table:number-columns-repeated="243"/>
        </table:table-row>
        <table:table-row table:style-name="ro7">
          <table:table-cell table:style-name="ce176" office:value-type="string" table:number-columns-spanned="1" table:number-rows-spanned="2">
            <text:p>Perfo OEI</text:p>
          </table:table-cell>
          <table:table-cell table:style-name="ce196" office:value-type="string">
            <text:p><text:s/>HES (2min/30sec)</text:p>
          </table:table-cell>
          <table:table-cell table:style-name="ce213" office:value-type="string">
            <text:p>05.60 et 61</text:p>
          </table:table-cell>
          <table:table-cell table:style-name="ce232" office:value-type="string">
            <text:p>Perte hauteur HES</text:p>
          </table:table-cell>
          <table:table-cell table:style-name="ce249" office:value-type="string">
            <text:p>10.06 et 07</text:p>
          </table:table-cell>
          <table:table-cell table:style-name="ce261"/>
          <table:table-cell table:number-columns-repeated="4"/>
          <table:table-cell office:value-type="string">
            <text:p>FLIR unité extérieur (senseurs)</text:p>
          </table:table-cell>
          <table:table-cell office:value-type="float" office:value="39.5">
            <text:p>39,50 kg</text:p>
          </table:table-cell>
          <table:table-cell office:value-type="float" office:value="1879">
            <text:p>1879</text:p>
          </table:table-cell>
          <table:table-cell table:number-columns-repeated="243"/>
        </table:table-row>
        <table:table-row table:style-name="ro8">
          <table:covered-table-cell table:style-name="ce177"/>
          <table:table-cell table:style-name="ce197" table:formula="of:=['EC135 JDE'.T9]" office:value-type="float" office:value="2580">
            <text:p>2580 Kg</text:p>
          </table:table-cell>
          <table:table-cell table:style-name="ce214" table:formula="of:=['EC135 JDE'.T10]" office:value-type="float" office:value="2630">
            <text:p>2630 Kg</text:p>
          </table:table-cell>
          <table:table-cell table:style-name="ce233" table:formula="of:=['EC135 JDE'.T11]" office:value-type="float" office:value="50">
            <text:p>50 ft</text:p>
          </table:table-cell>
          <table:table-cell table:style-name="ce248"/>
          <table:table-cell table:number-columns-repeated="5"/>
          <table:table-cell office:value-type="string">
            <text:p>FLIR Rack Extension VCR VRDV-3000-01</text:p>
          </table:table-cell>
          <table:table-cell office:value-type="float" office:value="1.31">
            <text:p>1,31 kg</text:p>
          </table:table-cell>
          <table:table-cell office:value-type="float" office:value="4425">
            <text:p>4425</text:p>
          </table:table-cell>
          <table:table-cell table:number-columns-repeated="243"/>
        </table:table-row>
        <table:table-row table:style-name="ro9">
          <table:table-cell table:style-name="ce178" office:value-type="string" table:number-columns-spanned="1" table:number-rows-spanned="2">
            <text:p>Masse max HES</text:p>
          </table:table-cell>
          <table:table-cell table:style-name="ce198" office:value-type="string">
            <text:p>Régime PMC</text:p>
          </table:table-cell>
          <table:table-cell table:style-name="ce215" office:value-type="string">
            <text:p>05.53 et 55</text:p>
          </table:table-cell>
          <table:table-cell table:style-name="ce234" office:value-type="string">
            <text:p>Régime PMD</text:p>
          </table:table-cell>
          <table:table-cell office:value-type="string">
            <text:p>05.49 et 51</text:p>
          </table:table-cell>
          <table:table-cell table:style-name="ce262"/>
          <table:table-cell table:number-columns-repeated="4"/>
          <table:table-cell office:value-type="string">
            <text:p>FLIR unité éléctronique</text:p>
          </table:table-cell>
          <table:table-cell office:value-type="float" office:value="8.5">
            <text:p>8,50 kg</text:p>
          </table:table-cell>
          <table:table-cell office:value-type="float" office:value="4350">
            <text:p>4350</text:p>
          </table:table-cell>
          <table:table-cell table:number-columns-repeated="243"/>
        </table:table-row>
        <table:table-row table:style-name="ro8">
          <table:covered-table-cell table:style-name="ce179"/>
          <table:table-cell table:style-name="ce199" table:formula="of:=['EC135 JDE'.T13]" office:value-type="float" office:value="2815">
            <text:p>2815</text:p>
          </table:table-cell>
          <table:table-cell/>
          <table:table-cell table:style-name="ce235" table:formula="of:=['EC135 JDE'.T12]" office:value-type="float" office:value="2835">
            <text:p>2835</text:p>
          </table:table-cell>
          <table:table-cell table:style-name="Default"/>
          <table:table-cell table:style-name="ce263"/>
          <table:table-cell table:number-columns-repeated="4"/>
          <table:table-cell office:value-type="string">
            <text:p>FLIR Vendor Parts VCR VRDV-3000-01</text:p>
          </table:table-cell>
          <table:table-cell office:value-type="float" office:value="2.72">
            <text:p>2,72 kg</text:p>
          </table:table-cell>
          <table:table-cell office:value-type="float" office:value="4371">
            <text:p>4371</text:p>
          </table:table-cell>
          <table:table-cell table:number-columns-repeated="243"/>
        </table:table-row>
        <table:table-row table:style-name="ro9">
          <table:table-cell table:style-name="ce178" office:value-type="string" table:number-columns-spanned="1" table:number-rows-spanned="2">
            <text:p>CAT A</text:p>
          </table:table-cell>
          <table:table-cell table:style-name="ce200" office:value-type="string">
            <text:p>VTOL 1/2/3 sauf PF</text:p>
          </table:table-cell>
          <table:table-cell table:style-name="ce215" office:value-type="string">
            <text:p>09.1.1 109</text:p>
          </table:table-cell>
          <table:table-cell table:style-name="ce234" office:value-type="string">
            <text:p>Dégagé</text:p>
          </table:table-cell>
          <table:table-cell office:value-type="string">
            <text:p>09.1.1 45 et 09.1.1 38</text:p>
          </table:table-cell>
          <table:table-cell table:style-name="ce262"/>
          <table:table-cell table:number-columns-repeated="4"/>
          <table:table-cell office:value-type="string">
            <text:p>FLIR console opérateur</text:p>
          </table:table-cell>
          <table:table-cell office:value-type="float" office:value="7.05">
            <text:p>7,05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8">
          <table:covered-table-cell table:style-name="ce179"/>
          <table:table-cell table:style-name="ce201" table:formula="of:=['EC135 JDE'.V31]" office:value-type="float" office:value="0">
            <text:p>Err :520</text:p>
          </table:table-cell>
          <table:table-cell/>
          <table:table-cell table:style-name="ce236" table:formula="of:='ec135 jde'.v#ref !#ref !#ref !#ref !#ref !#ref !#ref !#ref !#ref !#ref !#ref !#ref !#ref !#ref !#ref !#ref !#ref !#ref !#ref !#ref !" office:value-type="string" office:string-value="Err :520">
            <text:p>Err :520</text:p>
          </table:table-cell>
          <table:table-cell table:style-name="ce251"/>
          <table:table-cell table:style-name="ce264"/>
          <table:table-cell table:number-columns-repeated="4"/>
          <table:table-cell office:value-type="string">
            <text:p>FLIR extention LCU-logiciel</text:p>
          </table:table-cell>
          <table:table-cell office:value-type="float" office:value="0.18">
            <text:p>0,18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table-cell table:style-name="ce180" office:value-type="string" table:number-columns-spanned="2" table:number-rows-spanned="2">
            <text:p>Vz BIMOTEUR pente % AEO</text:p>
          </table:table-cell>
          <table:covered-table-cell table:style-name="ce181"/>
          <table:table-cell table:style-name="ce216" office:value-type="string" table:number-columns-spanned="2" table:number-rows-spanned="1">
            <text:p><text:s/>PMD/ PMC 65 KIAS</text:p>
          </table:table-cell>
          <table:covered-table-cell table:style-name="ce216"/>
          <table:table-cell office:value-type="string">
            <text:p>05.69 70 ET 71</text:p>
          </table:table-cell>
          <table:table-cell table:style-name="ce262"/>
          <table:table-cell table:number-columns-repeated="4"/>
          <table:table-cell office:value-type="string">
            <text:p>FLIR extention monitor 15"</text:p>
          </table:table-cell>
          <table:table-cell office:value-type="float" office:value="0.61">
            <text:p>0,61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covered-table-cell table:style-name="ce181"/>
          <table:covered-table-cell table:style-name="ce181"/>
          <table:table-cell table:style-name="ce195" table:formula="of:=['EC135 JDE'.AB33]" office:value-type="float" office:value="0">
            <text:p>Err :510</text:p>
          </table:table-cell>
          <table:table-cell table:style-name="ce237" table:formula="of:=['EC135 JDE'.AB32]" office:value-type="float" office:value="0">
            <text:p>Err :510</text:p>
          </table:table-cell>
          <table:table-cell table:style-name="ce248"/>
          <table:table-cell table:number-columns-repeated="5"/>
          <table:table-cell office:value-type="string">
            <text:p>FLIR laptop controller</text:p>
          </table:table-cell>
          <table:table-cell office:value-type="float" office:value="1.63">
            <text:p>1,63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8">
          <table:table-cell table:style-name="ce180" office:value-type="string" table:number-columns-spanned="2" table:number-rows-spanned="2">
            <text:p>Vz MONOMOTEUR pente % OEI</text:p>
          </table:table-cell>
          <table:covered-table-cell table:style-name="ce181"/>
          <table:table-cell table:style-name="ce196" office:value-type="string">
            <text:p>PMD 40 KIAS</text:p>
          </table:table-cell>
          <table:table-cell table:style-name="ce238" office:value-type="string">
            <text:p>05.82 83 ET 84</text:p>
          </table:table-cell>
          <table:table-cell table:style-name="ce252" table:formula="of:=['EC135 JDE'.AB34]" office:value-type="float" office:value="0">
            <text:p>Err :510</text:p>
          </table:table-cell>
          <table:table-cell table:style-name="ce265"/>
          <table:table-cell table:number-columns-repeated="4"/>
          <table:table-cell office:value-type="string">
            <text:p>FLIR monitor 15"</text:p>
          </table:table-cell>
          <table:table-cell office:value-type="float" office:value="5">
            <text:p>5,00 kg</text:p>
          </table:table-cell>
          <table:table-cell office:value-type="float" office:value="3330">
            <text:p>3330</text:p>
          </table:table-cell>
          <table:table-cell table:number-columns-repeated="243"/>
        </table:table-row>
        <table:table-row table:style-name="ro8">
          <table:covered-table-cell table:style-name="ce181"/>
          <table:covered-table-cell table:style-name="ce181"/>
          <table:table-cell table:style-name="ce217" office:value-type="string">
            <text:p>PMC 65 KIAS</text:p>
          </table:table-cell>
          <table:table-cell table:style-name="ce239" office:value-type="string">
            <text:p>05.76 77 ET 78</text:p>
          </table:table-cell>
          <table:table-cell table:style-name="ce253" table:formula="of:=['EC135 JDE'.AB35]" office:value-type="float" office:value="0">
            <text:p>Err :510</text:p>
          </table:table-cell>
          <table:table-cell table:style-name="ce266"/>
          <table:table-cell table:number-columns-repeated="4"/>
          <table:table-cell office:value-type="string">
            <text:p>FLIR ultraforce II basic</text:p>
          </table:table-cell>
          <table:table-cell office:value-type="float" office:value="13.74">
            <text:p>13,74 kg</text:p>
          </table:table-cell>
          <table:table-cell office:value-type="float" office:value="3706">
            <text:p>3706</text:p>
          </table:table-cell>
          <table:table-cell table:number-columns-repeated="243"/>
        </table:table-row>
        <table:table-row table:style-name="ro2">
          <table:table-cell table:style-name="ce180" office:value-type="string" table:number-columns-spanned="2" table:number-rows-spanned="2">
            <text:p>Altitude de rétablissement</text:p>
          </table:table-cell>
          <table:covered-table-cell table:style-name="ce181"/>
          <table:table-cell table:style-name="ce218" office:value-type="string" table:number-columns-spanned="2" table:number-rows-spanned="1">
            <text:p>09.1.1.40</text:p>
          </table:table-cell>
          <table:covered-table-cell table:style-name="ce218"/>
          <table:table-cell/>
          <table:table-cell table:style-name="ce262"/>
          <table:table-cell table:number-columns-repeated="4"/>
          <table:table-cell table:style-name="ce274" office:value-type="string">
            <text:p>Sièges inversés (3 paxs max.)</text:p>
          </table:table-cell>
          <table:table-cell table:style-name="ce279" office:value-type="float" office:value="37.35">
            <text:p>37,35 kg</text:p>
          </table:table-cell>
          <table:table-cell table:style-name="ce287" office:value-type="float" office:value="3250">
            <text:p>3250</text:p>
          </table:table-cell>
          <table:table-cell table:number-columns-repeated="243"/>
        </table:table-row>
        <table:table-row table:style-name="ro2">
          <table:covered-table-cell table:style-name="ce181"/>
          <table:covered-table-cell table:style-name="ce181"/>
          <table:table-cell table:style-name="ce219" table:formula="of:=['EC135 JDE'.U20]" office:value-type="float" office:value="7200" table:number-columns-spanned="2" table:number-rows-spanned="1">
            <text:p>7200 ft</text:p>
          </table:table-cell>
          <table:covered-table-cell table:style-name="ce240"/>
          <table:table-cell table:style-name="ce248"/>
          <table:table-cell table:number-columns-repeated="5"/>
          <table:table-cell table:style-name="ce275" office:value-type="string">
            <text:p>Sièges détachable AR (3 paxs)</text:p>
          </table:table-cell>
          <table:table-cell table:style-name="ce280" office:value-type="float" office:value="33.23">
            <text:p>33,23 kg</text:p>
          </table:table-cell>
          <table:table-cell table:style-name="ce287" office:value-type="float" office:value="4400">
            <text:p>4400</text:p>
          </table:table-cell>
          <table:table-cell table:number-columns-repeated="243"/>
        </table:table-row>
        <table:table-row table:style-name="ro10">
          <table:table-cell table:style-name="ce182" office:value-type="string" table:number-columns-spanned="2" table:number-rows-spanned="2">
            <text:p>D.A.A. / distance décollage poursuivi</text:p>
          </table:table-cell>
          <table:covered-table-cell table:style-name="ce183"/>
          <table:table-cell table:style-name="ce218" office:value-type="string" table:number-columns-spanned="2" table:number-rows-spanned="1">
            <text:p>9.1.1 57 ET 78</text:p>
          </table:table-cell>
          <table:covered-table-cell table:style-name="ce218"/>
          <table:table-cell/>
          <table:table-cell table:style-name="ce262"/>
          <table:table-cell table:number-columns-repeated="4"/>
          <table:table-cell table:style-name="ce273" office:value-type="string">
            <text:p>Equipement skis</text:p>
          </table:table-cell>
          <table:table-cell table:style-name="ce279" office:value-type="float" office:value="16.91">
            <text:p>16,91 kg</text:p>
          </table:table-cell>
          <table:table-cell table:style-name="ce287" office:value-type="float" office:value="4471">
            <text:p>4471</text:p>
          </table:table-cell>
          <table:table-cell table:number-columns-repeated="243"/>
        </table:table-row>
        <table:table-row table:style-name="ro2">
          <table:covered-table-cell table:style-name="ce183"/>
          <table:covered-table-cell table:style-name="ce183"/>
          <table:table-cell table:style-name="ce220" table:formula="of:=['EC135 JDE'.U21]" office:value-type="float" office:value="250" table:number-columns-spanned="2" table:number-rows-spanned="1">
            <text:p>250 m</text:p>
          </table:table-cell>
          <table:covered-table-cell table:style-name="ce240"/>
          <table:table-cell table:style-name="ce254" table:formula="of:=['EC135 JDE'.U22]" office:value-type="float" office:value="210">
            <text:p>210 m</text:p>
          </table:table-cell>
          <table:table-cell table:number-columns-repeated="5"/>
          <table:table-cell office:value-type="string">
            <text:p>Rideaux Fabric glare shield 7" Left</text:p>
          </table:table-cell>
          <table:table-cell office:value-type="float" office:value="0.46">
            <text:p>0,46 kg</text:p>
          </table:table-cell>
          <table:table-cell office:value-type="float" office:value="2400">
            <text:p>2400</text:p>
          </table:table-cell>
          <table:table-cell table:number-columns-repeated="243"/>
        </table:table-row>
        <table:table-row table:style-name="ro10">
          <table:table-cell table:style-name="ce182" office:value-type="string" table:number-columns-spanned="2" table:number-rows-spanned="2">
            <text:p>Distance atterrissage 50 ft arrêt</text:p>
          </table:table-cell>
          <table:covered-table-cell table:style-name="ce183"/>
          <table:table-cell table:style-name="ce218" office:value-type="string" table:number-columns-spanned="2" table:number-rows-spanned="1">
            <text:p>9.1.1 63</text:p>
          </table:table-cell>
          <table:covered-table-cell table:style-name="ce218"/>
          <table:table-cell/>
          <table:table-cell table:style-name="ce262"/>
          <table:table-cell table:number-columns-repeated="4"/>
          <table:table-cell table:style-name="ce273" office:value-type="string">
            <text:p>Rideaux Fabric glare shield 7" Right</text:p>
          </table:table-cell>
          <table:table-cell table:style-name="ce279" office:value-type="float" office:value="0.46">
            <text:p>0,46 kg</text:p>
          </table:table-cell>
          <table:table-cell table:style-name="ce287" office:value-type="float" office:value="2400">
            <text:p>2400</text:p>
          </table:table-cell>
          <table:table-cell table:number-columns-repeated="243"/>
        </table:table-row>
        <table:table-row table:style-name="ro2">
          <table:covered-table-cell table:style-name="ce183"/>
          <table:covered-table-cell table:style-name="ce183"/>
          <table:table-cell table:style-name="ce220" table:formula="of:=['EC135 JDE'.U23]" office:value-type="float" office:value="200" table:number-columns-spanned="2" table:number-rows-spanned="1">
            <text:p>200 m</text:p>
          </table:table-cell>
          <table:covered-table-cell table:style-name="ce240"/>
          <table:table-cell table:style-name="ce248"/>
          <table:table-cell table:number-columns-repeated="5"/>
          <table:table-cell office:value-type="string">
            <text:p>Extincteur moteur</text:p>
          </table:table-cell>
          <table:table-cell office:value-type="float" office:value="2.29">
            <text:p>2,29 kg</text:p>
          </table:table-cell>
          <table:table-cell office:value-type="float" office:value="5300">
            <text:p>5300</text:p>
          </table:table-cell>
          <table:table-cell table:number-columns-repeated="243"/>
        </table:table-row>
        <table:table-row table:style-name="ro10">
          <table:table-cell table:style-name="ce182" office:value-type="string" table:number-columns-spanned="2" table:number-rows-spanned="2">
            <text:p>Classe de performance</text:p>
          </table:table-cell>
          <table:covered-table-cell table:style-name="ce183"/>
          <table:table-cell table:style-name="ce221" table:formula="of:=['EC135 JDE'.U24]" office:value-type="float" office:value="1" table:number-columns-spanned="3" table:number-rows-spanned="2">
            <text:p>C.P 1</text:p>
          </table:table-cell>
          <table:covered-table-cell table:style-name="ce222"/>
          <table:covered-table-cell table:style-name="ce222"/>
          <table:table-cell table:style-name="ce267"/>
          <table:table-cell table:number-columns-repeated="4"/>
          <table:table-cell table:style-name="ce273" office:value-type="string">
            <text:p>Manuel de vol</text:p>
          </table:table-cell>
          <table:table-cell table:style-name="ce279" office:value-type="float" office:value="0.9">
            <text:p>0,90 kg</text:p>
          </table:table-cell>
          <table:table-cell table:style-name="ce287" office:value-type="float" office:value="2200">
            <text:p>2200</text:p>
          </table:table-cell>
          <table:table-cell table:number-columns-repeated="243"/>
        </table:table-row>
        <table:table-row table:style-name="ro2">
          <table:covered-table-cell table:style-name="ce183"/>
          <table:covered-table-cell table:style-name="ce183"/>
          <table:covered-table-cell table:style-name="ce222"/>
          <table:covered-table-cell table:style-name="ce222"/>
          <table:covered-table-cell table:style-name="ce222"/>
          <table:table-cell table:style-name="ce267"/>
          <table:table-cell table:number-columns-repeated="4"/>
          <table:table-cell table:style-name="ce273" office:value-type="string">
            <text:p>Manuel de vol supl.</text:p>
          </table:table-cell>
          <table:table-cell table:style-name="ce279" office:value-type="float" office:value="1.6">
            <text:p>1,60 kg</text:p>
          </table:table-cell>
          <table:table-cell table:style-name="ce287" office:value-type="float" office:value="2200">
            <text:p>2200</text:p>
          </table:table-cell>
          <table:table-cell table:number-columns-repeated="243"/>
        </table:table-row>
        <table:table-row table:style-name="ro2">
          <table:table-cell table:style-name="ce184" office:value-type="string" table:number-columns-spanned="5" table:number-rows-spanned="1">
            <text:p>Observations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table-cell table:style-name="ce268"/>
          <table:table-cell table:number-columns-repeated="4"/>
          <table:table-cell office:value-type="string">
            <text:p>Trousse de secours</text:p>
          </table:table-cell>
          <table:table-cell office:value-type="float" office:value="2.84">
            <text:p>2,84 kg</text:p>
          </table:table-cell>
          <table:table-cell office:value-type="float" office:value="5730">
            <text:p>5730</text:p>
          </table:table-cell>
          <table:table-cell table:number-columns-repeated="243"/>
        </table:table-row>
        <table:table-row table:style-name="ro2">
          <table:table-cell table:style-name="ce185" office:value-type="string">
            <text:p>Autonomie</text:p>
          </table:table-cell>
          <table:table-cell table:style-name="ce202" table:formula="of:=[$'EC135 JDE'.$C$49]" office:value-type="float" office:value="6.85714285714286">
            <text:p>7 min</text:p>
          </table:table-cell>
          <table:table-cell table:style-name="ce223" table:number-columns-spanned="3" table:number-rows-spanned="1"/>
          <table:covered-table-cell table:style-name="ce241"/>
          <table:covered-table-cell table:style-name="ce241"/>
          <table:table-cell table:style-name="ce269"/>
          <table:table-cell table:number-columns-repeated="4"/>
          <table:table-cell table:style-name="ce273" office:value-type="string">
            <text:p>Lampe torche côté pilote</text:p>
          </table:table-cell>
          <table:table-cell table:style-name="ce279" office:value-type="float" office:value="0.58">
            <text:p>0,58 kg</text:p>
          </table:table-cell>
          <table:table-cell table:style-name="ce287" office:value-type="float" office:value="2475">
            <text:p>2475</text:p>
          </table:table-cell>
          <table:table-cell table:number-columns-repeated="243"/>
        </table:table-row>
        <table:table-row table:style-name="ro2">
          <table:table-cell table:style-name="ce172" office:value-type="string">
            <text:p>Réserve </text:p>
          </table:table-cell>
          <table:table-cell table:style-name="ce203" table:formula="of:=[$'EC135 JDE'.$C$48]" office:value-type="float" office:value="20">
            <text:p>20 min</text:p>
          </table:table-cell>
          <table:table-cell table:style-name="ce224" table:number-columns-spanned="3" table:number-rows-spanned="1"/>
          <table:covered-table-cell table:style-name="ce242"/>
          <table:covered-table-cell table:style-name="ce242"/>
          <table:table-cell table:style-name="ce269"/>
          <table:table-cell table:number-columns-repeated="4"/>
          <table:table-cell office:value-type="string">
            <text:p>Par soleil pil, co-pil.</text:p>
          </table:table-cell>
          <table:table-cell office:value-type="float" office:value="1.83">
            <text:p>1,83 kg</text:p>
          </table:table-cell>
          <table:table-cell office:value-type="float" office:value="2880">
            <text:p>2880</text:p>
          </table:table-cell>
          <table:table-cell table:number-columns-repeated="243"/>
        </table:table-row>
        <table:table-row table:style-name="ro2">
          <table:table-cell table:style-name="ce186"/>
          <table:table-cell table:style-name="ce204"/>
          <table:table-cell table:style-name="ce225" table:number-columns-repeated="2"/>
          <table:table-cell table:style-name="ce251"/>
          <table:table-cell table:number-columns-repeated="5"/>
          <table:table-cell table:style-name="ce273" office:value-type="string">
            <text:p>Copilote Commandes de vol</text:p>
          </table:table-cell>
          <table:table-cell table:style-name="ce279" office:value-type="float" office:value="3.99">
            <text:p>3,99 kg</text:p>
          </table:table-cell>
          <table:table-cell table:style-name="ce287" office:value-type="float" office:value="1934">
            <text:p>1934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51"/>
          <table:table-cell table:number-columns-repeated="5"/>
          <table:table-cell office:value-type="string">
            <text:p>Copilote Siège</text:p>
          </table:table-cell>
          <table:table-cell office:value-type="float" office:value="12.28">
            <text:p>12,28 kg</text:p>
          </table:table-cell>
          <table:table-cell office:value-type="float" office:value="2500">
            <text:p>2500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51"/>
          <table:table-cell table:number-columns-repeated="5"/>
          <table:table-cell table:style-name="ce273" office:value-type="string">
            <text:p>FLIR Siège opérateur</text:p>
          </table:table-cell>
          <table:table-cell table:style-name="ce279" office:value-type="float" office:value="11.1">
            <text:p>11,10 kg</text:p>
          </table:table-cell>
          <table:table-cell table:style-name="ce287" office:value-type="float" office:value="3857">
            <text:p>3857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51"/>
          <table:table-cell table:number-columns-repeated="5"/>
          <table:table-cell table:style-name="ce276" office:value-type="string">
            <text:p>Haut-parleur</text:p>
          </table:table-cell>
          <table:table-cell table:style-name="ce281" office:value-type="float" office:value="4.82">
            <text:p>4,82 kg</text:p>
          </table:table-cell>
          <table:table-cell table:style-name="ce288" office:value-type="float" office:value="2900">
            <text:p>2900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51"/>
          <table:table-cell table:style-name="ce270"/>
          <table:table-cell table:number-columns-repeated="4"/>
          <table:table-cell table:style-name="Default" table:number-columns-repeated="3"/>
          <table:table-cell table:number-columns-repeated="243"/>
        </table:table-row>
        <table:table-row table:style-name="ro2">
          <table:table-cell table:style-name="ce188"/>
          <table:table-cell table:style-name="ce205" table:number-columns-repeated="3"/>
          <table:table-cell table:style-name="ce255"/>
          <table:table-cell table:style-name="ce256" table:number-columns-repeated="4"/>
          <table:table-cell/>
          <table:table-cell table:style-name="Default" table:number-columns-repeated="3"/>
          <table:table-cell table:number-columns-repeated="243"/>
        </table:table-row>
      </table:table>
      <table:table table:name="BdL Reservoirs" table:style-name="ta3" table:print-ranges="'BdL Reservoirs'.I1:'BdL Reservoirs'.K73">
        <table:table-column table:style-name="co30" table:default-cell-style-name="ce284"/>
        <table:table-column table:style-name="co31" table:default-cell-style-name="ce284"/>
        <table:table-column table:style-name="co32" table:default-cell-style-name="ce284"/>
        <table:table-column table:style-name="co32" table:default-cell-style-name="Default"/>
        <table:table-column table:style-name="co32" table:default-cell-style-name="ce285"/>
        <table:table-column table:style-name="co33" table:default-cell-style-name="ce285"/>
        <table:table-column table:style-name="co32" table:default-cell-style-name="ce285"/>
        <table:table-column table:style-name="co32" table:default-cell-style-name="Default"/>
        <table:table-column table:style-name="co32" table:default-cell-style-name="ce285"/>
        <table:table-column table:style-name="co32" table:default-cell-style-name="Default"/>
        <table:table-column table:style-name="co34" table:default-cell-style-name="Default"/>
        <table:table-row table:style-name="ro11">
          <table:table-cell table:style-name="ce283" office:value-type="string">
            <text:p>Masse</text:p>
          </table:table-cell>
          <table:table-cell table:style-name="ce283" office:value-type="string">
            <text:p>Bras de levier Réservoir principal</text:p>
          </table:table-cell>
          <table:table-cell table:style-name="ce283"/>
          <table:table-cell/>
          <table:table-cell table:style-name="ce283" office:value-type="string">
            <text:p>Masse</text:p>
          </table:table-cell>
          <table:table-cell table:style-name="ce283" office:value-type="string">
            <text:p>Bras de levier Nourrices</text:p>
          </table:table-cell>
          <table:table-cell table:style-name="ce283"/>
          <table:table-cell/>
          <table:table-cell table:style-name="ce283" office:value-type="string" table:number-columns-spanned="3" table:number-rows-spanned="1">
            <text:p>Principal + Nourrices</text:p>
          </table:table-cell>
          <table:covered-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81">
            <text:p>3881</text:p>
          </table:table-cell>
          <table:table-cell table:formula="oooc:=[.A2]*[.B2]" office:value-type="float" office:value="31048">
            <text:p>31048</text:p>
          </table:table-cell>
          <table:table-cell/>
          <table:table-cell table:style-name="ce284" office:value-type="float" office:value="8">
            <text:p>8</text:p>
          </table:table-cell>
          <table:table-cell office:value-type="float" office:value="4940">
            <text:p>4940</text:p>
          </table:table-cell>
          <table:table-cell table:formula="oooc:=[.E2]*[.F2]" office:value-type="float" office:value="39520">
            <text:p>39520</text:p>
          </table:table-cell>
          <table:table-cell/>
          <table:table-cell table:style-name="ce284" office:value-type="float" office:value="8">
            <text:p>8</text:p>
          </table:table-cell>
          <table:table-cell table:style-name="ce285" office:value-type="float" office:value="4940">
            <text:p>4940</text:p>
          </table:table-cell>
          <table:table-cell table:formula="oooc:=[.I2]*[.J2]" office:value-type="float" office:value="39520">
            <text:p>39520</text:p>
          </table:table-cell>
        </table:table-row>
        <table:table-row table:style-name="ro2">
          <table:table-cell table:formula="oooc:=[.A2]+8" office:value-type="float" office:value="16">
            <text:p>16</text:p>
          </table:table-cell>
          <table:table-cell office:value-type="float" office:value="3882">
            <text:p>3882</text:p>
          </table:table-cell>
          <table:table-cell table:formula="oooc:=[.A3]*[.B3]" office:value-type="float" office:value="62112">
            <text:p>62112</text:p>
          </table:table-cell>
          <table:table-cell/>
          <table:table-cell table:style-name="ce284" table:formula="oooc:=[.E2]+8" office:value-type="float" office:value="16">
            <text:p>16</text:p>
          </table:table-cell>
          <table:table-cell office:value-type="float" office:value="4946">
            <text:p>4946</text:p>
          </table:table-cell>
          <table:table-cell table:formula="oooc:=[.E3]*[.F3]" office:value-type="float" office:value="79136">
            <text:p>79136</text:p>
          </table:table-cell>
          <table:table-cell/>
          <table:table-cell table:style-name="ce284" table:formula="oooc:=[.I2]+8" office:value-type="float" office:value="16">
            <text:p>16</text:p>
          </table:table-cell>
          <table:table-cell table:style-name="ce285" office:value-type="float" office:value="4946">
            <text:p>4946</text:p>
          </table:table-cell>
          <table:table-cell table:formula="oooc:=[.I3]*[.J3]" office:value-type="float" office:value="79136">
            <text:p>79136</text:p>
          </table:table-cell>
        </table:table-row>
        <table:table-row table:style-name="ro2">
          <table:table-cell table:formula="oooc:=[.A3]+8" office:value-type="float" office:value="24">
            <text:p>24</text:p>
          </table:table-cell>
          <table:table-cell office:value-type="float" office:value="3883">
            <text:p>3883</text:p>
          </table:table-cell>
          <table:table-cell table:formula="oooc:=[.A4]*[.B4]" office:value-type="float" office:value="93192">
            <text:p>93192</text:p>
          </table:table-cell>
          <table:table-cell/>
          <table:table-cell table:style-name="ce284" table:formula="oooc:=[.E3]+8" office:value-type="float" office:value="24">
            <text:p>24</text:p>
          </table:table-cell>
          <table:table-cell office:value-type="float" office:value="4957">
            <text:p>4957</text:p>
          </table:table-cell>
          <table:table-cell table:formula="oooc:=[.E4]*[.F4]" office:value-type="float" office:value="118968">
            <text:p>118968</text:p>
          </table:table-cell>
          <table:table-cell/>
          <table:table-cell table:style-name="ce284" table:formula="oooc:=[.I3]+8" office:value-type="float" office:value="24">
            <text:p>24</text:p>
          </table:table-cell>
          <table:table-cell table:style-name="ce285" office:value-type="float" office:value="4957">
            <text:p>4957</text:p>
          </table:table-cell>
          <table:table-cell table:formula="oooc:=[.I4]*[.J4]" office:value-type="float" office:value="118968">
            <text:p>118968</text:p>
          </table:table-cell>
        </table:table-row>
        <table:table-row table:style-name="ro2">
          <table:table-cell table:formula="oooc:=[.A4]+8" office:value-type="float" office:value="32">
            <text:p>32</text:p>
          </table:table-cell>
          <table:table-cell office:value-type="float" office:value="3884">
            <text:p>3884</text:p>
          </table:table-cell>
          <table:table-cell table:formula="oooc:=[.A5]*[.B5]" office:value-type="float" office:value="124288">
            <text:p>124288</text:p>
          </table:table-cell>
          <table:table-cell/>
          <table:table-cell table:style-name="ce284" table:formula="oooc:=[.E4]+8" office:value-type="float" office:value="32">
            <text:p>32</text:p>
          </table:table-cell>
          <table:table-cell office:value-type="float" office:value="4968">
            <text:p>4968</text:p>
          </table:table-cell>
          <table:table-cell table:formula="oooc:=[.E5]*[.F5]" office:value-type="float" office:value="158976">
            <text:p>158976</text:p>
          </table:table-cell>
          <table:table-cell/>
          <table:table-cell table:style-name="ce284" table:formula="oooc:=[.I4]+8" office:value-type="float" office:value="32">
            <text:p>32</text:p>
          </table:table-cell>
          <table:table-cell table:style-name="ce285" office:value-type="float" office:value="4968">
            <text:p>4968</text:p>
          </table:table-cell>
          <table:table-cell table:formula="oooc:=[.I5]*[.J5]" office:value-type="float" office:value="158976">
            <text:p>158976</text:p>
          </table:table-cell>
        </table:table-row>
        <table:table-row table:style-name="ro2">
          <table:table-cell table:formula="oooc:=[.A5]+8" office:value-type="float" office:value="40">
            <text:p>40</text:p>
          </table:table-cell>
          <table:table-cell office:value-type="float" office:value="3885">
            <text:p>3885</text:p>
          </table:table-cell>
          <table:table-cell table:formula="oooc:=[.A6]*[.B6]" office:value-type="float" office:value="155400">
            <text:p>155400</text:p>
          </table:table-cell>
          <table:table-cell/>
          <table:table-cell table:style-name="ce284" table:formula="oooc:=[.E5]+8" office:value-type="float" office:value="40">
            <text:p>40</text:p>
          </table:table-cell>
          <table:table-cell office:value-type="float" office:value="4978">
            <text:p>4978</text:p>
          </table:table-cell>
          <table:table-cell table:formula="oooc:=[.E6]*[.F6]" office:value-type="float" office:value="199120">
            <text:p>199120</text:p>
          </table:table-cell>
          <table:table-cell/>
          <table:table-cell table:style-name="ce284" table:formula="oooc:=[.I5]+8" office:value-type="float" office:value="40">
            <text:p>40</text:p>
          </table:table-cell>
          <table:table-cell table:style-name="ce285" office:value-type="float" office:value="4978">
            <text:p>4978</text:p>
          </table:table-cell>
          <table:table-cell table:formula="oooc:=[.I6]*[.J6]" office:value-type="float" office:value="199120">
            <text:p>199120</text:p>
          </table:table-cell>
        </table:table-row>
        <table:table-row table:style-name="ro2">
          <table:table-cell table:formula="oooc:=[.A6]+8" office:value-type="float" office:value="48">
            <text:p>48</text:p>
          </table:table-cell>
          <table:table-cell office:value-type="float" office:value="3887">
            <text:p>3887</text:p>
          </table:table-cell>
          <table:table-cell table:formula="oooc:=[.A7]*[.B7]" office:value-type="float" office:value="186576">
            <text:p>186576</text:p>
          </table:table-cell>
          <table:table-cell/>
          <table:table-cell table:style-name="ce284" table:formula="oooc:=[.E6]+8" office:value-type="float" office:value="48">
            <text:p>48</text:p>
          </table:table-cell>
          <table:table-cell office:value-type="float" office:value="4987">
            <text:p>4987</text:p>
          </table:table-cell>
          <table:table-cell table:formula="oooc:=[.E7]*[.F7]" office:value-type="float" office:value="239376">
            <text:p>239376</text:p>
          </table:table-cell>
          <table:table-cell/>
          <table:table-cell table:style-name="ce284" table:formula="oooc:=[.I6]+8" office:value-type="float" office:value="48">
            <text:p>48</text:p>
          </table:table-cell>
          <table:table-cell table:style-name="ce285" office:value-type="float" office:value="4987">
            <text:p>4987</text:p>
          </table:table-cell>
          <table:table-cell table:formula="oooc:=[.I7]*[.J7]" office:value-type="float" office:value="239376">
            <text:p>239376</text:p>
          </table:table-cell>
        </table:table-row>
        <table:table-row table:style-name="ro2">
          <table:table-cell table:formula="oooc:=[.A7]+8" office:value-type="float" office:value="56">
            <text:p>56</text:p>
          </table:table-cell>
          <table:table-cell office:value-type="float" office:value="3889">
            <text:p>3889</text:p>
          </table:table-cell>
          <table:table-cell table:formula="oooc:=[.A8]*[.B8]" office:value-type="float" office:value="217784">
            <text:p>217784</text:p>
          </table:table-cell>
          <table:table-cell/>
          <table:table-cell table:style-name="ce284" table:formula="oooc:=[.E7]+8" office:value-type="float" office:value="56">
            <text:p>56</text:p>
          </table:table-cell>
          <table:table-cell office:value-type="float" office:value="4996">
            <text:p>4996</text:p>
          </table:table-cell>
          <table:table-cell table:formula="oooc:=[.E8]*[.F8]" office:value-type="float" office:value="279776">
            <text:p>279776</text:p>
          </table:table-cell>
          <table:table-cell/>
          <table:table-cell table:style-name="ce284" table:formula="oooc:=[.I7]+8" office:value-type="float" office:value="56">
            <text:p>56</text:p>
          </table:table-cell>
          <table:table-cell table:style-name="ce285" office:value-type="float" office:value="4996">
            <text:p>4996</text:p>
          </table:table-cell>
          <table:table-cell table:formula="oooc:=[.I8]*[.J8]" office:value-type="float" office:value="279776">
            <text:p>279776</text:p>
          </table:table-cell>
        </table:table-row>
        <table:table-row table:style-name="ro2">
          <table:table-cell table:formula="oooc:=[.A8]+8" office:value-type="float" office:value="64">
            <text:p>64</text:p>
          </table:table-cell>
          <table:table-cell office:value-type="float" office:value="3890">
            <text:p>3890</text:p>
          </table:table-cell>
          <table:table-cell table:formula="oooc:=[.A9]*[.B9]" office:value-type="float" office:value="248960">
            <text:p>248960</text:p>
          </table:table-cell>
          <table:table-cell/>
          <table:table-cell table:style-name="ce284" table:formula="oooc:=[.E8]+8" office:value-type="float" office:value="64">
            <text:p>64</text:p>
          </table:table-cell>
          <table:table-cell office:value-type="float" office:value="5003">
            <text:p>5003</text:p>
          </table:table-cell>
          <table:table-cell table:formula="oooc:=[.E9]*[.F9]" office:value-type="float" office:value="320192">
            <text:p>320192</text:p>
          </table:table-cell>
          <table:table-cell/>
          <table:table-cell table:style-name="ce284" table:formula="oooc:=[.I8]+8" office:value-type="float" office:value="64">
            <text:p>64</text:p>
          </table:table-cell>
          <table:table-cell table:style-name="ce285" office:value-type="float" office:value="5003">
            <text:p>5003</text:p>
          </table:table-cell>
          <table:table-cell table:formula="oooc:=[.I9]*[.J9]" office:value-type="float" office:value="320192">
            <text:p>320192</text:p>
          </table:table-cell>
        </table:table-row>
        <table:table-row table:style-name="ro2">
          <table:table-cell table:formula="oooc:=[.A9]+8" office:value-type="float" office:value="72">
            <text:p>72</text:p>
          </table:table-cell>
          <table:table-cell office:value-type="float" office:value="3892">
            <text:p>3892</text:p>
          </table:table-cell>
          <table:table-cell table:formula="oooc:=[.A10]*[.B10]" office:value-type="float" office:value="280224">
            <text:p>280224</text:p>
          </table:table-cell>
          <table:table-cell/>
          <table:table-cell table:style-name="ce284" table:formula="oooc:=[.E9]+8" office:value-type="float" office:value="72">
            <text:p>72</text:p>
          </table:table-cell>
          <table:table-cell office:value-type="float" office:value="5011">
            <text:p>5011</text:p>
          </table:table-cell>
          <table:table-cell table:formula="oooc:=[.E10]*[.F10]" office:value-type="float" office:value="360792">
            <text:p>360792</text:p>
          </table:table-cell>
          <table:table-cell/>
          <table:table-cell table:style-name="ce284" table:formula="oooc:=[.I9]+8" office:value-type="float" office:value="72">
            <text:p>72</text:p>
          </table:table-cell>
          <table:table-cell table:style-name="ce285" office:value-type="float" office:value="5011">
            <text:p>5011</text:p>
          </table:table-cell>
          <table:table-cell table:formula="oooc:=[.I10]*[.J10]" office:value-type="float" office:value="360792">
            <text:p>360792</text:p>
          </table:table-cell>
        </table:table-row>
        <table:table-row table:style-name="ro2">
          <table:table-cell table:formula="oooc:=[.A10]+8" office:value-type="float" office:value="80">
            <text:p>80</text:p>
          </table:table-cell>
          <table:table-cell office:value-type="float" office:value="3895">
            <text:p>3895</text:p>
          </table:table-cell>
          <table:table-cell table:formula="oooc:=[.A11]*[.B11]" office:value-type="float" office:value="311600">
            <text:p>311600</text:p>
          </table:table-cell>
          <table:table-cell/>
          <table:table-cell table:style-name="ce284" table:formula="oooc:=[.E10]+8" office:value-type="float" office:value="80">
            <text:p>80</text:p>
          </table:table-cell>
          <table:table-cell office:value-type="float" office:value="5018">
            <text:p>5018</text:p>
          </table:table-cell>
          <table:table-cell table:formula="oooc:=[.E11]*[.F11]" office:value-type="float" office:value="401440">
            <text:p>401440</text:p>
          </table:table-cell>
          <table:table-cell/>
          <table:table-cell table:style-name="ce284" table:formula="oooc:=[.I10]+8" office:value-type="float" office:value="80">
            <text:p>80</text:p>
          </table:table-cell>
          <table:table-cell table:style-name="ce285" office:value-type="float" office:value="5018">
            <text:p>5018</text:p>
          </table:table-cell>
          <table:table-cell table:formula="oooc:=[.I11]*[.J11]" office:value-type="float" office:value="401440">
            <text:p>401440</text:p>
          </table:table-cell>
        </table:table-row>
        <table:table-row table:style-name="ro2">
          <table:table-cell table:formula="oooc:=[.A11]+8" office:value-type="float" office:value="88">
            <text:p>88</text:p>
          </table:table-cell>
          <table:table-cell office:value-type="float" office:value="3898">
            <text:p>3898</text:p>
          </table:table-cell>
          <table:table-cell table:formula="oooc:=[.A12]*[.B12]" office:value-type="float" office:value="343024">
            <text:p>343024</text:p>
          </table:table-cell>
          <table:table-cell/>
          <table:table-cell table:style-name="ce284" table:formula="oooc:=[.E11]+8" office:value-type="float" office:value="88">
            <text:p>88</text:p>
          </table:table-cell>
          <table:table-cell office:value-type="float" office:value="5025">
            <text:p>5025</text:p>
          </table:table-cell>
          <table:table-cell table:formula="oooc:=[.E12]*[.F12]" office:value-type="float" office:value="442200">
            <text:p>442200</text:p>
          </table:table-cell>
          <table:table-cell/>
          <table:table-cell table:style-name="ce284" table:formula="oooc:=[.I11]+8" office:value-type="float" office:value="88">
            <text:p>88</text:p>
          </table:table-cell>
          <table:table-cell table:style-name="ce285" office:value-type="float" office:value="5025">
            <text:p>5025</text:p>
          </table:table-cell>
          <table:table-cell table:formula="oooc:=[.I12]*[.J12]" office:value-type="float" office:value="442200">
            <text:p>442200</text:p>
          </table:table-cell>
        </table:table-row>
        <table:table-row table:style-name="ro2">
          <table:table-cell table:formula="oooc:=[.A12]+8" office:value-type="float" office:value="96">
            <text:p>96</text:p>
          </table:table-cell>
          <table:table-cell office:value-type="float" office:value="3900">
            <text:p>3900</text:p>
          </table:table-cell>
          <table:table-cell table:formula="oooc:=[.A13]*[.B13]" office:value-type="float" office:value="374400">
            <text:p>374400</text:p>
          </table:table-cell>
          <table:table-cell/>
          <table:table-cell office:value-type="float" office:value="92">
            <text:p>92</text:p>
          </table:table-cell>
          <table:table-cell office:value-type="float" office:value="5026">
            <text:p>5026</text:p>
          </table:table-cell>
          <table:table-cell table:formula="oooc:=[.E13]*[.F13]" office:value-type="float" office:value="462392">
            <text:p>462392</text:p>
          </table:table-cell>
          <table:table-cell/>
          <table:table-cell office:value-type="float" office:value="92">
            <text:p>92</text:p>
          </table:table-cell>
          <table:table-cell table:style-name="ce285" office:value-type="float" office:value="5026">
            <text:p>5026</text:p>
          </table:table-cell>
          <table:table-cell table:formula="oooc:=[.I13]*[.J13]" office:value-type="float" office:value="462392">
            <text:p>462392</text:p>
          </table:table-cell>
        </table:table-row>
        <table:table-row table:style-name="ro2">
          <table:table-cell table:formula="oooc:=[.A13]+8" office:value-type="float" office:value="104">
            <text:p>104</text:p>
          </table:table-cell>
          <table:table-cell office:value-type="float" office:value="3902">
            <text:p>3902</text:p>
          </table:table-cell>
          <table:table-cell table:formula="oooc:=[.A14]*[.B14]" office:value-type="float" office:value="405808">
            <text:p>405808</text:p>
          </table:table-cell>
          <table:table-cell table:number-columns-repeated="5"/>
          <table:table-cell table:formula="oooc:=[.I13]+8" office:value-type="float" office:value="100">
            <text:p>100</text:p>
          </table:table-cell>
          <table:table-cell table:style-name="ce285" table:formula="oooc:=([.C2]+[.G$13])/[.I14]" office:value-type="float" office:value="4934.4">
            <text:p>4934,4</text:p>
          </table:table-cell>
          <table:table-cell table:formula="oooc:=[.I14]*[.J14]" office:value-type="float" office:value="493440">
            <text:p>493440</text:p>
          </table:table-cell>
        </table:table-row>
        <table:table-row table:style-name="ro2">
          <table:table-cell table:formula="oooc:=[.A14]+8" office:value-type="float" office:value="112">
            <text:p>112</text:p>
          </table:table-cell>
          <table:table-cell office:value-type="float" office:value="3904">
            <text:p>3904</text:p>
          </table:table-cell>
          <table:table-cell table:formula="oooc:=[.A15]*[.B15]" office:value-type="float" office:value="437248">
            <text:p>437248</text:p>
          </table:table-cell>
          <table:table-cell table:number-columns-repeated="5"/>
          <table:table-cell table:formula="oooc:=[.I14]+8" office:value-type="float" office:value="108">
            <text:p>108</text:p>
          </table:table-cell>
          <table:table-cell table:style-name="ce285" table:formula="oooc:=([.C3]+[.G$13])/[.I15]" office:value-type="float" office:value="4856.51851851852">
            <text:p>4856,52</text:p>
          </table:table-cell>
          <table:table-cell table:formula="oooc:=[.I15]*[.J15]" office:value-type="float" office:value="524504">
            <text:p>524504</text:p>
          </table:table-cell>
        </table:table-row>
        <table:table-row table:style-name="ro2">
          <table:table-cell table:formula="oooc:=[.A15]+8" office:value-type="float" office:value="120">
            <text:p>120</text:p>
          </table:table-cell>
          <table:table-cell office:value-type="float" office:value="3905">
            <text:p>3905</text:p>
          </table:table-cell>
          <table:table-cell table:formula="oooc:=[.A16]*[.B16]" office:value-type="float" office:value="468600">
            <text:p>468600</text:p>
          </table:table-cell>
          <table:table-cell table:number-columns-repeated="5"/>
          <table:table-cell table:formula="oooc:=[.I15]+8" office:value-type="float" office:value="116">
            <text:p>116</text:p>
          </table:table-cell>
          <table:table-cell table:style-name="ce285" table:formula="oooc:=([.C4]+[.G$13])/[.I16]" office:value-type="float" office:value="4789.51724137931">
            <text:p>4789,52</text:p>
          </table:table-cell>
          <table:table-cell table:formula="oooc:=[.I16]*[.J16]" office:value-type="float" office:value="555584">
            <text:p>555584</text:p>
          </table:table-cell>
        </table:table-row>
        <table:table-row table:style-name="ro2">
          <table:table-cell table:formula="oooc:=[.A16]+8" office:value-type="float" office:value="128">
            <text:p>128</text:p>
          </table:table-cell>
          <table:table-cell office:value-type="float" office:value="3906">
            <text:p>3906</text:p>
          </table:table-cell>
          <table:table-cell table:formula="oooc:=[.A17]*[.B17]" office:value-type="float" office:value="499968">
            <text:p>499968</text:p>
          </table:table-cell>
          <table:table-cell table:number-columns-repeated="5"/>
          <table:table-cell table:formula="oooc:=[.I16]+8" office:value-type="float" office:value="124">
            <text:p>124</text:p>
          </table:table-cell>
          <table:table-cell table:style-name="ce285" table:formula="oooc:=([.C5]+[.G$13])/[.I17]" office:value-type="float" office:value="4731.29032258065">
            <text:p>4731,29</text:p>
          </table:table-cell>
          <table:table-cell table:formula="oooc:=[.I17]*[.J17]" office:value-type="float" office:value="586680">
            <text:p>586680</text:p>
          </table:table-cell>
        </table:table-row>
        <table:table-row table:style-name="ro2">
          <table:table-cell table:formula="oooc:=[.A17]+8" office:value-type="float" office:value="136">
            <text:p>136</text:p>
          </table:table-cell>
          <table:table-cell office:value-type="float" office:value="3907">
            <text:p>3907</text:p>
          </table:table-cell>
          <table:table-cell table:formula="oooc:=[.A18]*[.B18]" office:value-type="float" office:value="531352">
            <text:p>531352</text:p>
          </table:table-cell>
          <table:table-cell table:number-columns-repeated="5"/>
          <table:table-cell table:formula="oooc:=[.I17]+8" office:value-type="float" office:value="132">
            <text:p>132</text:p>
          </table:table-cell>
          <table:table-cell table:style-name="ce285" table:formula="oooc:=([.C6]+[.G$13])/[.I18]" office:value-type="float" office:value="4680.24242424242">
            <text:p>4680,24</text:p>
          </table:table-cell>
          <table:table-cell table:formula="oooc:=[.I18]*[.J18]" office:value-type="float" office:value="617792">
            <text:p>617792</text:p>
          </table:table-cell>
        </table:table-row>
        <table:table-row table:style-name="ro2">
          <table:table-cell table:formula="oooc:=[.A18]+8" office:value-type="float" office:value="144">
            <text:p>144</text:p>
          </table:table-cell>
          <table:table-cell office:value-type="float" office:value="3908">
            <text:p>3908</text:p>
          </table:table-cell>
          <table:table-cell table:formula="oooc:=[.A19]*[.B19]" office:value-type="float" office:value="562752">
            <text:p>562752</text:p>
          </table:table-cell>
          <table:table-cell table:number-columns-repeated="5"/>
          <table:table-cell table:formula="oooc:=[.I18]+8" office:value-type="float" office:value="140">
            <text:p>140</text:p>
          </table:table-cell>
          <table:table-cell table:style-name="ce285" table:formula="oooc:=([.C7]+[.G$13])/[.I19]" office:value-type="float" office:value="4635.48571428571">
            <text:p>4635,49</text:p>
          </table:table-cell>
          <table:table-cell table:formula="oooc:=[.I19]*[.J19]" office:value-type="float" office:value="648968">
            <text:p>648968</text:p>
          </table:table-cell>
        </table:table-row>
        <table:table-row table:style-name="ro2">
          <table:table-cell table:formula="oooc:=[.A19]+8" office:value-type="float" office:value="152">
            <text:p>152</text:p>
          </table:table-cell>
          <table:table-cell office:value-type="float" office:value="3909">
            <text:p>3909</text:p>
          </table:table-cell>
          <table:table-cell table:formula="oooc:=[.A20]*[.B20]" office:value-type="float" office:value="594168">
            <text:p>594168</text:p>
          </table:table-cell>
          <table:table-cell table:number-columns-repeated="5"/>
          <table:table-cell table:formula="oooc:=[.I19]+8" office:value-type="float" office:value="148">
            <text:p>148</text:p>
          </table:table-cell>
          <table:table-cell table:style-name="ce285" table:formula="oooc:=([.C8]+[.G$13])/[.I20]" office:value-type="float" office:value="4595.78378378378">
            <text:p>4595,78</text:p>
          </table:table-cell>
          <table:table-cell table:formula="oooc:=[.I20]*[.J20]" office:value-type="float" office:value="680176">
            <text:p>680176</text:p>
          </table:table-cell>
        </table:table-row>
        <table:table-row table:style-name="ro2">
          <table:table-cell table:formula="oooc:=[.A20]+8" office:value-type="float" office:value="160">
            <text:p>160</text:p>
          </table:table-cell>
          <table:table-cell office:value-type="float" office:value="3910">
            <text:p>3910</text:p>
          </table:table-cell>
          <table:table-cell table:formula="oooc:=[.A21]*[.B21]" office:value-type="float" office:value="625600">
            <text:p>625600</text:p>
          </table:table-cell>
          <table:table-cell table:number-columns-repeated="5"/>
          <table:table-cell table:formula="oooc:=[.I20]+8" office:value-type="float" office:value="156">
            <text:p>156</text:p>
          </table:table-cell>
          <table:table-cell table:style-name="ce285" table:formula="oooc:=([.C9]+[.G$13])/[.I21]" office:value-type="float" office:value="4559.94871794872">
            <text:p>4559,95</text:p>
          </table:table-cell>
          <table:table-cell table:formula="oooc:=[.I21]*[.J21]" office:value-type="float" office:value="711352">
            <text:p>711352</text:p>
          </table:table-cell>
        </table:table-row>
        <table:table-row table:style-name="ro2">
          <table:table-cell table:formula="oooc:=[.A21]+8" office:value-type="float" office:value="168">
            <text:p>168</text:p>
          </table:table-cell>
          <table:table-cell office:value-type="float" office:value="3911">
            <text:p>3911</text:p>
          </table:table-cell>
          <table:table-cell table:formula="oooc:=[.A22]*[.B22]" office:value-type="float" office:value="657048">
            <text:p>657048</text:p>
          </table:table-cell>
          <table:table-cell table:number-columns-repeated="5"/>
          <table:table-cell table:formula="oooc:=[.I21]+8" office:value-type="float" office:value="164">
            <text:p>164</text:p>
          </table:table-cell>
          <table:table-cell table:style-name="ce285" table:formula="oooc:=([.C10]+[.G$13])/[.I22]" office:value-type="float" office:value="4528.14634146341">
            <text:p>4528,15</text:p>
          </table:table-cell>
          <table:table-cell table:formula="oooc:=[.I22]*[.J22]" office:value-type="float" office:value="742616">
            <text:p>742616</text:p>
          </table:table-cell>
        </table:table-row>
        <table:table-row table:style-name="ro2">
          <table:table-cell table:formula="oooc:=[.A22]+8" office:value-type="float" office:value="176">
            <text:p>176</text:p>
          </table:table-cell>
          <table:table-cell office:value-type="float" office:value="3911">
            <text:p>3911</text:p>
          </table:table-cell>
          <table:table-cell table:formula="oooc:=[.A23]*[.B23]" office:value-type="float" office:value="688336">
            <text:p>688336</text:p>
          </table:table-cell>
          <table:table-cell table:number-columns-repeated="5"/>
          <table:table-cell table:formula="oooc:=[.I22]+8" office:value-type="float" office:value="172">
            <text:p>172</text:p>
          </table:table-cell>
          <table:table-cell table:style-name="ce285" table:formula="oooc:=([.C11]+[.G$13])/[.I23]" office:value-type="float" office:value="4499.95348837209">
            <text:p>4499,95</text:p>
          </table:table-cell>
          <table:table-cell table:formula="oooc:=[.I23]*[.J23]" office:value-type="float" office:value="773992">
            <text:p>773992</text:p>
          </table:table-cell>
        </table:table-row>
        <table:table-row table:style-name="ro2">
          <table:table-cell table:formula="oooc:=[.A23]+8" office:value-type="float" office:value="184">
            <text:p>184</text:p>
          </table:table-cell>
          <table:table-cell office:value-type="float" office:value="3912">
            <text:p>3912</text:p>
          </table:table-cell>
          <table:table-cell table:formula="oooc:=[.A24]*[.B24]" office:value-type="float" office:value="719808">
            <text:p>719808</text:p>
          </table:table-cell>
          <table:table-cell table:number-columns-repeated="5"/>
          <table:table-cell table:formula="oooc:=[.I23]+8" office:value-type="float" office:value="180">
            <text:p>180</text:p>
          </table:table-cell>
          <table:table-cell table:style-name="ce285" table:formula="oooc:=([.C12]+[.G$13])/[.I24]" office:value-type="float" office:value="4474.53333333333">
            <text:p>4474,53</text:p>
          </table:table-cell>
          <table:table-cell table:formula="oooc:=[.I24]*[.J24]" office:value-type="float" office:value="805416">
            <text:p>805416</text:p>
          </table:table-cell>
        </table:table-row>
        <table:table-row table:style-name="ro2">
          <table:table-cell table:formula="oooc:=[.A24]+8" office:value-type="float" office:value="192">
            <text:p>192</text:p>
          </table:table-cell>
          <table:table-cell office:value-type="float" office:value="3912">
            <text:p>3912</text:p>
          </table:table-cell>
          <table:table-cell table:formula="oooc:=[.A25]*[.B25]" office:value-type="float" office:value="751104">
            <text:p>751104</text:p>
          </table:table-cell>
          <table:table-cell table:number-columns-repeated="5"/>
          <table:table-cell table:formula="oooc:=[.I24]+8" office:value-type="float" office:value="188">
            <text:p>188</text:p>
          </table:table-cell>
          <table:table-cell table:style-name="ce285" table:formula="oooc:=([.C13]+[.G$13])/[.I25]" office:value-type="float" office:value="4451.02127659575">
            <text:p>4451,02</text:p>
          </table:table-cell>
          <table:table-cell table:formula="oooc:=[.I25]*[.J25]" office:value-type="float" office:value="836792">
            <text:p>836792</text:p>
          </table:table-cell>
        </table:table-row>
        <table:table-row table:style-name="ro2">
          <table:table-cell table:formula="oooc:=[.A25]+8" office:value-type="float" office:value="200">
            <text:p>200</text:p>
          </table:table-cell>
          <table:table-cell office:value-type="float" office:value="3913">
            <text:p>3913</text:p>
          </table:table-cell>
          <table:table-cell table:formula="oooc:=[.A26]*[.B26]" office:value-type="float" office:value="782600">
            <text:p>782600</text:p>
          </table:table-cell>
          <table:table-cell table:number-columns-repeated="5"/>
          <table:table-cell table:formula="oooc:=[.I25]+8" office:value-type="float" office:value="196">
            <text:p>196</text:p>
          </table:table-cell>
          <table:table-cell table:style-name="ce285" table:formula="oooc:=([.C14]+[.G$13])/[.I26]" office:value-type="float" office:value="4429.59183673469">
            <text:p>4429,59</text:p>
          </table:table-cell>
          <table:table-cell table:formula="oooc:=[.I26]*[.J26]" office:value-type="float" office:value="868200">
            <text:p>868200</text:p>
          </table:table-cell>
        </table:table-row>
        <table:table-row table:style-name="ro2">
          <table:table-cell table:formula="oooc:=[.A26]+8" office:value-type="float" office:value="208">
            <text:p>208</text:p>
          </table:table-cell>
          <table:table-cell office:value-type="float" office:value="3913">
            <text:p>3913</text:p>
          </table:table-cell>
          <table:table-cell table:formula="oooc:=[.A27]*[.B27]" office:value-type="float" office:value="813904">
            <text:p>813904</text:p>
          </table:table-cell>
          <table:table-cell table:number-columns-repeated="5"/>
          <table:table-cell table:formula="oooc:=[.I26]+8" office:value-type="float" office:value="204">
            <text:p>204</text:p>
          </table:table-cell>
          <table:table-cell table:style-name="ce285" table:formula="oooc:=([.C15]+[.G$13])/[.I27]" office:value-type="float" office:value="4410">
            <text:p>4410</text:p>
          </table:table-cell>
          <table:table-cell table:formula="oooc:=[.I27]*[.J27]" office:value-type="float" office:value="899640">
            <text:p>899640</text:p>
          </table:table-cell>
        </table:table-row>
        <table:table-row table:style-name="ro2">
          <table:table-cell table:formula="oooc:=[.A27]+8" office:value-type="float" office:value="216">
            <text:p>216</text:p>
          </table:table-cell>
          <table:table-cell office:value-type="float" office:value="3914">
            <text:p>3914</text:p>
          </table:table-cell>
          <table:table-cell table:formula="oooc:=[.A28]*[.B28]" office:value-type="float" office:value="845424">
            <text:p>845424</text:p>
          </table:table-cell>
          <table:table-cell table:number-columns-repeated="5"/>
          <table:table-cell table:formula="oooc:=[.I27]+8" office:value-type="float" office:value="212">
            <text:p>212</text:p>
          </table:table-cell>
          <table:table-cell table:style-name="ce285" table:formula="oooc:=([.C16]+[.G$13])/[.I28]" office:value-type="float" office:value="4391.47169811321">
            <text:p>4391,47</text:p>
          </table:table-cell>
          <table:table-cell table:formula="oooc:=[.I28]*[.J28]" office:value-type="float" office:value="930992">
            <text:p>930992</text:p>
          </table:table-cell>
        </table:table-row>
        <table:table-row table:style-name="ro2">
          <table:table-cell table:formula="oooc:=[.A28]+8" office:value-type="float" office:value="224">
            <text:p>224</text:p>
          </table:table-cell>
          <table:table-cell office:value-type="float" office:value="3914">
            <text:p>3914</text:p>
          </table:table-cell>
          <table:table-cell table:formula="oooc:=[.A29]*[.B29]" office:value-type="float" office:value="876736">
            <text:p>876736</text:p>
          </table:table-cell>
          <table:table-cell table:number-columns-repeated="5"/>
          <table:table-cell table:formula="oooc:=[.I28]+8" office:value-type="float" office:value="220">
            <text:p>220</text:p>
          </table:table-cell>
          <table:table-cell table:style-name="ce285" table:formula="oooc:=([.C17]+[.G$13])/[.I29]" office:value-type="float" office:value="4374.36363636364">
            <text:p>4374,36</text:p>
          </table:table-cell>
          <table:table-cell table:formula="oooc:=[.I29]*[.J29]" office:value-type="float" office:value="962360">
            <text:p>962360</text:p>
          </table:table-cell>
        </table:table-row>
        <table:table-row table:style-name="ro2">
          <table:table-cell table:formula="oooc:=[.A29]+8" office:value-type="float" office:value="232">
            <text:p>232</text:p>
          </table:table-cell>
          <table:table-cell office:value-type="float" office:value="3915">
            <text:p>3915</text:p>
          </table:table-cell>
          <table:table-cell table:formula="oooc:=[.A30]*[.B30]" office:value-type="float" office:value="908280">
            <text:p>908280</text:p>
          </table:table-cell>
          <table:table-cell table:number-columns-repeated="5"/>
          <table:table-cell table:formula="oooc:=[.I29]+8" office:value-type="float" office:value="228">
            <text:p>228</text:p>
          </table:table-cell>
          <table:table-cell table:style-name="ce285" table:formula="oooc:=([.C18]+[.G$13])/[.I30]" office:value-type="float" office:value="4358.52631578947">
            <text:p>4358,53</text:p>
          </table:table-cell>
          <table:table-cell table:formula="oooc:=[.I30]*[.J30]" office:value-type="float" office:value="993744">
            <text:p>993744</text:p>
          </table:table-cell>
        </table:table-row>
        <table:table-row table:style-name="ro2">
          <table:table-cell table:formula="oooc:=[.A30]+8" office:value-type="float" office:value="240">
            <text:p>240</text:p>
          </table:table-cell>
          <table:table-cell office:value-type="float" office:value="3915">
            <text:p>3915</text:p>
          </table:table-cell>
          <table:table-cell table:formula="oooc:=[.A31]*[.B31]" office:value-type="float" office:value="939600">
            <text:p>939600</text:p>
          </table:table-cell>
          <table:table-cell table:number-columns-repeated="5"/>
          <table:table-cell table:formula="oooc:=[.I30]+8" office:value-type="float" office:value="236">
            <text:p>236</text:p>
          </table:table-cell>
          <table:table-cell table:style-name="ce285" table:formula="oooc:=([.C19]+[.G$13])/[.I31]" office:value-type="float" office:value="4343.83050847458">
            <text:p>4343,83</text:p>
          </table:table-cell>
          <table:table-cell table:formula="oooc:=[.I31]*[.J31]" office:value-type="float" office:value="1025144">
            <text:p>1025144</text:p>
          </table:table-cell>
        </table:table-row>
        <table:table-row table:style-name="ro2">
          <table:table-cell table:formula="oooc:=[.A31]+8" office:value-type="float" office:value="248">
            <text:p>248</text:p>
          </table:table-cell>
          <table:table-cell office:value-type="float" office:value="3915">
            <text:p>3915</text:p>
          </table:table-cell>
          <table:table-cell table:formula="oooc:=[.A32]*[.B32]" office:value-type="float" office:value="970920">
            <text:p>970920</text:p>
          </table:table-cell>
          <table:table-cell table:number-columns-repeated="5"/>
          <table:table-cell table:formula="oooc:=[.I31]+8" office:value-type="float" office:value="244">
            <text:p>244</text:p>
          </table:table-cell>
          <table:table-cell table:style-name="ce285" table:formula="oooc:=([.C20]+[.G$13])/[.I32]" office:value-type="float" office:value="4330.16393442623">
            <text:p>4330,16</text:p>
          </table:table-cell>
          <table:table-cell table:formula="oooc:=[.I32]*[.J32]" office:value-type="float" office:value="1056560">
            <text:p>1056560</text:p>
          </table:table-cell>
        </table:table-row>
        <table:table-row table:style-name="ro2">
          <table:table-cell table:formula="oooc:=[.A32]+8" office:value-type="float" office:value="256">
            <text:p>256</text:p>
          </table:table-cell>
          <table:table-cell office:value-type="float" office:value="3916">
            <text:p>3916</text:p>
          </table:table-cell>
          <table:table-cell table:formula="oooc:=[.A33]*[.B33]" office:value-type="float" office:value="1002496">
            <text:p>1002496</text:p>
          </table:table-cell>
          <table:table-cell table:number-columns-repeated="5"/>
          <table:table-cell table:formula="oooc:=[.I32]+8" office:value-type="float" office:value="252">
            <text:p>252</text:p>
          </table:table-cell>
          <table:table-cell table:style-name="ce285" table:formula="oooc:=([.C21]+[.G$13])/[.I33]" office:value-type="float" office:value="4317.42857142857">
            <text:p>4317,43</text:p>
          </table:table-cell>
          <table:table-cell table:formula="oooc:=[.I33]*[.J33]" office:value-type="float" office:value="1087992">
            <text:p>1087992</text:p>
          </table:table-cell>
        </table:table-row>
        <table:table-row table:style-name="ro2">
          <table:table-cell table:formula="oooc:=[.A33]+8" office:value-type="float" office:value="264">
            <text:p>264</text:p>
          </table:table-cell>
          <table:table-cell office:value-type="float" office:value="3916">
            <text:p>3916</text:p>
          </table:table-cell>
          <table:table-cell table:formula="oooc:=[.A34]*[.B34]" office:value-type="float" office:value="1033824">
            <text:p>1033824</text:p>
          </table:table-cell>
          <table:table-cell table:number-columns-repeated="5"/>
          <table:table-cell table:formula="oooc:=[.I33]+8" office:value-type="float" office:value="260">
            <text:p>260</text:p>
          </table:table-cell>
          <table:table-cell table:style-name="ce285" table:formula="oooc:=([.C22]+[.G$13])/[.I34]" office:value-type="float" office:value="4305.53846153846">
            <text:p>4305,54</text:p>
          </table:table-cell>
          <table:table-cell table:formula="oooc:=[.I34]*[.J34]" office:value-type="float" office:value="1119440">
            <text:p>1119440</text:p>
          </table:table-cell>
        </table:table-row>
        <table:table-row table:style-name="ro2">
          <table:table-cell table:formula="oooc:=[.A34]+8" office:value-type="float" office:value="272">
            <text:p>272</text:p>
          </table:table-cell>
          <table:table-cell office:value-type="float" office:value="3916">
            <text:p>3916</text:p>
          </table:table-cell>
          <table:table-cell table:formula="oooc:=[.A35]*[.B35]" office:value-type="float" office:value="1065152">
            <text:p>1065152</text:p>
          </table:table-cell>
          <table:table-cell table:number-columns-repeated="5"/>
          <table:table-cell table:formula="oooc:=[.I34]+8" office:value-type="float" office:value="268">
            <text:p>268</text:p>
          </table:table-cell>
          <table:table-cell table:style-name="ce285" table:formula="oooc:=([.C23]+[.G$13])/[.I35]" office:value-type="float" office:value="4293.76119402985">
            <text:p>4293,76</text:p>
          </table:table-cell>
          <table:table-cell table:formula="oooc:=[.I35]*[.J35]" office:value-type="float" office:value="1150728">
            <text:p>1150728</text:p>
          </table:table-cell>
        </table:table-row>
        <table:table-row table:style-name="ro2">
          <table:table-cell table:formula="oooc:=[.A35]+8" office:value-type="float" office:value="280">
            <text:p>280</text:p>
          </table:table-cell>
          <table:table-cell office:value-type="float" office:value="3916">
            <text:p>3916</text:p>
          </table:table-cell>
          <table:table-cell table:formula="oooc:=[.A36]*[.B36]" office:value-type="float" office:value="1096480">
            <text:p>1096480</text:p>
          </table:table-cell>
          <table:table-cell table:number-columns-repeated="5"/>
          <table:table-cell table:formula="oooc:=[.I35]+8" office:value-type="float" office:value="276">
            <text:p>276</text:p>
          </table:table-cell>
          <table:table-cell table:style-name="ce285" table:formula="oooc:=([.C24]+[.G$13])/[.I36]" office:value-type="float" office:value="4283.33333333333">
            <text:p>4283,33</text:p>
          </table:table-cell>
          <table:table-cell table:formula="oooc:=[.I36]*[.J36]" office:value-type="float" office:value="1182200">
            <text:p>1182200</text:p>
          </table:table-cell>
        </table:table-row>
        <table:table-row table:style-name="ro2">
          <table:table-cell table:formula="oooc:=[.A36]+8" office:value-type="float" office:value="288">
            <text:p>288</text:p>
          </table:table-cell>
          <table:table-cell office:value-type="float" office:value="3917">
            <text:p>3917</text:p>
          </table:table-cell>
          <table:table-cell table:formula="oooc:=[.A37]*[.B37]" office:value-type="float" office:value="1128096">
            <text:p>1128096</text:p>
          </table:table-cell>
          <table:table-cell table:number-columns-repeated="5"/>
          <table:table-cell table:formula="oooc:=[.I36]+8" office:value-type="float" office:value="284">
            <text:p>284</text:p>
          </table:table-cell>
          <table:table-cell table:style-name="ce285" table:formula="oooc:=([.C25]+[.G$13])/[.I37]" office:value-type="float" office:value="4272.87323943662">
            <text:p>4272,87</text:p>
          </table:table-cell>
          <table:table-cell table:formula="oooc:=[.I37]*[.J37]" office:value-type="float" office:value="1213496">
            <text:p>1213496</text:p>
          </table:table-cell>
        </table:table-row>
        <table:table-row table:style-name="ro2">
          <table:table-cell table:formula="oooc:=[.A37]+8" office:value-type="float" office:value="296">
            <text:p>296</text:p>
          </table:table-cell>
          <table:table-cell office:value-type="float" office:value="3917">
            <text:p>3917</text:p>
          </table:table-cell>
          <table:table-cell table:formula="oooc:=[.A38]*[.B38]" office:value-type="float" office:value="1159432">
            <text:p>1159432</text:p>
          </table:table-cell>
          <table:table-cell table:number-columns-repeated="5"/>
          <table:table-cell table:formula="oooc:=[.I37]+8" office:value-type="float" office:value="292">
            <text:p>292</text:p>
          </table:table-cell>
          <table:table-cell table:style-name="ce285" table:formula="oooc:=([.C26]+[.G$13])/[.I38]" office:value-type="float" office:value="4263.67123287671">
            <text:p>4263,67</text:p>
          </table:table-cell>
          <table:table-cell table:formula="oooc:=[.I38]*[.J38]" office:value-type="float" office:value="1244992">
            <text:p>1244992</text:p>
          </table:table-cell>
        </table:table-row>
        <table:table-row table:style-name="ro2">
          <table:table-cell table:formula="oooc:=[.A38]+8" office:value-type="float" office:value="304">
            <text:p>304</text:p>
          </table:table-cell>
          <table:table-cell office:value-type="float" office:value="3917">
            <text:p>3917</text:p>
          </table:table-cell>
          <table:table-cell table:formula="oooc:=[.A39]*[.B39]" office:value-type="float" office:value="1190768">
            <text:p>1190768</text:p>
          </table:table-cell>
          <table:table-cell table:number-columns-repeated="5"/>
          <table:table-cell table:formula="oooc:=[.I38]+8" office:value-type="float" office:value="300">
            <text:p>300</text:p>
          </table:table-cell>
          <table:table-cell table:style-name="ce285" table:formula="oooc:=([.C27]+[.G$13])/[.I39]" office:value-type="float" office:value="4254.32">
            <text:p>4254,32</text:p>
          </table:table-cell>
          <table:table-cell table:formula="oooc:=[.I39]*[.J39]" office:value-type="float" office:value="1276296">
            <text:p>1276296</text:p>
          </table:table-cell>
        </table:table-row>
        <table:table-row table:style-name="ro2">
          <table:table-cell table:formula="oooc:=[.A39]+8" office:value-type="float" office:value="312">
            <text:p>312</text:p>
          </table:table-cell>
          <table:table-cell office:value-type="float" office:value="3926">
            <text:p>3926</text:p>
          </table:table-cell>
          <table:table-cell table:formula="oooc:=[.A40]*[.B40]" office:value-type="float" office:value="1224912">
            <text:p>1224912</text:p>
          </table:table-cell>
          <table:table-cell table:number-columns-repeated="5"/>
          <table:table-cell table:formula="oooc:=[.I39]+8" office:value-type="float" office:value="308">
            <text:p>308</text:p>
          </table:table-cell>
          <table:table-cell table:style-name="ce285" table:formula="oooc:=([.C28]+[.G$13])/[.I40]" office:value-type="float" office:value="4246.15584415585">
            <text:p>4246,16</text:p>
          </table:table-cell>
          <table:table-cell table:formula="oooc:=[.I40]*[.J40]" office:value-type="float" office:value="1307816">
            <text:p>1307816</text:p>
          </table:table-cell>
        </table:table-row>
        <table:table-row table:style-name="ro2">
          <table:table-cell table:formula="oooc:=[.A40]+8" office:value-type="float" office:value="320">
            <text:p>320</text:p>
          </table:table-cell>
          <table:table-cell office:value-type="float" office:value="3935">
            <text:p>3935</text:p>
          </table:table-cell>
          <table:table-cell table:formula="oooc:=[.A41]*[.B41]" office:value-type="float" office:value="1259200">
            <text:p>1259200</text:p>
          </table:table-cell>
          <table:table-cell table:number-columns-repeated="5"/>
          <table:table-cell table:formula="oooc:=[.I40]+8" office:value-type="float" office:value="316">
            <text:p>316</text:p>
          </table:table-cell>
          <table:table-cell table:style-name="ce285" table:formula="oooc:=([.C29]+[.G$13])/[.I41]" office:value-type="float" office:value="4237.74683544304">
            <text:p>4237,75</text:p>
          </table:table-cell>
          <table:table-cell table:formula="oooc:=[.I41]*[.J41]" office:value-type="float" office:value="1339128">
            <text:p>1339128</text:p>
          </table:table-cell>
        </table:table-row>
        <table:table-row table:style-name="ro2">
          <table:table-cell table:formula="oooc:=[.A41]+8" office:value-type="float" office:value="328">
            <text:p>328</text:p>
          </table:table-cell>
          <table:table-cell office:value-type="float" office:value="3943">
            <text:p>3943</text:p>
          </table:table-cell>
          <table:table-cell table:formula="oooc:=[.A42]*[.B42]" office:value-type="float" office:value="1293304">
            <text:p>1293304</text:p>
          </table:table-cell>
          <table:table-cell table:number-columns-repeated="5"/>
          <table:table-cell table:formula="oooc:=[.I41]+8" office:value-type="float" office:value="324">
            <text:p>324</text:p>
          </table:table-cell>
          <table:table-cell table:style-name="ce285" table:formula="oooc:=([.C30]+[.G$13])/[.I42]" office:value-type="float" office:value="4230.46913580247">
            <text:p>4230,47</text:p>
          </table:table-cell>
          <table:table-cell table:formula="oooc:=[.I42]*[.J42]" office:value-type="float" office:value="1370672">
            <text:p>1370672</text:p>
          </table:table-cell>
        </table:table-row>
        <table:table-row table:style-name="ro2">
          <table:table-cell table:formula="oooc:=[.A42]+8" office:value-type="float" office:value="336">
            <text:p>336</text:p>
          </table:table-cell>
          <table:table-cell office:value-type="float" office:value="3954">
            <text:p>3954</text:p>
          </table:table-cell>
          <table:table-cell table:formula="oooc:=[.A43]*[.B43]" office:value-type="float" office:value="1328544">
            <text:p>1328544</text:p>
          </table:table-cell>
          <table:table-cell table:number-columns-repeated="5"/>
          <table:table-cell table:formula="oooc:=[.I42]+8" office:value-type="float" office:value="332">
            <text:p>332</text:p>
          </table:table-cell>
          <table:table-cell table:style-name="ce285" table:formula="oooc:=([.C31]+[.G$13])/[.I43]" office:value-type="float" office:value="4222.86746987952">
            <text:p>4222,87</text:p>
          </table:table-cell>
          <table:table-cell table:formula="oooc:=[.I43]*[.J43]" office:value-type="float" office:value="1401992">
            <text:p>1401992</text:p>
          </table:table-cell>
        </table:table-row>
        <table:table-row table:style-name="ro2">
          <table:table-cell table:formula="oooc:=[.A43]+8" office:value-type="float" office:value="344">
            <text:p>344</text:p>
          </table:table-cell>
          <table:table-cell office:value-type="float" office:value="3962">
            <text:p>3962</text:p>
          </table:table-cell>
          <table:table-cell table:formula="oooc:=[.A44]*[.B44]" office:value-type="float" office:value="1362928">
            <text:p>1362928</text:p>
          </table:table-cell>
          <table:table-cell table:number-columns-repeated="5"/>
          <table:table-cell table:formula="oooc:=[.I43]+8" office:value-type="float" office:value="340">
            <text:p>340</text:p>
          </table:table-cell>
          <table:table-cell table:style-name="ce285" table:formula="oooc:=([.C32]+[.G$13])/[.I44]" office:value-type="float" office:value="4215.62352941177">
            <text:p>4215,62</text:p>
          </table:table-cell>
          <table:table-cell table:formula="oooc:=[.I44]*[.J44]" office:value-type="float" office:value="1433312">
            <text:p>1433312</text:p>
          </table:table-cell>
        </table:table-row>
        <table:table-row table:style-name="ro2">
          <table:table-cell table:formula="oooc:=[.A44]+8" office:value-type="float" office:value="352">
            <text:p>352</text:p>
          </table:table-cell>
          <table:table-cell office:value-type="float" office:value="3971">
            <text:p>3971</text:p>
          </table:table-cell>
          <table:table-cell table:formula="oooc:=[.A45]*[.B45]" office:value-type="float" office:value="1397792">
            <text:p>1397792</text:p>
          </table:table-cell>
          <table:table-cell table:number-columns-repeated="5"/>
          <table:table-cell table:formula="oooc:=[.I44]+8" office:value-type="float" office:value="348">
            <text:p>348</text:p>
          </table:table-cell>
          <table:table-cell table:style-name="ce285" table:formula="oooc:=([.C33]+[.G$13])/[.I45]" office:value-type="float" office:value="4209.44827586207">
            <text:p>4209,45</text:p>
          </table:table-cell>
          <table:table-cell table:formula="oooc:=[.I45]*[.J45]" office:value-type="float" office:value="1464888">
            <text:p>1464888</text:p>
          </table:table-cell>
        </table:table-row>
        <table:table-row table:style-name="ro2">
          <table:table-cell table:formula="oooc:=[.A45]+8" office:value-type="float" office:value="360">
            <text:p>360</text:p>
          </table:table-cell>
          <table:table-cell office:value-type="float" office:value="3978">
            <text:p>3978</text:p>
          </table:table-cell>
          <table:table-cell table:formula="oooc:=[.A46]*[.B46]" office:value-type="float" office:value="1432080">
            <text:p>1432080</text:p>
          </table:table-cell>
          <table:table-cell table:number-columns-repeated="5"/>
          <table:table-cell table:formula="oooc:=[.I45]+8" office:value-type="float" office:value="356">
            <text:p>356</text:p>
          </table:table-cell>
          <table:table-cell table:style-name="ce285" table:formula="oooc:=([.C34]+[.G$13])/[.I46]" office:value-type="float" office:value="4202.85393258427">
            <text:p>4202,85</text:p>
          </table:table-cell>
          <table:table-cell table:formula="oooc:=[.I46]*[.J46]" office:value-type="float" office:value="1496216">
            <text:p>1496216</text:p>
          </table:table-cell>
        </table:table-row>
        <table:table-row table:style-name="ro2">
          <table:table-cell table:formula="oooc:=[.A46]+8" office:value-type="float" office:value="368">
            <text:p>368</text:p>
          </table:table-cell>
          <table:table-cell office:value-type="float" office:value="3988">
            <text:p>3988</text:p>
          </table:table-cell>
          <table:table-cell table:formula="oooc:=[.A47]*[.B47]" office:value-type="float" office:value="1467584">
            <text:p>1467584</text:p>
          </table:table-cell>
          <table:table-cell table:number-columns-repeated="5"/>
          <table:table-cell table:formula="oooc:=[.I46]+8" office:value-type="float" office:value="364">
            <text:p>364</text:p>
          </table:table-cell>
          <table:table-cell table:style-name="ce285" table:formula="oooc:=([.C35]+[.G$13])/[.I47]" office:value-type="float" office:value="4196.54945054945">
            <text:p>4196,55</text:p>
          </table:table-cell>
          <table:table-cell table:formula="oooc:=[.I47]*[.J47]" office:value-type="float" office:value="1527544">
            <text:p>1527544</text:p>
          </table:table-cell>
        </table:table-row>
        <table:table-row table:style-name="ro2">
          <table:table-cell table:formula="oooc:=[.A47]+8" office:value-type="float" office:value="376">
            <text:p>376</text:p>
          </table:table-cell>
          <table:table-cell office:value-type="float" office:value="3995">
            <text:p>3995</text:p>
          </table:table-cell>
          <table:table-cell table:formula="oooc:=[.A48]*[.B48]" office:value-type="float" office:value="1502120">
            <text:p>1502120</text:p>
          </table:table-cell>
          <table:table-cell table:number-columns-repeated="5"/>
          <table:table-cell table:formula="oooc:=[.I47]+8" office:value-type="float" office:value="372">
            <text:p>372</text:p>
          </table:table-cell>
          <table:table-cell table:style-name="ce285" table:formula="oooc:=([.C36]+[.G$13])/[.I48]" office:value-type="float" office:value="4190.51612903226">
            <text:p>4190,52</text:p>
          </table:table-cell>
          <table:table-cell table:formula="oooc:=[.I48]*[.J48]" office:value-type="float" office:value="1558872">
            <text:p>1558872</text:p>
          </table:table-cell>
        </table:table-row>
        <table:table-row table:style-name="ro2">
          <table:table-cell table:formula="oooc:=[.A48]+8" office:value-type="float" office:value="384">
            <text:p>384</text:p>
          </table:table-cell>
          <table:table-cell office:value-type="float" office:value="4003">
            <text:p>4003</text:p>
          </table:table-cell>
          <table:table-cell table:formula="oooc:=[.A49]*[.B49]" office:value-type="float" office:value="1537152">
            <text:p>1537152</text:p>
          </table:table-cell>
          <table:table-cell table:number-columns-repeated="5"/>
          <table:table-cell table:formula="oooc:=[.I48]+8" office:value-type="float" office:value="380">
            <text:p>380</text:p>
          </table:table-cell>
          <table:table-cell table:style-name="ce285" table:formula="oooc:=([.C37]+[.G$13])/[.I49]" office:value-type="float" office:value="4185.49473684211">
            <text:p>4185,49</text:p>
          </table:table-cell>
          <table:table-cell table:formula="oooc:=[.I49]*[.J49]" office:value-type="float" office:value="1590488">
            <text:p>1590488</text:p>
          </table:table-cell>
        </table:table-row>
        <table:table-row table:style-name="ro2">
          <table:table-cell table:formula="oooc:=[.A49]+8" office:value-type="float" office:value="392">
            <text:p>392</text:p>
          </table:table-cell>
          <table:table-cell office:value-type="float" office:value="4010">
            <text:p>4010</text:p>
          </table:table-cell>
          <table:table-cell table:formula="oooc:=[.A50]*[.B50]" office:value-type="float" office:value="1571920">
            <text:p>1571920</text:p>
          </table:table-cell>
          <table:table-cell table:number-columns-repeated="5"/>
          <table:table-cell table:formula="oooc:=[.I49]+8" office:value-type="float" office:value="388">
            <text:p>388</text:p>
          </table:table-cell>
          <table:table-cell table:style-name="ce285" table:formula="oooc:=([.C38]+[.G$13])/[.I50]" office:value-type="float" office:value="4179.9587628866">
            <text:p>4179,96</text:p>
          </table:table-cell>
          <table:table-cell table:formula="oooc:=[.I50]*[.J50]" office:value-type="float" office:value="1621824">
            <text:p>1621824</text:p>
          </table:table-cell>
        </table:table-row>
        <table:table-row table:style-name="ro2">
          <table:table-cell table:formula="oooc:=[.A50]+8" office:value-type="float" office:value="400">
            <text:p>400</text:p>
          </table:table-cell>
          <table:table-cell office:value-type="float" office:value="4017">
            <text:p>4017</text:p>
          </table:table-cell>
          <table:table-cell table:formula="oooc:=[.A51]*[.B51]" office:value-type="float" office:value="1606800">
            <text:p>1606800</text:p>
          </table:table-cell>
          <table:table-cell table:number-columns-repeated="5"/>
          <table:table-cell table:formula="oooc:=[.I50]+8" office:value-type="float" office:value="396">
            <text:p>396</text:p>
          </table:table-cell>
          <table:table-cell table:style-name="ce285" table:formula="oooc:=([.C39]+[.G$13])/[.I51]" office:value-type="float" office:value="4174.64646464646">
            <text:p>4174,65</text:p>
          </table:table-cell>
          <table:table-cell table:formula="oooc:=[.I51]*[.J51]" office:value-type="float" office:value="1653160">
            <text:p>1653160</text:p>
          </table:table-cell>
        </table:table-row>
        <table:table-row table:style-name="ro2">
          <table:table-cell table:formula="oooc:=[.A51]+8" office:value-type="float" office:value="408">
            <text:p>408</text:p>
          </table:table-cell>
          <table:table-cell office:value-type="float" office:value="4024">
            <text:p>4024</text:p>
          </table:table-cell>
          <table:table-cell table:formula="oooc:=[.A52]*[.B52]" office:value-type="float" office:value="1641792">
            <text:p>1641792</text:p>
          </table:table-cell>
          <table:table-cell table:number-columns-repeated="5"/>
          <table:table-cell table:formula="oooc:=[.I51]+8" office:value-type="float" office:value="404">
            <text:p>404</text:p>
          </table:table-cell>
          <table:table-cell table:style-name="ce285" table:formula="oooc:=([.C40]+[.G$13])/[.I52]" office:value-type="float" office:value="4176.49504950495">
            <text:p>4176,5</text:p>
          </table:table-cell>
          <table:table-cell table:formula="oooc:=[.I52]*[.J52]" office:value-type="float" office:value="1687304">
            <text:p>1687304</text:p>
          </table:table-cell>
        </table:table-row>
        <table:table-row table:style-name="ro2">
          <table:table-cell table:formula="oooc:=[.A52]+8" office:value-type="float" office:value="416">
            <text:p>416</text:p>
          </table:table-cell>
          <table:table-cell office:value-type="float" office:value="4030">
            <text:p>4030</text:p>
          </table:table-cell>
          <table:table-cell table:formula="oooc:=[.A53]*[.B53]" office:value-type="float" office:value="1676480">
            <text:p>1676480</text:p>
          </table:table-cell>
          <table:table-cell table:number-columns-repeated="5"/>
          <table:table-cell table:formula="oooc:=[.I52]+8" office:value-type="float" office:value="412">
            <text:p>412</text:p>
          </table:table-cell>
          <table:table-cell table:style-name="ce285" table:formula="oooc:=([.C41]+[.G$13])/[.I53]" office:value-type="float" office:value="4178.6213592233">
            <text:p>4178,62</text:p>
          </table:table-cell>
          <table:table-cell table:formula="oooc:=[.I53]*[.J53]" office:value-type="float" office:value="1721592">
            <text:p>1721592</text:p>
          </table:table-cell>
        </table:table-row>
        <table:table-row table:style-name="ro2">
          <table:table-cell table:formula="oooc:=[.A53]+8" office:value-type="float" office:value="424">
            <text:p>424</text:p>
          </table:table-cell>
          <table:table-cell office:value-type="float" office:value="4034">
            <text:p>4034</text:p>
          </table:table-cell>
          <table:table-cell table:formula="oooc:=[.A54]*[.B54]" office:value-type="float" office:value="1710416">
            <text:p>1710416</text:p>
          </table:table-cell>
          <table:table-cell table:number-columns-repeated="5"/>
          <table:table-cell table:formula="oooc:=[.I53]+8" office:value-type="float" office:value="420">
            <text:p>420</text:p>
          </table:table-cell>
          <table:table-cell table:style-name="ce285" table:formula="oooc:=([.C42]+[.G$13])/[.I54]" office:value-type="float" office:value="4180.22857142857">
            <text:p>4180,23</text:p>
          </table:table-cell>
          <table:table-cell table:formula="oooc:=[.I54]*[.J54]" office:value-type="float" office:value="1755696">
            <text:p>1755696</text:p>
          </table:table-cell>
        </table:table-row>
        <table:table-row table:style-name="ro2">
          <table:table-cell table:formula="oooc:=[.A54]+8" office:value-type="float" office:value="432">
            <text:p>432</text:p>
          </table:table-cell>
          <table:table-cell office:value-type="float" office:value="4040">
            <text:p>4040</text:p>
          </table:table-cell>
          <table:table-cell table:formula="oooc:=[.A55]*[.B55]" office:value-type="float" office:value="1745280">
            <text:p>1745280</text:p>
          </table:table-cell>
          <table:table-cell table:number-columns-repeated="5"/>
          <table:table-cell table:formula="oooc:=[.I54]+8" office:value-type="float" office:value="428">
            <text:p>428</text:p>
          </table:table-cell>
          <table:table-cell table:style-name="ce285" table:formula="oooc:=([.C43]+[.G$13])/[.I55]" office:value-type="float" office:value="4184.42990654206">
            <text:p>4184,43</text:p>
          </table:table-cell>
          <table:table-cell table:formula="oooc:=[.I55]*[.J55]" office:value-type="float" office:value="1790936">
            <text:p>1790936</text:p>
          </table:table-cell>
        </table:table-row>
        <table:table-row table:style-name="ro2">
          <table:table-cell table:formula="oooc:=[.A55]+8" office:value-type="float" office:value="440">
            <text:p>440</text:p>
          </table:table-cell>
          <table:table-cell office:value-type="float" office:value="4046">
            <text:p>4046</text:p>
          </table:table-cell>
          <table:table-cell table:formula="oooc:=[.A56]*[.B56]" office:value-type="float" office:value="1780240">
            <text:p>1780240</text:p>
          </table:table-cell>
          <table:table-cell table:number-columns-repeated="5"/>
          <table:table-cell table:formula="oooc:=[.I55]+8" office:value-type="float" office:value="436">
            <text:p>436</text:p>
          </table:table-cell>
          <table:table-cell table:style-name="ce285" table:formula="oooc:=([.C44]+[.G$13])/[.I56]" office:value-type="float" office:value="4186.51376146789">
            <text:p>4186,51</text:p>
          </table:table-cell>
          <table:table-cell table:formula="oooc:=[.I56]*[.J56]" office:value-type="float" office:value="1825320">
            <text:p>1825320</text:p>
          </table:table-cell>
        </table:table-row>
        <table:table-row table:style-name="ro2">
          <table:table-cell table:formula="oooc:=[.A56]+8" office:value-type="float" office:value="448">
            <text:p>448</text:p>
          </table:table-cell>
          <table:table-cell office:value-type="float" office:value="4052">
            <text:p>4052</text:p>
          </table:table-cell>
          <table:table-cell table:formula="oooc:=[.A57]*[.B57]" office:value-type="float" office:value="1815296">
            <text:p>1815296</text:p>
          </table:table-cell>
          <table:table-cell table:number-columns-repeated="5"/>
          <table:table-cell table:formula="oooc:=[.I56]+8" office:value-type="float" office:value="444">
            <text:p>444</text:p>
          </table:table-cell>
          <table:table-cell table:style-name="ce285" table:formula="oooc:=([.C45]+[.G$13])/[.I57]" office:value-type="float" office:value="4189.6036036036">
            <text:p>4189,6</text:p>
          </table:table-cell>
          <table:table-cell table:formula="oooc:=[.I57]*[.J57]" office:value-type="float" office:value="1860184">
            <text:p>1860184</text:p>
          </table:table-cell>
        </table:table-row>
        <table:table-row table:style-name="ro2">
          <table:table-cell table:formula="oooc:=[.A57]+8" office:value-type="float" office:value="456">
            <text:p>456</text:p>
          </table:table-cell>
          <table:table-cell office:value-type="float" office:value="4057">
            <text:p>4057</text:p>
          </table:table-cell>
          <table:table-cell table:formula="oooc:=[.A58]*[.B58]" office:value-type="float" office:value="1849992">
            <text:p>1849992</text:p>
          </table:table-cell>
          <table:table-cell table:number-columns-repeated="5"/>
          <table:table-cell table:formula="oooc:=[.I57]+8" office:value-type="float" office:value="452">
            <text:p>452</text:p>
          </table:table-cell>
          <table:table-cell table:style-name="ce285" table:formula="oooc:=([.C46]+[.G$13])/[.I58]" office:value-type="float" office:value="4191.30973451327">
            <text:p>4191,31</text:p>
          </table:table-cell>
          <table:table-cell table:formula="oooc:=[.I58]*[.J58]" office:value-type="float" office:value="1894472">
            <text:p>1894472</text:p>
          </table:table-cell>
        </table:table-row>
        <table:table-row table:style-name="ro2">
          <table:table-cell table:formula="oooc:=[.A58]+8" office:value-type="float" office:value="464">
            <text:p>464</text:p>
          </table:table-cell>
          <table:table-cell office:value-type="float" office:value="4063">
            <text:p>4063</text:p>
          </table:table-cell>
          <table:table-cell table:formula="oooc:=[.A59]*[.B59]" office:value-type="float" office:value="1885232">
            <text:p>1885232</text:p>
          </table:table-cell>
          <table:table-cell table:number-columns-repeated="5"/>
          <table:table-cell table:formula="oooc:=[.I58]+8" office:value-type="float" office:value="460">
            <text:p>460</text:p>
          </table:table-cell>
          <table:table-cell table:style-name="ce285" table:formula="oooc:=([.C47]+[.G$13])/[.I59]" office:value-type="float" office:value="4195.6">
            <text:p>4195,6</text:p>
          </table:table-cell>
          <table:table-cell table:formula="oooc:=[.I59]*[.J59]" office:value-type="float" office:value="1929976">
            <text:p>1929976</text:p>
          </table:table-cell>
        </table:table-row>
        <table:table-row table:style-name="ro2">
          <table:table-cell table:formula="oooc:=[.A59]+8" office:value-type="float" office:value="472">
            <text:p>472</text:p>
          </table:table-cell>
          <table:table-cell office:value-type="float" office:value="4068">
            <text:p>4068</text:p>
          </table:table-cell>
          <table:table-cell table:formula="oooc:=[.A60]*[.B60]" office:value-type="float" office:value="1920096">
            <text:p>1920096</text:p>
          </table:table-cell>
          <table:table-cell table:number-columns-repeated="5"/>
          <table:table-cell table:formula="oooc:=[.I59]+8" office:value-type="float" office:value="468">
            <text:p>468</text:p>
          </table:table-cell>
          <table:table-cell table:style-name="ce285" table:formula="oooc:=([.C48]+[.G$13])/[.I60]" office:value-type="float" office:value="4197.67521367521">
            <text:p>4197,68</text:p>
          </table:table-cell>
          <table:table-cell table:formula="oooc:=[.I60]*[.J60]" office:value-type="float" office:value="1964512">
            <text:p>1964512</text:p>
          </table:table-cell>
        </table:table-row>
        <table:table-row table:style-name="ro2">
          <table:table-cell table:formula="oooc:=[.A60]+8" office:value-type="float" office:value="480">
            <text:p>480</text:p>
          </table:table-cell>
          <table:table-cell office:value-type="float" office:value="4075">
            <text:p>4075</text:p>
          </table:table-cell>
          <table:table-cell table:formula="oooc:=[.A61]*[.B61]" office:value-type="float" office:value="1956000">
            <text:p>1956000</text:p>
          </table:table-cell>
          <table:table-cell table:number-columns-repeated="5"/>
          <table:table-cell table:formula="oooc:=[.I60]+8" office:value-type="float" office:value="476">
            <text:p>476</text:p>
          </table:table-cell>
          <table:table-cell table:style-name="ce285" table:formula="oooc:=([.C49]+[.G$13])/[.I61]" office:value-type="float" office:value="4200.72268907563">
            <text:p>4200,72</text:p>
          </table:table-cell>
          <table:table-cell table:formula="oooc:=[.I61]*[.J61]" office:value-type="float" office:value="1999544">
            <text:p>1999544</text:p>
          </table:table-cell>
        </table:table-row>
        <table:table-row table:style-name="ro2">
          <table:table-cell table:number-columns-repeated="8"/>
          <table:table-cell table:formula="oooc:=[.I61]+8" office:value-type="float" office:value="484">
            <text:p>484</text:p>
          </table:table-cell>
          <table:table-cell table:style-name="ce285" table:formula="oooc:=([.C50]+[.G$13])/[.I62]" office:value-type="float" office:value="4203.12396694215">
            <text:p>4203,12</text:p>
          </table:table-cell>
          <table:table-cell table:formula="oooc:=[.I62]*[.J62]" office:value-type="float" office:value="2034312">
            <text:p>2034312</text:p>
          </table:table-cell>
        </table:table-row>
        <table:table-row table:style-name="ro2">
          <table:table-cell table:number-columns-repeated="8"/>
          <table:table-cell table:formula="oooc:=[.I62]+8" office:value-type="float" office:value="492">
            <text:p>492</text:p>
          </table:table-cell>
          <table:table-cell table:style-name="ce285" table:formula="oooc:=([.C51]+[.G$13])/[.I63]" office:value-type="float" office:value="4205.67479674797">
            <text:p>4205,67</text:p>
          </table:table-cell>
          <table:table-cell table:formula="oooc:=[.I63]*[.J63]" office:value-type="float" office:value="2069192">
            <text:p>2069192</text:p>
          </table:table-cell>
        </table:table-row>
        <table:table-row table:style-name="ro2">
          <table:table-cell table:number-columns-repeated="8"/>
          <table:table-cell table:formula="oooc:=[.I63]+8" office:value-type="float" office:value="500">
            <text:p>500</text:p>
          </table:table-cell>
          <table:table-cell table:style-name="ce285" table:formula="oooc:=([.C52]+[.G$13])/[.I64]" office:value-type="float" office:value="4208.368">
            <text:p>4208,37</text:p>
          </table:table-cell>
          <table:table-cell table:formula="oooc:=[.I64]*[.J64]" office:value-type="float" office:value="2104184">
            <text:p>2104184</text:p>
          </table:table-cell>
        </table:table-row>
        <table:table-row table:style-name="ro2">
          <table:table-cell table:number-columns-repeated="8"/>
          <table:table-cell table:formula="oooc:=[.I64]+8" office:value-type="float" office:value="508">
            <text:p>508</text:p>
          </table:table-cell>
          <table:table-cell table:style-name="ce285" table:formula="oooc:=([.C53]+[.G$13])/[.I65]" office:value-type="float" office:value="4210.37795275591">
            <text:p>4210,38</text:p>
          </table:table-cell>
          <table:table-cell table:formula="oooc:=[.I65]*[.J65]" office:value-type="float" office:value="2138872">
            <text:p>2138872</text:p>
          </table:table-cell>
        </table:table-row>
        <table:table-row table:style-name="ro2">
          <table:table-cell table:number-columns-repeated="8"/>
          <table:table-cell table:formula="oooc:=[.I65]+8" office:value-type="float" office:value="516">
            <text:p>516</text:p>
          </table:table-cell>
          <table:table-cell table:style-name="ce285" table:formula="oooc:=([.C54]+[.G$13])/[.I66]" office:value-type="float" office:value="4210.86821705426">
            <text:p>4210,87</text:p>
          </table:table-cell>
          <table:table-cell table:formula="oooc:=[.I66]*[.J66]" office:value-type="float" office:value="2172808">
            <text:p>2172808</text:p>
          </table:table-cell>
        </table:table-row>
        <table:table-row table:style-name="ro2">
          <table:table-cell table:number-columns-repeated="8"/>
          <table:table-cell table:formula="oooc:=[.I66]+8" office:value-type="float" office:value="524">
            <text:p>524</text:p>
          </table:table-cell>
          <table:table-cell table:style-name="ce285" table:formula="oooc:=([.C55]+[.G$13])/[.I67]" office:value-type="float" office:value="4213.11450381679">
            <text:p>4213,11</text:p>
          </table:table-cell>
          <table:table-cell table:formula="oooc:=[.I67]*[.J67]" office:value-type="float" office:value="2207672">
            <text:p>2207672</text:p>
          </table:table-cell>
        </table:table-row>
        <table:table-row table:style-name="ro2">
          <table:table-cell table:number-columns-repeated="8"/>
          <table:table-cell table:formula="oooc:=[.I67]+8" office:value-type="float" office:value="532">
            <text:p>532</text:p>
          </table:table-cell>
          <table:table-cell table:style-name="ce285" table:formula="oooc:=([.C56]+[.G$13])/[.I68]" office:value-type="float" office:value="4215.47368421053">
            <text:p>4215,47</text:p>
          </table:table-cell>
          <table:table-cell table:formula="oooc:=[.I68]*[.J68]" office:value-type="float" office:value="2242632">
            <text:p>2242632</text:p>
          </table:table-cell>
        </table:table-row>
        <table:table-row table:style-name="ro2">
          <table:table-cell table:number-columns-repeated="8"/>
          <table:table-cell table:formula="oooc:=[.I68]+8" office:value-type="float" office:value="540">
            <text:p>540</text:p>
          </table:table-cell>
          <table:table-cell table:style-name="ce285" table:formula="oooc:=([.C57]+[.G$13])/[.I69]" office:value-type="float" office:value="4217.94074074074">
            <text:p>4217,94</text:p>
          </table:table-cell>
          <table:table-cell table:formula="oooc:=[.I69]*[.J69]" office:value-type="float" office:value="2277688">
            <text:p>2277688</text:p>
          </table:table-cell>
        </table:table-row>
        <table:table-row table:style-name="ro2">
          <table:table-cell table:number-columns-repeated="8"/>
          <table:table-cell table:formula="oooc:=[.I69]+8" office:value-type="float" office:value="548">
            <text:p>548</text:p>
          </table:table-cell>
          <table:table-cell table:style-name="ce285" table:formula="oooc:=([.C58]+[.G$13])/[.I70]" office:value-type="float" office:value="4219.67883211679">
            <text:p>4219,68</text:p>
          </table:table-cell>
          <table:table-cell table:formula="oooc:=[.I70]*[.J70]" office:value-type="float" office:value="2312384">
            <text:p>2312384</text:p>
          </table:table-cell>
        </table:table-row>
        <table:table-row table:style-name="ro2">
          <table:table-cell table:number-columns-repeated="8"/>
          <table:table-cell table:formula="oooc:=[.I70]+8" office:value-type="float" office:value="556">
            <text:p>556</text:p>
          </table:table-cell>
          <table:table-cell table:style-name="ce285" table:formula="oooc:=([.C59]+[.G$13])/[.I71]" office:value-type="float" office:value="4222.34532374101">
            <text:p>4222,35</text:p>
          </table:table-cell>
          <table:table-cell table:formula="oooc:=[.I71]*[.J71]" office:value-type="float" office:value="2347624">
            <text:p>2347624</text:p>
          </table:table-cell>
        </table:table-row>
        <table:table-row table:style-name="ro2">
          <table:table-cell table:number-columns-repeated="8"/>
          <table:table-cell table:formula="oooc:=[.I71]+8" office:value-type="float" office:value="564">
            <text:p>564</text:p>
          </table:table-cell>
          <table:table-cell table:style-name="ce285" table:formula="oooc:=([.C60]+[.G$13])/[.I72]" office:value-type="float" office:value="4224.2695035461">
            <text:p>4224,27</text:p>
          </table:table-cell>
          <table:table-cell table:formula="oooc:=[.I72]*[.J72]" office:value-type="float" office:value="2382488">
            <text:p>2382488</text:p>
          </table:table-cell>
        </table:table-row>
        <table:table-row table:style-name="ro2">
          <table:table-cell table:number-columns-repeated="8"/>
          <table:table-cell table:formula="oooc:=[.I72]+8" office:value-type="float" office:value="572">
            <text:p>572</text:p>
          </table:table-cell>
          <table:table-cell table:style-name="ce285" table:formula="oooc:=([.C61]+[.G$13])/[.I73]" office:value-type="float" office:value="4227.95804195804">
            <text:p>4227,96</text:p>
          </table:table-cell>
          <table:table-cell table:formula="oooc:=[.I73]*[.J73]" office:value-type="float" office:value="2418392">
            <text:p>2418392</text:p>
          </table:table-cell>
        </table:table-row>
        <table:table-row table:style-name="ro2" table:number-rows-repeated="6546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Excel_BuiltIn_Print_Area_1" table:base-cell-address="$'EC135 JDE'.$A$1" table:cell-range-address="$'EC135 JDE'.$A$2:.$Q$51" table:range-usable-as="print-range"/>
        <table:named-range table:name="Excel_BuiltIn_Print_Area_2_1" table:base-cell-address="$'EC135 JDE'.$A$1" table:cell-range-address="$'EC135 JDE'.$A$1:.$S$47"/>
        <table:named-expression table:name="Excel_BuiltIn_Print_Area_2_1_1" table:base-cell-address="$'EC135 JDE'.$A$1" table:expression="$#REF !.$B$1:$S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ibi" svg:font-family="Alibi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/>
      <number:text> Kg</number:text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14">
      <number:number number:decimal-places="0" number:min-integer-digits="0"/>
    </number:number-style>
    <number:number-style style:name="N116P0" style:volatile="true">
      <number:text>VRAI</number:text>
    </number:number-style>
    <number:number-style style:name="N116P1" style:volatile="true">
      <number:text>VRAI</number:text>
    </number:number-style>
    <number:number-style style:name="N116">
      <number:text>FAUX</number:text>
      <style:map style:condition="value()&gt;0" style:apply-style-name="N116P0"/>
      <style:map style:condition="value()&lt;0" style:apply-style-name="N116P1"/>
    </number:number-style>
    <number:number-style style:name="N117">
      <number:number number:decimal-places="2" number:min-integer-digits="1"/>
      <number:text> kg</number:text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ft</number:text>
    </number:number-style>
    <number:number-style style:name="N120">
      <number:number number:decimal-places="0" number:min-integer-digits="1"/>
      <number:text> °C</number:text>
    </number:number-style>
    <number:number-style style:name="N121">
      <number:number number:decimal-places="0" number:min-integer-digits="1"/>
      <number:text> °</number:text>
    </number:number-style>
    <number:number-style style:name="N122">
      <number:number number:decimal-places="0" number:min-integer-digits="1"/>
      <number:text> Kts</number:text>
    </number:number-style>
    <number:number-style style:name="N123">
      <number:number number:decimal-places="0" number:min-integer-digits="1"/>
      <number:text> ° / </number:text>
    </number:number-style>
    <number:number-style style:name="N124">
      <number:number number:decimal-places="0" number:min-integer-digits="1"/>
      <number:text> Kg /</number:text>
    </number:number-style>
    <number:number-style style:name="N125">
      <number:number number:decimal-places="0" number:min-integer-digits="1"/>
      <number:text> mm</number:text>
    </number:number-style>
    <number:number-style style:name="N126">
      <number:number number:decimal-places="2" number:min-integer-digits="2" number:grouping="true"/>
    </number:number-style>
    <number:number-style style:name="N127">
      <number:number number:decimal-places="0" number:min-integer-digits="2"/>
    </number:number-style>
    <number:number-style style:name="N128">
      <number:number number:decimal-places="2" number:min-integer-digits="2"/>
    </number:number-style>
    <number:number-style style:name="N129">
      <number:number number:decimal-places="0" number:min-integer-digits="1"/>
      <number:text> m</number:text>
    </number:number-style>
    <number:number-style style:name="N130">
      <number:number number:decimal-places="0" number:min-integer-digits="1"/>
      <number:text> L</number:text>
    </number:number-style>
    <number:number-style style:name="N131">
      <number:number number:decimal-places="0" number:min-integer-digits="1"/>
      <number:text>  Kg</number:text>
    </number:number-style>
    <number:number-style style:name="N132">
      <number:number number:decimal-places="0" number:min-integer-digits="1"/>
      <number:text> POB</number:text>
    </number:number-style>
    <number:number-style style:name="N133">
      <number:text>C.P </number:text>
      <number:number number:decimal-places="0" number:min-integer-digits="1"/>
    </number:number-style>
    <number:number-style style:name="N134">
      <number:number number:decimal-places="0" number:min-integer-digits="1"/>
      <number:text> min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00ff00"/>
    </style:style>
    <style:style style:name="Excel_5f_CondFormat_5f_1_5f_2_5f_1" style:display-name="Excel_CondFormat_1_2_1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ccffff"/>
    </style:style>
    <style:style style:name="Excel_5f_CondFormat_5f_1_5f_4_5f_1" style:display-name="Excel_CondFormat_1_4_1" style:family="table-cell" style:parent-style-name="Default">
      <style:table-cell-properties fo:background-color="#ccffff"/>
    </style:style>
    <style:style style:name="Masse_20_Ok" style:display-name="Masse Ok" style:family="table-cell" style:parent-style-name="Default" style:data-style-name="N108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8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Masse_20_pas_20_Ok" style:display-name="Masse pas Ok" style:family="table-cell" style:parent-style-name="Default" style:data-style-name="N108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draw:marker draw:name="Extrémité_20_de_20_ligne_20_1" draw:display-name="Extrémité de ligne 1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6cm" fo:margin-left="0.9cm" fo:margin-right="0.9cm" style:first-page-number="continue" style:scale-to-X="1" style:scale-to-Y="1" style:table-centering="horizontal" style:writing-mode="lr-tb"/>
      <style:header-style>
        <style:header-footer-properties fo:min-height="0.751cm" fo:margin-left="1cm" fo:margin-right="1cm" fo:margin-bottom="0.554cm"/>
      </style:header-style>
      <style:footer-style>
        <style:header-footer-properties fo:min-height="0.751cm" fo:margin-left="1cm" fo:margin-right="1cm" fo:margin-top="0.189cm"/>
      </style:footer-style>
    </style:page-layout>
    <style:page-layout style:name="Mpm4">
      <style:page-layout-properties fo:page-width="29.7cm" fo:page-height="21.001cm" style:num-format="1" style:print-orientation="landscape" fo:margin-top="0.432cm" fo:margin-bottom="0.889cm" fo:margin-left="2.159cm" fo:margin-right="1.9cm" style:first-page-number="continue" style:scale-to="85%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" style:family="text">
      <style:text-properties fo:font-size="6pt" fo:font-style="italic"/>
    </style:style>
    <style:style style:name="MT3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/12/2011</text:date>, <text:time>20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MJDA" style:display-name="PageStyle_FMJDA" style:page-layout-name="Mpm3">
      <style:header>
        <text:p><text:span text:style-name="MT1">POIDS ET CENTRAGE EC 135 </text:span></text:p>
      </style:header>
      <style:header-left style:display="false">
        <text:p><text:span text:style-name="MT1">POIDS ET CENTRAGE EC 135 </text:span></text:p>
      </style:header-left>
      <style:footer>
        <style:region-left>
          <text:p><text:span text:style-name="MT2">@ C.E CISOWSKI &amp; MDC VARLET</text:span></text:p>
        </style:region-left>
      </style:footer>
      <style:footer-left style:display="false">
        <text:p><text:span text:style-name="MT3">by D. Berndt, ECD</text:span></text:p>
      </style:footer-left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07-07T17:27:26</meta:creation-date>
    <dc:date>2011-12-26T20:38:45.84</dc:date>
    <meta:print-date>2010-01-25T22:00:30</meta:print-date>
    <dc:language>fr-FR</dc:language>
    <meta:editing-cycles>142</meta:editing-cycles>
    <meta:editing-duration>PT1116H18M23S</meta:editing-duration>
    <meta:document-statistic meta:table-count="3" meta:cell-count="1075" meta:object-count="34"/>
    <meta:user-defined meta:name="Info 1"/>
    <meta:user-defined meta:name="Info 2"/>
    <meta:user-defined meta:name="Info 3"/>
    <meta:user-defined meta:name="Info 4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Private Sub CommandButton1_Click()
Rem Commande1_Click
Rem End Sub
Rem 
Rem Private Sub OptionButton1_Click()
Rem Commande1_Click
Rem End Sub
Rem 
Rem Private Sub ToggleButton1_Click()
Rem 
Rem End Sub
Rem 
Rem Private Sub CheckBox1_Click()
Rem 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euil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/>
    </style:style>
    <style:style style:name="ch2" style:family="chart">
      <style:chart-properties chart:symbol-type="automatic" chart:include-hidden-cells="false" chart:treat-empty-cells="ignore" chart:spline-order="3" chart:series-source="rows"/>
    </style:style>
    <style:style style:name="ch3" style:family="chart" style:data-style-name="N0">
      <style:chart-properties chart:display-label="true" chart:tick-marks-minor-inner="true" chart:tick-marks-minor-outer="false" chart:logarithmic="false" chart:minimum="4150" chart:maximum="4600" chart:origin="4150" chart:interval-major="50" chart:interval-minor-divisor="5" chart:reverse-direction="false" text:line-break="false" chart:label-arrangement="side-by-side" chart:link-data-style-to-source="false" chart:axis-position="1400" chart:axis-label-position="outside-minimum" chart:tick-mark-position="at-labels"/>
      <style:graphic-properties svg:stroke-color="#b3b3b3"/>
      <style:text-properties fo:color="#000000" style:text-position="0% 58%" fo:font-size="7.69999980926514pt" style:font-family-asian="'Lucida Sans Unicode'" style:font-size-asian="7.69999980926514pt" style:font-family-complex="Arial" style:font-size-complex="7.69999980926514pt"/>
    </style:style>
    <style:style style:name="ch4" style:family="chart">
      <style:chart-properties style:rotation-angle="0"/>
      <style:graphic-properties draw:fill-color="#ffffff"/>
      <style:text-properties fo:color="#000000" style:text-position="0% 58%" fo:font-size="7.69999980926514pt" fo:font-weight="bold" style:font-family-asian="'Lucida Sans Unicode'" style:font-size-asian="7.69999980926514pt" style:font-weight-asian="bold" style:font-family-complex="Arial" style:font-size-complex="7.69999980926514pt" style:font-weight-complex="bold"/>
    </style:style>
    <style:style style:name="ch5" style:family="chart">
      <style:graphic-properties svg:stroke-width="0.035cm"/>
    </style:style>
    <style:style style:name="ch6" style:family="chart" style:data-style-name="N0">
      <style:chart-properties chart:display-label="true" chart:tick-marks-minor-inner="true" chart:tick-marks-minor-outer="false" chart:logarithmic="false" chart:minimum="1400" chart:maximum="3000" chart:origin="1400" chart:interval-major="200" chart:interval-minor-divisor="4" chart:reverse-direction="false" text:line-break="false" chart:label-arrangement="side-by-side" chart:link-data-style-to-source="false" chart:axis-position="4150" chart:axis-label-position="outside-minimum" chart:tick-mark-position="at-labels"/>
      <style:graphic-properties svg:stroke-color="#b3b3b3"/>
      <style:text-properties fo:color="#000000" style:text-position="0% 58%" fo:font-size="7.69999980926514pt" style:font-family-asian="'Lucida Sans Unicode'" style:font-size-asian="7.69999980926514pt" style:font-family-complex="Arial" style:font-size-complex="7.69999980926514pt"/>
    </style:style>
    <style:style style:name="ch7" style:family="chart">
      <style:chart-properties style:rotation-angle="90"/>
      <style:graphic-properties draw:fill-color="#ffffff"/>
      <style:text-properties fo:color="#000000" style:text-position="0% 58%" fo:font-size="7.69999980926514pt" fo:font-weight="bold" style:font-family-asian="'Lucida Sans Unicode'" style:font-size-asian="7.69999980926514pt" style:font-weight-asian="bold" style:font-family-complex="Arial" style:font-size-complex="7.69999980926514pt" style:font-weight-complex="bold"/>
    </style:style>
    <style:style style:name="ch8" style:family="chart" style:data-style-name="N0">
      <style:chart-properties chart:symbol-type="named-symbol" chart:symbol-name="diamond" chart:symbol-width="0.211cm" chart:symbol-height="0.211cm"/>
      <style:graphic-properties draw:stroke="none" svg:stroke-color="#000080" draw:fill-color="#000080"/>
      <style:text-properties fo:font-size="5.69999980926514pt" style:font-family-asian="'Lucida Sans Unicode'" style:font-size-asian="5.69999980926514pt" style:font-family-complex="Tahoma" style:font-size-complex="5.69999980926514pt"/>
    </style:style>
    <style:style style:name="ch9" style:family="chart">
      <style:chart-properties chart:solid-type="cuboid" chart:symbol-type="named-symbol" chart:symbol-name="diamond" chart:symbol-width="0.211cm" chart:symbol-height="0.211cm"/>
    </style:style>
    <style:style style:name="ch10" style:family="chart">
      <style:chart-properties chart:solid-type="cuboid" chart:symbol-type="named-symbol" chart:symbol-name="diamond" chart:symbol-width="0.211cm" chart:symbol-height="0.211cm"/>
      <style:graphic-properties svg:stroke-color="#ff3333" draw:fill-color="#ff3333"/>
    </style:style>
    <style:style style:name="ch11" style:family="chart">
      <style:chart-properties chart:solid-type="cuboid" chart:symbol-type="named-symbol" chart:symbol-name="diamond" chart:symbol-width="0.211cm" chart:symbol-height="0.211cm"/>
      <style:graphic-properties svg:stroke-color="#00ff00" draw:fill-color="#00ff00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47cm" svg:height="15.979cm" xlink:href=".." chart:class="chart:scatter" chart:style-name="ch1">
        <chart:plot-area chart:style-name="ch2" table:cell-range-address="'EC135 JDE'.H10:'EC135 JDE'.R10 'EC135 JDE'.H17:'EC135 JDE'.R17" svg:x="0.207cm" svg:y="0.307cm" svg:width="10.05cm" svg:height="15.406cm">
          <chart:axis chart:dimension="x" chart:name="primary-x" chart:style-name="ch3">
            <chart:title svg:x="3.82cm" svg:y="13.218cm" chart:style-name="ch4">
              <text:p>FWD   X-STA (mm)   AFT</text:p>
            </chart:title>
            <chart:grid chart:style-name="ch5" chart:class="major"/>
          </chart:axis>
          <chart:axis chart:dimension="y" chart:name="primary-y" chart:style-name="ch6">
            <chart:title svg:x="0.208cm" svg:y="8.337cm" chart:style-name="ch7">
              <text:p>Gross Mass (kg)</text:p>
            </chart:title>
            <chart:grid chart:style-name="ch5" chart:class="major"/>
          </chart:axis>
          <chart:series chart:style-name="ch8" chart:values-cell-range-address="'EC135 JDE'.H17:'EC135 JDE'.R17" chart:class="chart:scatter">
            <chart:domain table:cell-range-address="'EC135 JDE'.H10:'EC135 JDE'.R10"/>
            <chart:data-point chart:style-name="ch9"/>
            <chart:data-point chart:repeated="8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Ligne 10</text:p>
              </table:table-cell>
              <table:table-cell office:value-type="float" office:value="4227.3">
                <text:p text:id="'EC135 JDE'.H10:'EC135 JDE'.R10">4227.3</text:p>
              </table:table-cell>
              <table:table-cell office:value-type="float" office:value="4369">
                <text:p>4369</text:p>
              </table:table-cell>
              <table:table-cell office:value-type="float" office:value="4555">
                <text:p>4555</text:p>
              </table:table-cell>
              <table:table-cell office:value-type="float" office:value="4187">
                <text:p>4187</text:p>
              </table:table-cell>
              <table:table-cell office:value-type="float" office:value="4227.3">
                <text:p>4227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Ligne 17</text:p>
              </table:table-cell>
              <table:table-cell office:value-type="float" office:value="2910">
                <text:p text:id="'EC135 JDE'.H17:'EC135 JDE'.R17">2910</text:p>
              </table:table-cell>
              <table:table-cell office:value-type="float" office:value="2910">
                <text:p>291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910">
                <text:p>29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11.82">
                <text:p>2411.82</text:p>
              </table:table-cell>
              <table:table-cell office:value-type="float" office:value="2408.82">
                <text:p>2408.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